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2.887cm"/>
    </style:style>
    <style:style style:name="co4" style:family="table-column">
      <style:table-column-properties fo:break-before="auto" style:column-width="15.5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00</text:p>
          </table:table-cell>
          <table:table-cell office:value-type="string" calcext:value-type="string">
            <text:p>0.00000000</text:p>
          </table:table-cell>
          <table:table-cell table:formula="of:=CONCATENATE( &quot;&lt;wavetrack name=|start| channel=|2| linked=|0| mute=|0| solo=|0| height=|150| minimized=|1| isSelected=|0| rate=|44100| gain=|1.0| pan=|0.0|&gt;   &lt;waveclip offset=|&quot;;[.F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art| channel=|2| linked=|0| mute=|0| solo=|0| height=|150| minimized=|1| isSelected=|0| rate=|44100| gain=|1.0| pan=|0.0|&gt;   &lt;waveclip offset=|0.0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art| channel=|2| linked=|0| mute=|0| solo=|0| height=|150| minimized=|1| isSelected=|0| rate=|44100| gain=|1.0| pan=|0.0|&gt; <text:s text:c="2"/>&lt;waveclip offset=|0.0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VLOOKUP([.B2]; [Sheet2.$A$1:.$K$22]; 4)" office:value-type="float" office:value="8.47" calcext:value-type="float">
            <text:p>8,47</text:p>
          </table:table-cell>
          <table:table-cell table:formula="of:=[.D1]+[.D2]" office:value-type="float" office:value="8.47" calcext:value-type="float">
            <text:p>8,47000000</text:p>
          </table:table-cell>
          <table:table-cell office:value-type="string" calcext:value-type="string">
            <text:p>8.47000000</text:p>
          </table:table-cell>
          <table:table-cell table:formula="of:=CONCATENATE( &quot;&lt;wavetrack name=|step-&quot;;[.B2]-1;&quot;.&quot;;[.C2];&quot;| channel=|2| linked=|0| mute=|0| solo=|0| height=|150| minimized=|1| isSelected=|0| rate=|44100| gain=|1.0| pan=|0.0|&gt;   &lt;waveclip offset=|&quot;;[.F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1| channel=|2| linked=|0| mute=|0| solo=|0| height=|150| minimized=|1| isSelected=|0| rate=|44100| gain=|1.0| pan=|0.0|&gt;   &lt;waveclip offset=|8.4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1| channel=|2| linked=|0| mute=|0| solo=|0| height=|150| minimized=|1| isSelected=|0| rate=|44100| gain=|1.0| pan=|0.0|&gt; <text:s text:c="2"/>&lt;waveclip offset=|8.4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B3]; [Sheet2.$A$1:.$K$22]; 4)" office:value-type="float" office:value="8.47" calcext:value-type="float">
            <text:p>8,47</text:p>
          </table:table-cell>
          <table:table-cell table:formula="of:=[.E2]+[.D3]" office:value-type="float" office:value="16.94" calcext:value-type="float">
            <text:p>16,94000000</text:p>
          </table:table-cell>
          <table:table-cell office:value-type="string" calcext:value-type="string">
            <text:p>16.94000000</text:p>
          </table:table-cell>
          <table:table-cell table:formula="of:=CONCATENATE( &quot;&lt;wavetrack name=|step-&quot;;[.B3]-1;&quot;.&quot;;[.C3];&quot;| channel=|2| linked=|0| mute=|0| solo=|0| height=|150| minimized=|1| isSelected=|0| rate=|44100| gain=|1.0| pan=|0.0|&gt;   &lt;waveclip offset=|&quot;;[.F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2| channel=|2| linked=|0| mute=|0| solo=|0| height=|150| minimized=|1| isSelected=|0| rate=|44100| gain=|1.0| pan=|0.0|&gt;   &lt;waveclip offset=|16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2| channel=|2| linked=|0| mute=|0| solo=|0| height=|150| minimized=|1| isSelected=|0| rate=|44100| gain=|1.0| pan=|0.0|&gt; <text:s text:c="2"/>&lt;waveclip offset=|16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.B4]; [Sheet2.$A$1:.$K$22]; 4)" office:value-type="float" office:value="8.47" calcext:value-type="float">
            <text:p>8,47</text:p>
          </table:table-cell>
          <table:table-cell table:formula="of:=[.E3]+[.D4]" office:value-type="float" office:value="25.41" calcext:value-type="float">
            <text:p>25,41000000</text:p>
          </table:table-cell>
          <table:table-cell office:value-type="string" calcext:value-type="string">
            <text:p>25.41000000</text:p>
          </table:table-cell>
          <table:table-cell table:formula="of:=CONCATENATE( &quot;&lt;wavetrack name=|step-&quot;;[.B4]-1;&quot;.&quot;;[.C4];&quot;| channel=|2| linked=|0| mute=|0| solo=|0| height=|150| minimized=|1| isSelected=|0| rate=|44100| gain=|1.0| pan=|0.0|&gt;   &lt;waveclip offset=|&quot;;[.F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3| channel=|2| linked=|0| mute=|0| solo=|0| height=|150| minimized=|1| isSelected=|0| rate=|44100| gain=|1.0| pan=|0.0|&gt;   &lt;waveclip offset=|25.4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3| channel=|2| linked=|0| mute=|0| solo=|0| height=|150| minimized=|1| isSelected=|0| rate=|44100| gain=|1.0| pan=|0.0|&gt; <text:s text:c="2"/>&lt;waveclip offset=|25.4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B5]; [Sheet2.$A$1:.$K$22]; 4)" office:value-type="float" office:value="8.47" calcext:value-type="float">
            <text:p>8,47</text:p>
          </table:table-cell>
          <table:table-cell table:formula="of:=[.E4]+[.D5]" office:value-type="float" office:value="33.88" calcext:value-type="float">
            <text:p>33,88000000</text:p>
          </table:table-cell>
          <table:table-cell office:value-type="string" calcext:value-type="string">
            <text:p>33.88000000</text:p>
          </table:table-cell>
          <table:table-cell table:formula="of:=CONCATENATE( &quot;&lt;wavetrack name=|step-&quot;;[.B5]-1;&quot;.&quot;;[.C5];&quot;| channel=|2| linked=|0| mute=|0| solo=|0| height=|150| minimized=|1| isSelected=|0| rate=|44100| gain=|1.0| pan=|0.0|&gt;   &lt;waveclip offset=|&quot;;[.F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4| channel=|2| linked=|0| mute=|0| solo=|0| height=|150| minimized=|1| isSelected=|0| rate=|44100| gain=|1.0| pan=|0.0|&gt;   &lt;waveclip offset=|33.8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4| channel=|2| linked=|0| mute=|0| solo=|0| height=|150| minimized=|1| isSelected=|0| rate=|44100| gain=|1.0| pan=|0.0|&gt; <text:s text:c="2"/>&lt;waveclip offset=|33.8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.B6]; [Sheet2.$A$1:.$K$22]; 4)" office:value-type="float" office:value="8.47" calcext:value-type="float">
            <text:p>8,47</text:p>
          </table:table-cell>
          <table:table-cell table:formula="of:=[.E5]+[.D6]" office:value-type="float" office:value="42.35" calcext:value-type="float">
            <text:p>42,35000000</text:p>
          </table:table-cell>
          <table:table-cell office:value-type="string" calcext:value-type="string">
            <text:p>42.35000000</text:p>
          </table:table-cell>
          <table:table-cell table:formula="of:=CONCATENATE( &quot;&lt;wavetrack name=|step-&quot;;[.B6]-1;&quot;.&quot;;[.C6];&quot;| channel=|2| linked=|0| mute=|0| solo=|0| height=|150| minimized=|1| isSelected=|0| rate=|44100| gain=|1.0| pan=|0.0|&gt;   &lt;waveclip offset=|&quot;;[.F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5| channel=|2| linked=|0| mute=|0| solo=|0| height=|150| minimized=|1| isSelected=|0| rate=|44100| gain=|1.0| pan=|0.0|&gt;   &lt;waveclip offset=|42.35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5| channel=|2| linked=|0| mute=|0| solo=|0| height=|150| minimized=|1| isSelected=|0| rate=|44100| gain=|1.0| pan=|0.0|&gt; <text:s text:c="2"/>&lt;waveclip offset=|42.35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.B7]; [Sheet2.$A$1:.$K$22]; 4)" office:value-type="float" office:value="8.47" calcext:value-type="float">
            <text:p>8,47</text:p>
          </table:table-cell>
          <table:table-cell table:formula="of:=[.E6]+[.D7]" office:value-type="float" office:value="50.82" calcext:value-type="float">
            <text:p>50,82000000</text:p>
          </table:table-cell>
          <table:table-cell office:value-type="string" calcext:value-type="string">
            <text:p>50.82000000</text:p>
          </table:table-cell>
          <table:table-cell table:formula="of:=CONCATENATE( &quot;&lt;wavetrack name=|step-&quot;;[.B7]-1;&quot;.&quot;;[.C7];&quot;| channel=|2| linked=|0| mute=|0| solo=|0| height=|150| minimized=|1| isSelected=|0| rate=|44100| gain=|1.0| pan=|0.0|&gt;   &lt;waveclip offset=|&quot;;[.F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6| channel=|2| linked=|0| mute=|0| solo=|0| height=|150| minimized=|1| isSelected=|0| rate=|44100| gain=|1.0| pan=|0.0|&gt;   &lt;waveclip offset=|50.8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6| channel=|2| linked=|0| mute=|0| solo=|0| height=|150| minimized=|1| isSelected=|0| rate=|44100| gain=|1.0| pan=|0.0|&gt; <text:s text:c="2"/>&lt;waveclip offset=|50.8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VLOOKUP([.B8]; [Sheet2.$A$1:.$K$22]; 4)" office:value-type="float" office:value="8.47" calcext:value-type="float">
            <text:p>8,47</text:p>
          </table:table-cell>
          <table:table-cell table:formula="of:=[.E7]+[.D8]" office:value-type="float" office:value="59.29" calcext:value-type="float">
            <text:p>59,29000000</text:p>
          </table:table-cell>
          <table:table-cell office:value-type="string" calcext:value-type="string">
            <text:p>59.29000000</text:p>
          </table:table-cell>
          <table:table-cell table:formula="of:=CONCATENATE( &quot;&lt;wavetrack name=|step-&quot;;[.B8]-1;&quot;.&quot;;[.C8];&quot;| channel=|2| linked=|0| mute=|0| solo=|0| height=|150| minimized=|1| isSelected=|0| rate=|44100| gain=|1.0| pan=|0.0|&gt;   &lt;waveclip offset=|&quot;;[.F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7| channel=|2| linked=|0| mute=|0| solo=|0| height=|150| minimized=|1| isSelected=|0| rate=|44100| gain=|1.0| pan=|0.0|&gt;   &lt;waveclip offset=|59.2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7| channel=|2| linked=|0| mute=|0| solo=|0| height=|150| minimized=|1| isSelected=|0| rate=|44100| gain=|1.0| pan=|0.0|&gt; <text:s text:c="2"/>&lt;waveclip offset=|59.2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2:.B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.B9]; [Sheet2.$A$1:.$K$22]; 4)" office:value-type="float" office:value="8.47" calcext:value-type="float">
            <text:p>8,47</text:p>
          </table:table-cell>
          <table:table-cell table:formula="of:=[.E8]+[.D9]" office:value-type="float" office:value="67.76" calcext:value-type="float">
            <text:p>67,76000000</text:p>
          </table:table-cell>
          <table:table-cell office:value-type="string" calcext:value-type="string">
            <text:p>67.76000000</text:p>
          </table:table-cell>
          <table:table-cell table:formula="of:=CONCATENATE( &quot;&lt;wavetrack name=|step-&quot;;[.B9]-1;&quot;.&quot;;[.C9];&quot;| channel=|2| linked=|0| mute=|0| solo=|0| height=|150| minimized=|1| isSelected=|0| rate=|44100| gain=|1.0| pan=|0.0|&gt;   &lt;waveclip offset=|&quot;;[.F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0.8| channel=|2| linked=|0| mute=|0| solo=|0| height=|150| minimized=|1| isSelected=|0| rate=|44100| gain=|1.0| pan=|0.0|&gt;   &lt;waveclip offset=|67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0.8| channel=|2| linked=|0| mute=|0| solo=|0| height=|150| minimized=|1| isSelected=|0| rate=|44100| gain=|1.0| pan=|0.0|&gt; <text:s text:c="2"/>&lt;waveclip offset=|67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.B10]; [Sheet2.$A$1:.$K$22]; 4)" office:value-type="float" office:value="8" calcext:value-type="float">
            <text:p>8</text:p>
          </table:table-cell>
          <table:table-cell table:formula="of:=[.E9]+[.D10]" office:value-type="float" office:value="75.76" calcext:value-type="float">
            <text:p>75,76000000</text:p>
          </table:table-cell>
          <table:table-cell office:value-type="string" calcext:value-type="string">
            <text:p>75.76000000</text:p>
          </table:table-cell>
          <table:table-cell table:formula="of:=CONCATENATE( &quot;&lt;wavetrack name=|step-&quot;;[.B10]-1;&quot;.&quot;;[.C10];&quot;| channel=|2| linked=|0| mute=|0| solo=|0| height=|150| minimized=|1| isSelected=|0| rate=|44100| gain=|1.0| pan=|0.0|&gt;   &lt;waveclip offset=|&quot;;[.F1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1| channel=|2| linked=|0| mute=|0| solo=|0| height=|150| minimized=|1| isSelected=|0| rate=|44100| gain=|1.0| pan=|0.0|&gt;   &lt;waveclip offset=|75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1| channel=|2| linked=|0| mute=|0| solo=|0| height=|150| minimized=|1| isSelected=|0| rate=|44100| gain=|1.0| pan=|0.0|&gt; <text:s text:c="2"/>&lt;waveclip offset=|75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VLOOKUP([.B11]; [Sheet2.$A$1:.$K$22]; 4)" office:value-type="float" office:value="8" calcext:value-type="float">
            <text:p>8</text:p>
          </table:table-cell>
          <table:table-cell table:formula="of:=[.E10]+[.D11]" office:value-type="float" office:value="83.76" calcext:value-type="float">
            <text:p>83,76000000</text:p>
          </table:table-cell>
          <table:table-cell office:value-type="string" calcext:value-type="string">
            <text:p>83.76000000</text:p>
          </table:table-cell>
          <table:table-cell table:formula="of:=CONCATENATE( &quot;&lt;wavetrack name=|step-&quot;;[.B11]-1;&quot;.&quot;;[.C11];&quot;| channel=|2| linked=|0| mute=|0| solo=|0| height=|150| minimized=|1| isSelected=|0| rate=|44100| gain=|1.0| pan=|0.0|&gt;   &lt;waveclip offset=|&quot;;[.F1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2| channel=|2| linked=|0| mute=|0| solo=|0| height=|150| minimized=|1| isSelected=|0| rate=|44100| gain=|1.0| pan=|0.0|&gt;   &lt;waveclip offset=|83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2| channel=|2| linked=|0| mute=|0| solo=|0| height=|150| minimized=|1| isSelected=|0| rate=|44100| gain=|1.0| pan=|0.0|&gt; <text:s text:c="2"/>&lt;waveclip offset=|83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B12]; [Sheet2.$A$1:.$K$22]; 4)" office:value-type="float" office:value="8" calcext:value-type="float">
            <text:p>8</text:p>
          </table:table-cell>
          <table:table-cell table:formula="of:=[.E11]+[.D12]" office:value-type="float" office:value="91.76" calcext:value-type="float">
            <text:p>91,76000000</text:p>
          </table:table-cell>
          <table:table-cell office:value-type="string" calcext:value-type="string">
            <text:p>91.76000000</text:p>
          </table:table-cell>
          <table:table-cell table:formula="of:=CONCATENATE( &quot;&lt;wavetrack name=|step-&quot;;[.B12]-1;&quot;.&quot;;[.C12];&quot;| channel=|2| linked=|0| mute=|0| solo=|0| height=|150| minimized=|1| isSelected=|0| rate=|44100| gain=|1.0| pan=|0.0|&gt;   &lt;waveclip offset=|&quot;;[.F1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3| channel=|2| linked=|0| mute=|0| solo=|0| height=|150| minimized=|1| isSelected=|0| rate=|44100| gain=|1.0| pan=|0.0|&gt;   &lt;waveclip offset=|91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3| channel=|2| linked=|0| mute=|0| solo=|0| height=|150| minimized=|1| isSelected=|0| rate=|44100| gain=|1.0| pan=|0.0|&gt; <text:s text:c="2"/>&lt;waveclip offset=|91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B13]; [Sheet2.$A$1:.$K$22]; 4)" office:value-type="float" office:value="8" calcext:value-type="float">
            <text:p>8</text:p>
          </table:table-cell>
          <table:table-cell table:formula="of:=[.E12]+[.D13]" office:value-type="float" office:value="99.76" calcext:value-type="float">
            <text:p>99,76000000</text:p>
          </table:table-cell>
          <table:table-cell office:value-type="string" calcext:value-type="string">
            <text:p>99.76000000</text:p>
          </table:table-cell>
          <table:table-cell table:formula="of:=CONCATENATE( &quot;&lt;wavetrack name=|step-&quot;;[.B13]-1;&quot;.&quot;;[.C13];&quot;| channel=|2| linked=|0| mute=|0| solo=|0| height=|150| minimized=|1| isSelected=|0| rate=|44100| gain=|1.0| pan=|0.0|&gt;   &lt;waveclip offset=|&quot;;[.F1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4| channel=|2| linked=|0| mute=|0| solo=|0| height=|150| minimized=|1| isSelected=|0| rate=|44100| gain=|1.0| pan=|0.0|&gt;   &lt;waveclip offset=|99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4| channel=|2| linked=|0| mute=|0| solo=|0| height=|150| minimized=|1| isSelected=|0| rate=|44100| gain=|1.0| pan=|0.0|&gt; <text:s text:c="2"/>&lt;waveclip offset=|99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.B14]; [Sheet2.$A$1:.$K$22]; 4)" office:value-type="float" office:value="8" calcext:value-type="float">
            <text:p>8</text:p>
          </table:table-cell>
          <table:table-cell table:formula="of:=[.E13]+[.D14]" office:value-type="float" office:value="107.76" calcext:value-type="float">
            <text:p>107,76000000</text:p>
          </table:table-cell>
          <table:table-cell office:value-type="string" calcext:value-type="string">
            <text:p>107.76000000</text:p>
          </table:table-cell>
          <table:table-cell table:formula="of:=CONCATENATE( &quot;&lt;wavetrack name=|step-&quot;;[.B14]-1;&quot;.&quot;;[.C14];&quot;| channel=|2| linked=|0| mute=|0| solo=|0| height=|150| minimized=|1| isSelected=|0| rate=|44100| gain=|1.0| pan=|0.0|&gt;   &lt;waveclip offset=|&quot;;[.F1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5| channel=|2| linked=|0| mute=|0| solo=|0| height=|150| minimized=|1| isSelected=|0| rate=|44100| gain=|1.0| pan=|0.0|&gt;   &lt;waveclip offset=|107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5| channel=|2| linked=|0| mute=|0| solo=|0| height=|150| minimized=|1| isSelected=|0| rate=|44100| gain=|1.0| pan=|0.0|&gt; <text:s text:c="2"/>&lt;waveclip offset=|107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.B15]; [Sheet2.$A$1:.$K$22]; 4)" office:value-type="float" office:value="8" calcext:value-type="float">
            <text:p>8</text:p>
          </table:table-cell>
          <table:table-cell table:formula="of:=[.E14]+[.D15]" office:value-type="float" office:value="115.76" calcext:value-type="float">
            <text:p>115,76000000</text:p>
          </table:table-cell>
          <table:table-cell office:value-type="string" calcext:value-type="string">
            <text:p>115.76000000</text:p>
          </table:table-cell>
          <table:table-cell table:formula="of:=CONCATENATE( &quot;&lt;wavetrack name=|step-&quot;;[.B15]-1;&quot;.&quot;;[.C15];&quot;| channel=|2| linked=|0| mute=|0| solo=|0| height=|150| minimized=|1| isSelected=|0| rate=|44100| gain=|1.0| pan=|0.0|&gt;   &lt;waveclip offset=|&quot;;[.F1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6| channel=|2| linked=|0| mute=|0| solo=|0| height=|150| minimized=|1| isSelected=|0| rate=|44100| gain=|1.0| pan=|0.0|&gt;   &lt;waveclip offset=|115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6| channel=|2| linked=|0| mute=|0| solo=|0| height=|150| minimized=|1| isSelected=|0| rate=|44100| gain=|1.0| pan=|0.0|&gt; <text:s text:c="2"/>&lt;waveclip offset=|115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.B16]; [Sheet2.$A$1:.$K$22]; 4)" office:value-type="float" office:value="8" calcext:value-type="float">
            <text:p>8</text:p>
          </table:table-cell>
          <table:table-cell table:formula="of:=[.E15]+[.D16]" office:value-type="float" office:value="123.76" calcext:value-type="float">
            <text:p>123,76000000</text:p>
          </table:table-cell>
          <table:table-cell office:value-type="string" calcext:value-type="string">
            <text:p>123.76000000</text:p>
          </table:table-cell>
          <table:table-cell table:formula="of:=CONCATENATE( &quot;&lt;wavetrack name=|step-&quot;;[.B16]-1;&quot;.&quot;;[.C16];&quot;| channel=|2| linked=|0| mute=|0| solo=|0| height=|150| minimized=|1| isSelected=|0| rate=|44100| gain=|1.0| pan=|0.0|&gt;   &lt;waveclip offset=|&quot;;[.F1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7| channel=|2| linked=|0| mute=|0| solo=|0| height=|150| minimized=|1| isSelected=|0| rate=|44100| gain=|1.0| pan=|0.0|&gt;   &lt;waveclip offset=|123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7| channel=|2| linked=|0| mute=|0| solo=|0| height=|150| minimized=|1| isSelected=|0| rate=|44100| gain=|1.0| pan=|0.0|&gt; <text:s text:c="2"/>&lt;waveclip offset=|123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0:.B17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VLOOKUP([.B17]; [Sheet2.$A$1:.$K$22]; 4)" office:value-type="float" office:value="8" calcext:value-type="float">
            <text:p>8</text:p>
          </table:table-cell>
          <table:table-cell table:formula="of:=[.E16]+[.D17]" office:value-type="float" office:value="131.76" calcext:value-type="float">
            <text:p>131,76000000</text:p>
          </table:table-cell>
          <table:table-cell office:value-type="string" calcext:value-type="string">
            <text:p>131.76000000</text:p>
          </table:table-cell>
          <table:table-cell table:formula="of:=CONCATENATE( &quot;&lt;wavetrack name=|step-&quot;;[.B17]-1;&quot;.&quot;;[.C17];&quot;| channel=|2| linked=|0| mute=|0| solo=|0| height=|150| minimized=|1| isSelected=|0| rate=|44100| gain=|1.0| pan=|0.0|&gt;   &lt;waveclip offset=|&quot;;[.F1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.8| channel=|2| linked=|0| mute=|0| solo=|0| height=|150| minimized=|1| isSelected=|0| rate=|44100| gain=|1.0| pan=|0.0|&gt;   &lt;waveclip offset=|131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.8| channel=|2| linked=|0| mute=|0| solo=|0| height=|150| minimized=|1| isSelected=|0| rate=|44100| gain=|1.0| pan=|0.0|&gt; <text:s text:c="2"/>&lt;waveclip offset=|131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B18]; [Sheet2.$A$1:.$K$22]; 4)" office:value-type="float" office:value="7.58" calcext:value-type="float">
            <text:p>7,58</text:p>
          </table:table-cell>
          <table:table-cell table:formula="of:=[.E17]+[.D18]" office:value-type="float" office:value="139.34" calcext:value-type="float">
            <text:p>139,34000000</text:p>
          </table:table-cell>
          <table:table-cell office:value-type="string" calcext:value-type="string">
            <text:p>139.34000000</text:p>
          </table:table-cell>
          <table:table-cell table:formula="of:=CONCATENATE( &quot;&lt;wavetrack name=|step-&quot;;[.B18]-1;&quot;.&quot;;[.C18];&quot;| channel=|2| linked=|0| mute=|0| solo=|0| height=|150| minimized=|1| isSelected=|0| rate=|44100| gain=|1.0| pan=|0.0|&gt;   &lt;waveclip offset=|&quot;;[.F1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1| channel=|2| linked=|0| mute=|0| solo=|0| height=|150| minimized=|1| isSelected=|0| rate=|44100| gain=|1.0| pan=|0.0|&gt;   &lt;waveclip offset=|139.3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1| channel=|2| linked=|0| mute=|0| solo=|0| height=|150| minimized=|1| isSelected=|0| rate=|44100| gain=|1.0| pan=|0.0|&gt; <text:s text:c="2"/>&lt;waveclip offset=|139.3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.B19]; [Sheet2.$A$1:.$K$22]; 4)" office:value-type="float" office:value="7.58" calcext:value-type="float">
            <text:p>7,58</text:p>
          </table:table-cell>
          <table:table-cell table:formula="of:=[.E18]+[.D19]" office:value-type="float" office:value="146.92" calcext:value-type="float">
            <text:p>146,92000000</text:p>
          </table:table-cell>
          <table:table-cell office:value-type="string" calcext:value-type="string">
            <text:p>146.92000000</text:p>
          </table:table-cell>
          <table:table-cell table:formula="of:=CONCATENATE( &quot;&lt;wavetrack name=|step-&quot;;[.B19]-1;&quot;.&quot;;[.C19];&quot;| channel=|2| linked=|0| mute=|0| solo=|0| height=|150| minimized=|1| isSelected=|0| rate=|44100| gain=|1.0| pan=|0.0|&gt;   &lt;waveclip offset=|&quot;;[.F1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2| channel=|2| linked=|0| mute=|0| solo=|0| height=|150| minimized=|1| isSelected=|0| rate=|44100| gain=|1.0| pan=|0.0|&gt;   &lt;waveclip offset=|146.9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2| channel=|2| linked=|0| mute=|0| solo=|0| height=|150| minimized=|1| isSelected=|0| rate=|44100| gain=|1.0| pan=|0.0|&gt; <text:s text:c="2"/>&lt;waveclip offset=|146.9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VLOOKUP([.B20]; [Sheet2.$A$1:.$K$22]; 4)" office:value-type="float" office:value="7.58" calcext:value-type="float">
            <text:p>7,58</text:p>
          </table:table-cell>
          <table:table-cell table:formula="of:=[.E19]+[.D20]" office:value-type="float" office:value="154.5" calcext:value-type="float">
            <text:p>154,50000000</text:p>
          </table:table-cell>
          <table:table-cell office:value-type="string" calcext:value-type="string">
            <text:p>154.50000000</text:p>
          </table:table-cell>
          <table:table-cell table:formula="of:=CONCATENATE( &quot;&lt;wavetrack name=|step-&quot;;[.B20]-1;&quot;.&quot;;[.C20];&quot;| channel=|2| linked=|0| mute=|0| solo=|0| height=|150| minimized=|1| isSelected=|0| rate=|44100| gain=|1.0| pan=|0.0|&gt;   &lt;waveclip offset=|&quot;;[.F2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3| channel=|2| linked=|0| mute=|0| solo=|0| height=|150| minimized=|1| isSelected=|0| rate=|44100| gain=|1.0| pan=|0.0|&gt;   &lt;waveclip offset=|154.5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3| channel=|2| linked=|0| mute=|0| solo=|0| height=|150| minimized=|1| isSelected=|0| rate=|44100| gain=|1.0| pan=|0.0|&gt; <text:s text:c="2"/>&lt;waveclip offset=|154.5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B21]; [Sheet2.$A$1:.$K$22]; 4)" office:value-type="float" office:value="7.58" calcext:value-type="float">
            <text:p>7,58</text:p>
          </table:table-cell>
          <table:table-cell table:formula="of:=[.E20]+[.D21]" office:value-type="float" office:value="162.08" calcext:value-type="float">
            <text:p>162,08000000</text:p>
          </table:table-cell>
          <table:table-cell office:value-type="string" calcext:value-type="string">
            <text:p>162.08000000</text:p>
          </table:table-cell>
          <table:table-cell table:formula="of:=CONCATENATE( &quot;&lt;wavetrack name=|step-&quot;;[.B21]-1;&quot;.&quot;;[.C21];&quot;| channel=|2| linked=|0| mute=|0| solo=|0| height=|150| minimized=|1| isSelected=|0| rate=|44100| gain=|1.0| pan=|0.0|&gt;   &lt;waveclip offset=|&quot;;[.F2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4| channel=|2| linked=|0| mute=|0| solo=|0| height=|150| minimized=|1| isSelected=|0| rate=|44100| gain=|1.0| pan=|0.0|&gt;   &lt;waveclip offset=|162.0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4| channel=|2| linked=|0| mute=|0| solo=|0| height=|150| minimized=|1| isSelected=|0| rate=|44100| gain=|1.0| pan=|0.0|&gt; <text:s text:c="2"/>&lt;waveclip offset=|162.0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B22]; [Sheet2.$A$1:.$K$22]; 4)" office:value-type="float" office:value="7.58" calcext:value-type="float">
            <text:p>7,58</text:p>
          </table:table-cell>
          <table:table-cell table:formula="of:=[.E21]+[.D22]" office:value-type="float" office:value="169.66" calcext:value-type="float">
            <text:p>169,66000000</text:p>
          </table:table-cell>
          <table:table-cell office:value-type="string" calcext:value-type="string">
            <text:p>169.66000000</text:p>
          </table:table-cell>
          <table:table-cell table:formula="of:=CONCATENATE( &quot;&lt;wavetrack name=|step-&quot;;[.B22]-1;&quot;.&quot;;[.C22];&quot;| channel=|2| linked=|0| mute=|0| solo=|0| height=|150| minimized=|1| isSelected=|0| rate=|44100| gain=|1.0| pan=|0.0|&gt;   &lt;waveclip offset=|&quot;;[.F2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5| channel=|2| linked=|0| mute=|0| solo=|0| height=|150| minimized=|1| isSelected=|0| rate=|44100| gain=|1.0| pan=|0.0|&gt;   &lt;waveclip offset=|169.6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5| channel=|2| linked=|0| mute=|0| solo=|0| height=|150| minimized=|1| isSelected=|0| rate=|44100| gain=|1.0| pan=|0.0|&gt; <text:s text:c="2"/>&lt;waveclip offset=|169.6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.B23]; [Sheet2.$A$1:.$K$22]; 4)" office:value-type="float" office:value="7.58" calcext:value-type="float">
            <text:p>7,58</text:p>
          </table:table-cell>
          <table:table-cell table:formula="of:=[.E22]+[.D23]" office:value-type="float" office:value="177.24" calcext:value-type="float">
            <text:p>177,24000000</text:p>
          </table:table-cell>
          <table:table-cell office:value-type="string" calcext:value-type="string">
            <text:p>177.24000000</text:p>
          </table:table-cell>
          <table:table-cell table:formula="of:=CONCATENATE( &quot;&lt;wavetrack name=|step-&quot;;[.B23]-1;&quot;.&quot;;[.C23];&quot;| channel=|2| linked=|0| mute=|0| solo=|0| height=|150| minimized=|1| isSelected=|0| rate=|44100| gain=|1.0| pan=|0.0|&gt;   &lt;waveclip offset=|&quot;;[.F2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6| channel=|2| linked=|0| mute=|0| solo=|0| height=|150| minimized=|1| isSelected=|0| rate=|44100| gain=|1.0| pan=|0.0|&gt;   &lt;waveclip offset=|177.2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6| channel=|2| linked=|0| mute=|0| solo=|0| height=|150| minimized=|1| isSelected=|0| rate=|44100| gain=|1.0| pan=|0.0|&gt; <text:s text:c="2"/>&lt;waveclip offset=|177.2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.B24]; [Sheet2.$A$1:.$K$22]; 4)" office:value-type="float" office:value="7.58" calcext:value-type="float">
            <text:p>7,58</text:p>
          </table:table-cell>
          <table:table-cell table:formula="of:=[.E23]+[.D24]" office:value-type="float" office:value="184.82" calcext:value-type="float">
            <text:p>184,82000000</text:p>
          </table:table-cell>
          <table:table-cell office:value-type="string" calcext:value-type="string">
            <text:p>184.82000000</text:p>
          </table:table-cell>
          <table:table-cell table:formula="of:=CONCATENATE( &quot;&lt;wavetrack name=|step-&quot;;[.B24]-1;&quot;.&quot;;[.C24];&quot;| channel=|2| linked=|0| mute=|0| solo=|0| height=|150| minimized=|1| isSelected=|0| rate=|44100| gain=|1.0| pan=|0.0|&gt;   &lt;waveclip offset=|&quot;;[.F2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7| channel=|2| linked=|0| mute=|0| solo=|0| height=|150| minimized=|1| isSelected=|0| rate=|44100| gain=|1.0| pan=|0.0|&gt;   &lt;waveclip offset=|184.8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7| channel=|2| linked=|0| mute=|0| solo=|0| height=|150| minimized=|1| isSelected=|0| rate=|44100| gain=|1.0| pan=|0.0|&gt; <text:s text:c="2"/>&lt;waveclip offset=|184.8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8:.B25]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VLOOKUP([.B25]; [Sheet2.$A$1:.$K$22]; 4)" office:value-type="float" office:value="7.58" calcext:value-type="float">
            <text:p>7,58</text:p>
          </table:table-cell>
          <table:table-cell table:formula="of:=[.E24]+[.D25]" office:value-type="float" office:value="192.4" calcext:value-type="float">
            <text:p>192,40000000</text:p>
          </table:table-cell>
          <table:table-cell office:value-type="string" calcext:value-type="string">
            <text:p>192.40000000</text:p>
          </table:table-cell>
          <table:table-cell table:formula="of:=CONCATENATE( &quot;&lt;wavetrack name=|step-&quot;;[.B25]-1;&quot;.&quot;;[.C25];&quot;| channel=|2| linked=|0| mute=|0| solo=|0| height=|150| minimized=|1| isSelected=|0| rate=|44100| gain=|1.0| pan=|0.0|&gt;   &lt;waveclip offset=|&quot;;[.F2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.8| channel=|2| linked=|0| mute=|0| solo=|0| height=|150| minimized=|1| isSelected=|0| rate=|44100| gain=|1.0| pan=|0.0|&gt;   &lt;waveclip offset=|192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.8| channel=|2| linked=|0| mute=|0| solo=|0| height=|150| minimized=|1| isSelected=|0| rate=|44100| gain=|1.0| pan=|0.0|&gt; <text:s text:c="2"/>&lt;waveclip offset=|192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B26]; [Sheet2.$A$1:.$K$22]; 4)" office:value-type="float" office:value="7.2" calcext:value-type="float">
            <text:p>7,2</text:p>
          </table:table-cell>
          <table:table-cell table:formula="of:=[.E25]+[.D26]" office:value-type="float" office:value="199.6" calcext:value-type="float">
            <text:p>199,60000000</text:p>
          </table:table-cell>
          <table:table-cell office:value-type="string" calcext:value-type="string">
            <text:p>199.60000000</text:p>
          </table:table-cell>
          <table:table-cell table:formula="of:=CONCATENATE( &quot;&lt;wavetrack name=|step-&quot;;[.B26]-1;&quot;.&quot;;[.C26];&quot;| channel=|2| linked=|0| mute=|0| solo=|0| height=|150| minimized=|1| isSelected=|0| rate=|44100| gain=|1.0| pan=|0.0|&gt;   &lt;waveclip offset=|&quot;;[.F2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1| channel=|2| linked=|0| mute=|0| solo=|0| height=|150| minimized=|1| isSelected=|0| rate=|44100| gain=|1.0| pan=|0.0|&gt;   &lt;waveclip offset=|199.6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1| channel=|2| linked=|0| mute=|0| solo=|0| height=|150| minimized=|1| isSelected=|0| rate=|44100| gain=|1.0| pan=|0.0|&gt; <text:s text:c="2"/>&lt;waveclip offset=|199.6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.B27]; [Sheet2.$A$1:.$K$22]; 4)" office:value-type="float" office:value="7.2" calcext:value-type="float">
            <text:p>7,2</text:p>
          </table:table-cell>
          <table:table-cell table:formula="of:=[.E26]+[.D27]" office:value-type="float" office:value="206.8" calcext:value-type="float">
            <text:p>206,80000000</text:p>
          </table:table-cell>
          <table:table-cell office:value-type="string" calcext:value-type="string">
            <text:p>206.80000000</text:p>
          </table:table-cell>
          <table:table-cell table:formula="of:=CONCATENATE( &quot;&lt;wavetrack name=|step-&quot;;[.B27]-1;&quot;.&quot;;[.C27];&quot;| channel=|2| linked=|0| mute=|0| solo=|0| height=|150| minimized=|1| isSelected=|0| rate=|44100| gain=|1.0| pan=|0.0|&gt;   &lt;waveclip offset=|&quot;;[.F2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2| channel=|2| linked=|0| mute=|0| solo=|0| height=|150| minimized=|1| isSelected=|0| rate=|44100| gain=|1.0| pan=|0.0|&gt;   &lt;waveclip offset=|206.8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2| channel=|2| linked=|0| mute=|0| solo=|0| height=|150| minimized=|1| isSelected=|0| rate=|44100| gain=|1.0| pan=|0.0|&gt; <text:s text:c="2"/>&lt;waveclip offset=|206.8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.B28]; [Sheet2.$A$1:.$K$22]; 4)" office:value-type="float" office:value="7.2" calcext:value-type="float">
            <text:p>7,2</text:p>
          </table:table-cell>
          <table:table-cell table:formula="of:=[.E27]+[.D28]" office:value-type="float" office:value="214" calcext:value-type="float">
            <text:p>214,00000000</text:p>
          </table:table-cell>
          <table:table-cell office:value-type="string" calcext:value-type="string">
            <text:p>214.00000000</text:p>
          </table:table-cell>
          <table:table-cell table:formula="of:=CONCATENATE( &quot;&lt;wavetrack name=|step-&quot;;[.B28]-1;&quot;.&quot;;[.C28];&quot;| channel=|2| linked=|0| mute=|0| solo=|0| height=|150| minimized=|1| isSelected=|0| rate=|44100| gain=|1.0| pan=|0.0|&gt;   &lt;waveclip offset=|&quot;;[.F2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3| channel=|2| linked=|0| mute=|0| solo=|0| height=|150| minimized=|1| isSelected=|0| rate=|44100| gain=|1.0| pan=|0.0|&gt;   &lt;waveclip offset=|214.0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3| channel=|2| linked=|0| mute=|0| solo=|0| height=|150| minimized=|1| isSelected=|0| rate=|44100| gain=|1.0| pan=|0.0|&gt; <text:s text:c="2"/>&lt;waveclip offset=|214.0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VLOOKUP([.B29]; [Sheet2.$A$1:.$K$22]; 4)" office:value-type="float" office:value="7.2" calcext:value-type="float">
            <text:p>7,2</text:p>
          </table:table-cell>
          <table:table-cell table:formula="of:=[.E28]+[.D29]" office:value-type="float" office:value="221.2" calcext:value-type="float">
            <text:p>221,20000000</text:p>
          </table:table-cell>
          <table:table-cell office:value-type="string" calcext:value-type="string">
            <text:p>221.20000000</text:p>
          </table:table-cell>
          <table:table-cell table:formula="of:=CONCATENATE( &quot;&lt;wavetrack name=|step-&quot;;[.B29]-1;&quot;.&quot;;[.C29];&quot;| channel=|2| linked=|0| mute=|0| solo=|0| height=|150| minimized=|1| isSelected=|0| rate=|44100| gain=|1.0| pan=|0.0|&gt;   &lt;waveclip offset=|&quot;;[.F2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4| channel=|2| linked=|0| mute=|0| solo=|0| height=|150| minimized=|1| isSelected=|0| rate=|44100| gain=|1.0| pan=|0.0|&gt;   &lt;waveclip offset=|221.2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4| channel=|2| linked=|0| mute=|0| solo=|0| height=|150| minimized=|1| isSelected=|0| rate=|44100| gain=|1.0| pan=|0.0|&gt; <text:s text:c="2"/>&lt;waveclip offset=|221.2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.B30]; [Sheet2.$A$1:.$K$22]; 4)" office:value-type="float" office:value="7.2" calcext:value-type="float">
            <text:p>7,2</text:p>
          </table:table-cell>
          <table:table-cell table:formula="of:=[.E29]+[.D30]" office:value-type="float" office:value="228.4" calcext:value-type="float">
            <text:p>228,40000000</text:p>
          </table:table-cell>
          <table:table-cell office:value-type="string" calcext:value-type="string">
            <text:p>228.40000000</text:p>
          </table:table-cell>
          <table:table-cell table:formula="of:=CONCATENATE( &quot;&lt;wavetrack name=|step-&quot;;[.B30]-1;&quot;.&quot;;[.C30];&quot;| channel=|2| linked=|0| mute=|0| solo=|0| height=|150| minimized=|1| isSelected=|0| rate=|44100| gain=|1.0| pan=|0.0|&gt;   &lt;waveclip offset=|&quot;;[.F3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5| channel=|2| linked=|0| mute=|0| solo=|0| height=|150| minimized=|1| isSelected=|0| rate=|44100| gain=|1.0| pan=|0.0|&gt;   &lt;waveclip offset=|228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5| channel=|2| linked=|0| mute=|0| solo=|0| height=|150| minimized=|1| isSelected=|0| rate=|44100| gain=|1.0| pan=|0.0|&gt; <text:s text:c="2"/>&lt;waveclip offset=|228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.B31]; [Sheet2.$A$1:.$K$22]; 4)" office:value-type="float" office:value="7.2" calcext:value-type="float">
            <text:p>7,2</text:p>
          </table:table-cell>
          <table:table-cell table:formula="of:=[.E30]+[.D31]" office:value-type="float" office:value="235.6" calcext:value-type="float">
            <text:p>235,60000000</text:p>
          </table:table-cell>
          <table:table-cell office:value-type="string" calcext:value-type="string">
            <text:p>235.60000000</text:p>
          </table:table-cell>
          <table:table-cell table:formula="of:=CONCATENATE( &quot;&lt;wavetrack name=|step-&quot;;[.B31]-1;&quot;.&quot;;[.C31];&quot;| channel=|2| linked=|0| mute=|0| solo=|0| height=|150| minimized=|1| isSelected=|0| rate=|44100| gain=|1.0| pan=|0.0|&gt;   &lt;waveclip offset=|&quot;;[.F3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6| channel=|2| linked=|0| mute=|0| solo=|0| height=|150| minimized=|1| isSelected=|0| rate=|44100| gain=|1.0| pan=|0.0|&gt;   &lt;waveclip offset=|235.6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6| channel=|2| linked=|0| mute=|0| solo=|0| height=|150| minimized=|1| isSelected=|0| rate=|44100| gain=|1.0| pan=|0.0|&gt; <text:s text:c="2"/>&lt;waveclip offset=|235.6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.B32]; [Sheet2.$A$1:.$K$22]; 4)" office:value-type="float" office:value="7.2" calcext:value-type="float">
            <text:p>7,2</text:p>
          </table:table-cell>
          <table:table-cell table:formula="of:=[.E31]+[.D32]" office:value-type="float" office:value="242.8" calcext:value-type="float">
            <text:p>242,80000000</text:p>
          </table:table-cell>
          <table:table-cell office:value-type="string" calcext:value-type="string">
            <text:p>242.80000000</text:p>
          </table:table-cell>
          <table:table-cell table:formula="of:=CONCATENATE( &quot;&lt;wavetrack name=|step-&quot;;[.B32]-1;&quot;.&quot;;[.C32];&quot;| channel=|2| linked=|0| mute=|0| solo=|0| height=|150| minimized=|1| isSelected=|0| rate=|44100| gain=|1.0| pan=|0.0|&gt;   &lt;waveclip offset=|&quot;;[.F3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7| channel=|2| linked=|0| mute=|0| solo=|0| height=|150| minimized=|1| isSelected=|0| rate=|44100| gain=|1.0| pan=|0.0|&gt;   &lt;waveclip offset=|242.8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7| channel=|2| linked=|0| mute=|0| solo=|0| height=|150| minimized=|1| isSelected=|0| rate=|44100| gain=|1.0| pan=|0.0|&gt; <text:s text:c="2"/>&lt;waveclip offset=|242.8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VLOOKUP([.B33]; [Sheet2.$A$1:.$K$22]; 4)" office:value-type="float" office:value="7.2" calcext:value-type="float">
            <text:p>7,2</text:p>
          </table:table-cell>
          <table:table-cell table:formula="of:=[.E32]+[.D33]" office:value-type="float" office:value="250" calcext:value-type="float">
            <text:p>250,00000000</text:p>
          </table:table-cell>
          <table:table-cell office:value-type="string" calcext:value-type="string">
            <text:p>250.00000000</text:p>
          </table:table-cell>
          <table:table-cell table:formula="of:=CONCATENATE( &quot;&lt;wavetrack name=|step-&quot;;[.B33]-1;&quot;.&quot;;[.C33];&quot;| channel=|2| linked=|0| mute=|0| solo=|0| height=|150| minimized=|1| isSelected=|0| rate=|44100| gain=|1.0| pan=|0.0|&gt;   &lt;waveclip offset=|&quot;;[.F3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8| channel=|2| linked=|0| mute=|0| solo=|0| height=|150| minimized=|1| isSelected=|0| rate=|44100| gain=|1.0| pan=|0.0|&gt;   &lt;waveclip offset=|250.0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8| channel=|2| linked=|0| mute=|0| solo=|0| height=|150| minimized=|1| isSelected=|0| rate=|44100| gain=|1.0| pan=|0.0|&gt; <text:s text:c="2"/>&lt;waveclip offset=|250.0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26:.B34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.B34]; [Sheet2.$A$1:.$K$22]; 4)" office:value-type="float" office:value="7.2" calcext:value-type="float">
            <text:p>7,2</text:p>
          </table:table-cell>
          <table:table-cell table:formula="of:=[.E33]+[.D34]" office:value-type="float" office:value="257.2" calcext:value-type="float">
            <text:p>257,20000000</text:p>
          </table:table-cell>
          <table:table-cell office:value-type="string" calcext:value-type="string">
            <text:p>257.20000000</text:p>
          </table:table-cell>
          <table:table-cell table:formula="of:=CONCATENATE( &quot;&lt;wavetrack name=|step-&quot;;[.B34]-1;&quot;.&quot;;[.C34];&quot;| channel=|2| linked=|0| mute=|0| solo=|0| height=|150| minimized=|1| isSelected=|0| rate=|44100| gain=|1.0| pan=|0.0|&gt;   &lt;waveclip offset=|&quot;;[.F3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3.9| channel=|2| linked=|0| mute=|0| solo=|0| height=|150| minimized=|1| isSelected=|0| rate=|44100| gain=|1.0| pan=|0.0|&gt;   &lt;waveclip offset=|257.2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3.9| channel=|2| linked=|0| mute=|0| solo=|0| height=|150| minimized=|1| isSelected=|0| rate=|44100| gain=|1.0| pan=|0.0|&gt; <text:s text:c="2"/>&lt;waveclip offset=|257.2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.B35]; [Sheet2.$A$1:.$K$22]; 4)" office:value-type="float" office:value="6.86" calcext:value-type="float">
            <text:p>6,86</text:p>
          </table:table-cell>
          <table:table-cell table:formula="of:=[.E34]+[.D35]" office:value-type="float" office:value="264.06" calcext:value-type="float">
            <text:p>264,06000000</text:p>
          </table:table-cell>
          <table:table-cell office:value-type="string" calcext:value-type="string">
            <text:p>264.06000000</text:p>
          </table:table-cell>
          <table:table-cell table:formula="of:=CONCATENATE( &quot;&lt;wavetrack name=|step-&quot;;[.B35]-1;&quot;.&quot;;[.C35];&quot;| channel=|2| linked=|0| mute=|0| solo=|0| height=|150| minimized=|1| isSelected=|0| rate=|44100| gain=|1.0| pan=|0.0|&gt;   &lt;waveclip offset=|&quot;;[.F3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1| channel=|2| linked=|0| mute=|0| solo=|0| height=|150| minimized=|1| isSelected=|0| rate=|44100| gain=|1.0| pan=|0.0|&gt;   &lt;waveclip offset=|264.0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1| channel=|2| linked=|0| mute=|0| solo=|0| height=|150| minimized=|1| isSelected=|0| rate=|44100| gain=|1.0| pan=|0.0|&gt; <text:s text:c="2"/>&lt;waveclip offset=|264.0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.B36]; [Sheet2.$A$1:.$K$22]; 4)" office:value-type="float" office:value="6.86" calcext:value-type="float">
            <text:p>6,86</text:p>
          </table:table-cell>
          <table:table-cell table:formula="of:=[.E35]+[.D36]" office:value-type="float" office:value="270.92" calcext:value-type="float">
            <text:p>270,92000000</text:p>
          </table:table-cell>
          <table:table-cell office:value-type="string" calcext:value-type="string">
            <text:p>270.92000000</text:p>
          </table:table-cell>
          <table:table-cell table:formula="of:=CONCATENATE( &quot;&lt;wavetrack name=|step-&quot;;[.B36]-1;&quot;.&quot;;[.C36];&quot;| channel=|2| linked=|0| mute=|0| solo=|0| height=|150| minimized=|1| isSelected=|0| rate=|44100| gain=|1.0| pan=|0.0|&gt;   &lt;waveclip offset=|&quot;;[.F3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2| channel=|2| linked=|0| mute=|0| solo=|0| height=|150| minimized=|1| isSelected=|0| rate=|44100| gain=|1.0| pan=|0.0|&gt;   &lt;waveclip offset=|270.9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2| channel=|2| linked=|0| mute=|0| solo=|0| height=|150| minimized=|1| isSelected=|0| rate=|44100| gain=|1.0| pan=|0.0|&gt; <text:s text:c="2"/>&lt;waveclip offset=|270.9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.B37]; [Sheet2.$A$1:.$K$22]; 4)" office:value-type="float" office:value="6.86" calcext:value-type="float">
            <text:p>6,86</text:p>
          </table:table-cell>
          <table:table-cell table:formula="of:=[.E36]+[.D37]" office:value-type="float" office:value="277.78" calcext:value-type="float">
            <text:p>277,78000000</text:p>
          </table:table-cell>
          <table:table-cell office:value-type="string" calcext:value-type="string">
            <text:p>277.78000000</text:p>
          </table:table-cell>
          <table:table-cell table:formula="of:=CONCATENATE( &quot;&lt;wavetrack name=|step-&quot;;[.B37]-1;&quot;.&quot;;[.C37];&quot;| channel=|2| linked=|0| mute=|0| solo=|0| height=|150| minimized=|1| isSelected=|0| rate=|44100| gain=|1.0| pan=|0.0|&gt;   &lt;waveclip offset=|&quot;;[.F3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3| channel=|2| linked=|0| mute=|0| solo=|0| height=|150| minimized=|1| isSelected=|0| rate=|44100| gain=|1.0| pan=|0.0|&gt;   &lt;waveclip offset=|277.7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3| channel=|2| linked=|0| mute=|0| solo=|0| height=|150| minimized=|1| isSelected=|0| rate=|44100| gain=|1.0| pan=|0.0|&gt; <text:s text:c="2"/>&lt;waveclip offset=|277.7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.B38]; [Sheet2.$A$1:.$K$22]; 4)" office:value-type="float" office:value="6.86" calcext:value-type="float">
            <text:p>6,86</text:p>
          </table:table-cell>
          <table:table-cell table:formula="of:=[.E37]+[.D38]" office:value-type="float" office:value="284.64" calcext:value-type="float">
            <text:p>284,64000000</text:p>
          </table:table-cell>
          <table:table-cell office:value-type="string" calcext:value-type="string">
            <text:p>284.64000000</text:p>
          </table:table-cell>
          <table:table-cell table:formula="of:=CONCATENATE( &quot;&lt;wavetrack name=|step-&quot;;[.B38]-1;&quot;.&quot;;[.C38];&quot;| channel=|2| linked=|0| mute=|0| solo=|0| height=|150| minimized=|1| isSelected=|0| rate=|44100| gain=|1.0| pan=|0.0|&gt;   &lt;waveclip offset=|&quot;;[.F3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4| channel=|2| linked=|0| mute=|0| solo=|0| height=|150| minimized=|1| isSelected=|0| rate=|44100| gain=|1.0| pan=|0.0|&gt;   &lt;waveclip offset=|284.6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4| channel=|2| linked=|0| mute=|0| solo=|0| height=|150| minimized=|1| isSelected=|0| rate=|44100| gain=|1.0| pan=|0.0|&gt; <text:s text:c="2"/>&lt;waveclip offset=|284.6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VLOOKUP([.B39]; [Sheet2.$A$1:.$K$22]; 4)" office:value-type="float" office:value="6.86" calcext:value-type="float">
            <text:p>6,86</text:p>
          </table:table-cell>
          <table:table-cell table:formula="of:=[.E38]+[.D39]" office:value-type="float" office:value="291.5" calcext:value-type="float">
            <text:p>291,50000000</text:p>
          </table:table-cell>
          <table:table-cell office:value-type="string" calcext:value-type="string">
            <text:p>291.50000000</text:p>
          </table:table-cell>
          <table:table-cell table:formula="of:=CONCATENATE( &quot;&lt;wavetrack name=|step-&quot;;[.B39]-1;&quot;.&quot;;[.C39];&quot;| channel=|2| linked=|0| mute=|0| solo=|0| height=|150| minimized=|1| isSelected=|0| rate=|44100| gain=|1.0| pan=|0.0|&gt;   &lt;waveclip offset=|&quot;;[.F3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5| channel=|2| linked=|0| mute=|0| solo=|0| height=|150| minimized=|1| isSelected=|0| rate=|44100| gain=|1.0| pan=|0.0|&gt;   &lt;waveclip offset=|291.5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5| channel=|2| linked=|0| mute=|0| solo=|0| height=|150| minimized=|1| isSelected=|0| rate=|44100| gain=|1.0| pan=|0.0|&gt; <text:s text:c="2"/>&lt;waveclip offset=|291.5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B40]; [Sheet2.$A$1:.$K$22]; 4)" office:value-type="float" office:value="6.86" calcext:value-type="float">
            <text:p>6,86</text:p>
          </table:table-cell>
          <table:table-cell table:formula="of:=[.E39]+[.D40]" office:value-type="float" office:value="298.36" calcext:value-type="float">
            <text:p>298,36000000</text:p>
          </table:table-cell>
          <table:table-cell office:value-type="string" calcext:value-type="string">
            <text:p>298.36000000</text:p>
          </table:table-cell>
          <table:table-cell table:formula="of:=CONCATENATE( &quot;&lt;wavetrack name=|step-&quot;;[.B40]-1;&quot;.&quot;;[.C40];&quot;| channel=|2| linked=|0| mute=|0| solo=|0| height=|150| minimized=|1| isSelected=|0| rate=|44100| gain=|1.0| pan=|0.0|&gt;   &lt;waveclip offset=|&quot;;[.F4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6| channel=|2| linked=|0| mute=|0| solo=|0| height=|150| minimized=|1| isSelected=|0| rate=|44100| gain=|1.0| pan=|0.0|&gt;   &lt;waveclip offset=|298.3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6| channel=|2| linked=|0| mute=|0| solo=|0| height=|150| minimized=|1| isSelected=|0| rate=|44100| gain=|1.0| pan=|0.0|&gt; <text:s text:c="2"/>&lt;waveclip offset=|298.3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B41]; [Sheet2.$A$1:.$K$22]; 4)" office:value-type="float" office:value="6.86" calcext:value-type="float">
            <text:p>6,86</text:p>
          </table:table-cell>
          <table:table-cell table:formula="of:=[.E40]+[.D41]" office:value-type="float" office:value="305.22" calcext:value-type="float">
            <text:p>305,22000000</text:p>
          </table:table-cell>
          <table:table-cell office:value-type="string" calcext:value-type="string">
            <text:p>305.22000000</text:p>
          </table:table-cell>
          <table:table-cell table:formula="of:=CONCATENATE( &quot;&lt;wavetrack name=|step-&quot;;[.B41]-1;&quot;.&quot;;[.C41];&quot;| channel=|2| linked=|0| mute=|0| solo=|0| height=|150| minimized=|1| isSelected=|0| rate=|44100| gain=|1.0| pan=|0.0|&gt;   &lt;waveclip offset=|&quot;;[.F4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7| channel=|2| linked=|0| mute=|0| solo=|0| height=|150| minimized=|1| isSelected=|0| rate=|44100| gain=|1.0| pan=|0.0|&gt;   &lt;waveclip offset=|305.2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7| channel=|2| linked=|0| mute=|0| solo=|0| height=|150| minimized=|1| isSelected=|0| rate=|44100| gain=|1.0| pan=|0.0|&gt; <text:s text:c="2"/>&lt;waveclip offset=|305.2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.B42]; [Sheet2.$A$1:.$K$22]; 4)" office:value-type="float" office:value="6.86" calcext:value-type="float">
            <text:p>6,86</text:p>
          </table:table-cell>
          <table:table-cell table:formula="of:=[.E41]+[.D42]" office:value-type="float" office:value="312.08" calcext:value-type="float">
            <text:p>312,08000000</text:p>
          </table:table-cell>
          <table:table-cell office:value-type="string" calcext:value-type="string">
            <text:p>312.08000000</text:p>
          </table:table-cell>
          <table:table-cell table:formula="of:=CONCATENATE( &quot;&lt;wavetrack name=|step-&quot;;[.B42]-1;&quot;.&quot;;[.C42];&quot;| channel=|2| linked=|0| mute=|0| solo=|0| height=|150| minimized=|1| isSelected=|0| rate=|44100| gain=|1.0| pan=|0.0|&gt;   &lt;waveclip offset=|&quot;;[.F4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8| channel=|2| linked=|0| mute=|0| solo=|0| height=|150| minimized=|1| isSelected=|0| rate=|44100| gain=|1.0| pan=|0.0|&gt;   &lt;waveclip offset=|312.0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8| channel=|2| linked=|0| mute=|0| solo=|0| height=|150| minimized=|1| isSelected=|0| rate=|44100| gain=|1.0| pan=|0.0|&gt; <text:s text:c="2"/>&lt;waveclip offset=|312.0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35:.B4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VLOOKUP([.B43]; [Sheet2.$A$1:.$K$22]; 4)" office:value-type="float" office:value="6.86" calcext:value-type="float">
            <text:p>6,86</text:p>
          </table:table-cell>
          <table:table-cell table:formula="of:=[.E42]+[.D43]" office:value-type="float" office:value="318.94" calcext:value-type="float">
            <text:p>318,94000000</text:p>
          </table:table-cell>
          <table:table-cell office:value-type="string" calcext:value-type="string">
            <text:p>318.94000000</text:p>
          </table:table-cell>
          <table:table-cell table:formula="of:=CONCATENATE( &quot;&lt;wavetrack name=|step-&quot;;[.B43]-1;&quot;.&quot;;[.C43];&quot;| channel=|2| linked=|0| mute=|0| solo=|0| height=|150| minimized=|1| isSelected=|0| rate=|44100| gain=|1.0| pan=|0.0|&gt;   &lt;waveclip offset=|&quot;;[.F4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4.9| channel=|2| linked=|0| mute=|0| solo=|0| height=|150| minimized=|1| isSelected=|0| rate=|44100| gain=|1.0| pan=|0.0|&gt;   &lt;waveclip offset=|318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4.9| channel=|2| linked=|0| mute=|0| solo=|0| height=|150| minimized=|1| isSelected=|0| rate=|44100| gain=|1.0| pan=|0.0|&gt; <text:s text:c="2"/>&lt;waveclip offset=|318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.B44]; [Sheet2.$A$1:.$K$22]; 4)" office:value-type="float" office:value="6.55" calcext:value-type="float">
            <text:p>6,55</text:p>
          </table:table-cell>
          <table:table-cell table:formula="of:=[.E43]+[.D44]" office:value-type="float" office:value="325.49" calcext:value-type="float">
            <text:p>325,49000000</text:p>
          </table:table-cell>
          <table:table-cell office:value-type="string" calcext:value-type="string">
            <text:p>325.49000000</text:p>
          </table:table-cell>
          <table:table-cell table:formula="of:=CONCATENATE( &quot;&lt;wavetrack name=|step-&quot;;[.B44]-1;&quot;.&quot;;[.C44];&quot;| channel=|2| linked=|0| mute=|0| solo=|0| height=|150| minimized=|1| isSelected=|0| rate=|44100| gain=|1.0| pan=|0.0|&gt;   &lt;waveclip offset=|&quot;;[.F4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1| channel=|2| linked=|0| mute=|0| solo=|0| height=|150| minimized=|1| isSelected=|0| rate=|44100| gain=|1.0| pan=|0.0|&gt;   &lt;waveclip offset=|325.4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1| channel=|2| linked=|0| mute=|0| solo=|0| height=|150| minimized=|1| isSelected=|0| rate=|44100| gain=|1.0| pan=|0.0|&gt; <text:s text:c="2"/>&lt;waveclip offset=|325.4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.B45]; [Sheet2.$A$1:.$K$22]; 4)" office:value-type="float" office:value="6.55" calcext:value-type="float">
            <text:p>6,55</text:p>
          </table:table-cell>
          <table:table-cell table:formula="of:=[.E44]+[.D45]" office:value-type="float" office:value="332.04" calcext:value-type="float">
            <text:p>332,04000000</text:p>
          </table:table-cell>
          <table:table-cell office:value-type="string" calcext:value-type="string">
            <text:p>332.04000000</text:p>
          </table:table-cell>
          <table:table-cell table:formula="of:=CONCATENATE( &quot;&lt;wavetrack name=|step-&quot;;[.B45]-1;&quot;.&quot;;[.C45];&quot;| channel=|2| linked=|0| mute=|0| solo=|0| height=|150| minimized=|1| isSelected=|0| rate=|44100| gain=|1.0| pan=|0.0|&gt;   &lt;waveclip offset=|&quot;;[.F4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2| channel=|2| linked=|0| mute=|0| solo=|0| height=|150| minimized=|1| isSelected=|0| rate=|44100| gain=|1.0| pan=|0.0|&gt;   &lt;waveclip offset=|332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2| channel=|2| linked=|0| mute=|0| solo=|0| height=|150| minimized=|1| isSelected=|0| rate=|44100| gain=|1.0| pan=|0.0|&gt; <text:s text:c="2"/>&lt;waveclip offset=|332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.B46]; [Sheet2.$A$1:.$K$22]; 4)" office:value-type="float" office:value="6.55" calcext:value-type="float">
            <text:p>6,55</text:p>
          </table:table-cell>
          <table:table-cell table:formula="of:=[.E45]+[.D46]" office:value-type="float" office:value="338.59" calcext:value-type="float">
            <text:p>338,59000000</text:p>
          </table:table-cell>
          <table:table-cell office:value-type="string" calcext:value-type="string">
            <text:p>338.59000000</text:p>
          </table:table-cell>
          <table:table-cell table:formula="of:=CONCATENATE( &quot;&lt;wavetrack name=|step-&quot;;[.B46]-1;&quot;.&quot;;[.C46];&quot;| channel=|2| linked=|0| mute=|0| solo=|0| height=|150| minimized=|1| isSelected=|0| rate=|44100| gain=|1.0| pan=|0.0|&gt;   &lt;waveclip offset=|&quot;;[.F4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3| channel=|2| linked=|0| mute=|0| solo=|0| height=|150| minimized=|1| isSelected=|0| rate=|44100| gain=|1.0| pan=|0.0|&gt;   &lt;waveclip offset=|338.5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3| channel=|2| linked=|0| mute=|0| solo=|0| height=|150| minimized=|1| isSelected=|0| rate=|44100| gain=|1.0| pan=|0.0|&gt; <text:s text:c="2"/>&lt;waveclip offset=|338.5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.B47]; [Sheet2.$A$1:.$K$22]; 4)" office:value-type="float" office:value="6.55" calcext:value-type="float">
            <text:p>6,55</text:p>
          </table:table-cell>
          <table:table-cell table:formula="of:=[.E46]+[.D47]" office:value-type="float" office:value="345.14" calcext:value-type="float">
            <text:p>345,14000000</text:p>
          </table:table-cell>
          <table:table-cell office:value-type="string" calcext:value-type="string">
            <text:p>345.14000000</text:p>
          </table:table-cell>
          <table:table-cell table:formula="of:=CONCATENATE( &quot;&lt;wavetrack name=|step-&quot;;[.B47]-1;&quot;.&quot;;[.C47];&quot;| channel=|2| linked=|0| mute=|0| solo=|0| height=|150| minimized=|1| isSelected=|0| rate=|44100| gain=|1.0| pan=|0.0|&gt;   &lt;waveclip offset=|&quot;;[.F4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4| channel=|2| linked=|0| mute=|0| solo=|0| height=|150| minimized=|1| isSelected=|0| rate=|44100| gain=|1.0| pan=|0.0|&gt;   &lt;waveclip offset=|345.1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4| channel=|2| linked=|0| mute=|0| solo=|0| height=|150| minimized=|1| isSelected=|0| rate=|44100| gain=|1.0| pan=|0.0|&gt; <text:s text:c="2"/>&lt;waveclip offset=|345.1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VLOOKUP([.B48]; [Sheet2.$A$1:.$K$22]; 4)" office:value-type="float" office:value="6.55" calcext:value-type="float">
            <text:p>6,55</text:p>
          </table:table-cell>
          <table:table-cell table:formula="of:=[.E47]+[.D48]" office:value-type="float" office:value="351.69" calcext:value-type="float">
            <text:p>351,69000000</text:p>
          </table:table-cell>
          <table:table-cell office:value-type="string" calcext:value-type="string">
            <text:p>351.69000000</text:p>
          </table:table-cell>
          <table:table-cell table:formula="of:=CONCATENATE( &quot;&lt;wavetrack name=|step-&quot;;[.B48]-1;&quot;.&quot;;[.C48];&quot;| channel=|2| linked=|0| mute=|0| solo=|0| height=|150| minimized=|1| isSelected=|0| rate=|44100| gain=|1.0| pan=|0.0|&gt;   &lt;waveclip offset=|&quot;;[.F4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5| channel=|2| linked=|0| mute=|0| solo=|0| height=|150| minimized=|1| isSelected=|0| rate=|44100| gain=|1.0| pan=|0.0|&gt;   &lt;waveclip offset=|351.6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5| channel=|2| linked=|0| mute=|0| solo=|0| height=|150| minimized=|1| isSelected=|0| rate=|44100| gain=|1.0| pan=|0.0|&gt; <text:s text:c="2"/>&lt;waveclip offset=|351.6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VLOOKUP([.B49]; [Sheet2.$A$1:.$K$22]; 4)" office:value-type="float" office:value="6.55" calcext:value-type="float">
            <text:p>6,55</text:p>
          </table:table-cell>
          <table:table-cell table:formula="of:=[.E48]+[.D49]" office:value-type="float" office:value="358.24" calcext:value-type="float">
            <text:p>358,24000000</text:p>
          </table:table-cell>
          <table:table-cell office:value-type="string" calcext:value-type="string">
            <text:p>358.24000000</text:p>
          </table:table-cell>
          <table:table-cell table:formula="of:=CONCATENATE( &quot;&lt;wavetrack name=|step-&quot;;[.B49]-1;&quot;.&quot;;[.C49];&quot;| channel=|2| linked=|0| mute=|0| solo=|0| height=|150| minimized=|1| isSelected=|0| rate=|44100| gain=|1.0| pan=|0.0|&gt;   &lt;waveclip offset=|&quot;;[.F4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6| channel=|2| linked=|0| mute=|0| solo=|0| height=|150| minimized=|1| isSelected=|0| rate=|44100| gain=|1.0| pan=|0.0|&gt;   &lt;waveclip offset=|358.2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6| channel=|2| linked=|0| mute=|0| solo=|0| height=|150| minimized=|1| isSelected=|0| rate=|44100| gain=|1.0| pan=|0.0|&gt; <text:s text:c="2"/>&lt;waveclip offset=|358.2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.B50]; [Sheet2.$A$1:.$K$22]; 4)" office:value-type="float" office:value="6.55" calcext:value-type="float">
            <text:p>6,55</text:p>
          </table:table-cell>
          <table:table-cell table:formula="of:=[.E49]+[.D50]" office:value-type="float" office:value="364.79" calcext:value-type="float">
            <text:p>364,79000000</text:p>
          </table:table-cell>
          <table:table-cell office:value-type="string" calcext:value-type="string">
            <text:p>364.79000000</text:p>
          </table:table-cell>
          <table:table-cell table:formula="of:=CONCATENATE( &quot;&lt;wavetrack name=|step-&quot;;[.B50]-1;&quot;.&quot;;[.C50];&quot;| channel=|2| linked=|0| mute=|0| solo=|0| height=|150| minimized=|1| isSelected=|0| rate=|44100| gain=|1.0| pan=|0.0|&gt;   &lt;waveclip offset=|&quot;;[.F5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7| channel=|2| linked=|0| mute=|0| solo=|0| height=|150| minimized=|1| isSelected=|0| rate=|44100| gain=|1.0| pan=|0.0|&gt;   &lt;waveclip offset=|364.7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7| channel=|2| linked=|0| mute=|0| solo=|0| height=|150| minimized=|1| isSelected=|0| rate=|44100| gain=|1.0| pan=|0.0|&gt; <text:s text:c="2"/>&lt;waveclip offset=|364.7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VLOOKUP([.B51]; [Sheet2.$A$1:.$K$22]; 4)" office:value-type="float" office:value="6.55" calcext:value-type="float">
            <text:p>6,55</text:p>
          </table:table-cell>
          <table:table-cell table:formula="of:=[.E50]+[.D51]" office:value-type="float" office:value="371.34" calcext:value-type="float">
            <text:p>371,34000000</text:p>
          </table:table-cell>
          <table:table-cell office:value-type="string" calcext:value-type="string">
            <text:p>371.34000000</text:p>
          </table:table-cell>
          <table:table-cell table:formula="of:=CONCATENATE( &quot;&lt;wavetrack name=|step-&quot;;[.B51]-1;&quot;.&quot;;[.C51];&quot;| channel=|2| linked=|0| mute=|0| solo=|0| height=|150| minimized=|1| isSelected=|0| rate=|44100| gain=|1.0| pan=|0.0|&gt;   &lt;waveclip offset=|&quot;;[.F5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8| channel=|2| linked=|0| mute=|0| solo=|0| height=|150| minimized=|1| isSelected=|0| rate=|44100| gain=|1.0| pan=|0.0|&gt;   &lt;waveclip offset=|371.3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8| channel=|2| linked=|0| mute=|0| solo=|0| height=|150| minimized=|1| isSelected=|0| rate=|44100| gain=|1.0| pan=|0.0|&gt; <text:s text:c="2"/>&lt;waveclip offset=|371.3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VLOOKUP([.B52]; [Sheet2.$A$1:.$K$22]; 4)" office:value-type="float" office:value="6.55" calcext:value-type="float">
            <text:p>6,55</text:p>
          </table:table-cell>
          <table:table-cell table:formula="of:=[.E51]+[.D52]" office:value-type="float" office:value="377.89" calcext:value-type="float">
            <text:p>377,89000000</text:p>
          </table:table-cell>
          <table:table-cell office:value-type="string" calcext:value-type="string">
            <text:p>377.89000000</text:p>
          </table:table-cell>
          <table:table-cell table:formula="of:=CONCATENATE( &quot;&lt;wavetrack name=|step-&quot;;[.B52]-1;&quot;.&quot;;[.C52];&quot;| channel=|2| linked=|0| mute=|0| solo=|0| height=|150| minimized=|1| isSelected=|0| rate=|44100| gain=|1.0| pan=|0.0|&gt;   &lt;waveclip offset=|&quot;;[.F5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9| channel=|2| linked=|0| mute=|0| solo=|0| height=|150| minimized=|1| isSelected=|0| rate=|44100| gain=|1.0| pan=|0.0|&gt;   &lt;waveclip offset=|377.8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9| channel=|2| linked=|0| mute=|0| solo=|0| height=|150| minimized=|1| isSelected=|0| rate=|44100| gain=|1.0| pan=|0.0|&gt; <text:s text:c="2"/>&lt;waveclip offset=|377.8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44:.B53]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B53]; [Sheet2.$A$1:.$K$22]; 4)" office:value-type="float" office:value="6.55" calcext:value-type="float">
            <text:p>6,55</text:p>
          </table:table-cell>
          <table:table-cell table:formula="of:=[.E52]+[.D53]" office:value-type="float" office:value="384.44" calcext:value-type="float">
            <text:p>384,44000000</text:p>
          </table:table-cell>
          <table:table-cell office:value-type="string" calcext:value-type="string">
            <text:p>384.44000000</text:p>
          </table:table-cell>
          <table:table-cell table:formula="of:=CONCATENATE( &quot;&lt;wavetrack name=|step-&quot;;[.B53]-1;&quot;.&quot;;[.C53];&quot;| channel=|2| linked=|0| mute=|0| solo=|0| height=|150| minimized=|1| isSelected=|0| rate=|44100| gain=|1.0| pan=|0.0|&gt;   &lt;waveclip offset=|&quot;;[.F5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5.10| channel=|2| linked=|0| mute=|0| solo=|0| height=|150| minimized=|1| isSelected=|0| rate=|44100| gain=|1.0| pan=|0.0|&gt;   &lt;waveclip offset=|384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5.10| channel=|2| linked=|0| mute=|0| solo=|0| height=|150| minimized=|1| isSelected=|0| rate=|44100| gain=|1.0| pan=|0.0|&gt; <text:s text:c="2"/>&lt;waveclip offset=|384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.B54]; [Sheet2.$A$1:.$K$22]; 4)" office:value-type="float" office:value="6.26" calcext:value-type="float">
            <text:p>6,26</text:p>
          </table:table-cell>
          <table:table-cell table:formula="of:=[.E53]+[.D54]" office:value-type="float" office:value="390.7" calcext:value-type="float">
            <text:p>390,70000000</text:p>
          </table:table-cell>
          <table:table-cell office:value-type="string" calcext:value-type="string">
            <text:p>390.70000000</text:p>
          </table:table-cell>
          <table:table-cell table:formula="of:=CONCATENATE( &quot;&lt;wavetrack name=|step-&quot;;[.B54]-1;&quot;.&quot;;[.C54];&quot;| channel=|2| linked=|0| mute=|0| solo=|0| height=|150| minimized=|1| isSelected=|0| rate=|44100| gain=|1.0| pan=|0.0|&gt;   &lt;waveclip offset=|&quot;;[.F5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1| channel=|2| linked=|0| mute=|0| solo=|0| height=|150| minimized=|1| isSelected=|0| rate=|44100| gain=|1.0| pan=|0.0|&gt;   &lt;waveclip offset=|390.7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1| channel=|2| linked=|0| mute=|0| solo=|0| height=|150| minimized=|1| isSelected=|0| rate=|44100| gain=|1.0| pan=|0.0|&gt; <text:s text:c="2"/>&lt;waveclip offset=|390.7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VLOOKUP([.B55]; [Sheet2.$A$1:.$K$22]; 4)" office:value-type="float" office:value="6.26" calcext:value-type="float">
            <text:p>6,26</text:p>
          </table:table-cell>
          <table:table-cell table:formula="of:=[.E54]+[.D55]" office:value-type="float" office:value="396.96" calcext:value-type="float">
            <text:p>396,96000000</text:p>
          </table:table-cell>
          <table:table-cell office:value-type="string" calcext:value-type="string">
            <text:p>396.96000000</text:p>
          </table:table-cell>
          <table:table-cell table:formula="of:=CONCATENATE( &quot;&lt;wavetrack name=|step-&quot;;[.B55]-1;&quot;.&quot;;[.C55];&quot;| channel=|2| linked=|0| mute=|0| solo=|0| height=|150| minimized=|1| isSelected=|0| rate=|44100| gain=|1.0| pan=|0.0|&gt;   &lt;waveclip offset=|&quot;;[.F5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2| channel=|2| linked=|0| mute=|0| solo=|0| height=|150| minimized=|1| isSelected=|0| rate=|44100| gain=|1.0| pan=|0.0|&gt;   &lt;waveclip offset=|396.9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2| channel=|2| linked=|0| mute=|0| solo=|0| height=|150| minimized=|1| isSelected=|0| rate=|44100| gain=|1.0| pan=|0.0|&gt; <text:s text:c="2"/>&lt;waveclip offset=|396.9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.B56]; [Sheet2.$A$1:.$K$22]; 4)" office:value-type="float" office:value="6.26" calcext:value-type="float">
            <text:p>6,26</text:p>
          </table:table-cell>
          <table:table-cell table:formula="of:=[.E55]+[.D56]" office:value-type="float" office:value="403.22" calcext:value-type="float">
            <text:p>403,22000000</text:p>
          </table:table-cell>
          <table:table-cell office:value-type="string" calcext:value-type="string">
            <text:p>403.22000000</text:p>
          </table:table-cell>
          <table:table-cell table:formula="of:=CONCATENATE( &quot;&lt;wavetrack name=|step-&quot;;[.B56]-1;&quot;.&quot;;[.C56];&quot;| channel=|2| linked=|0| mute=|0| solo=|0| height=|150| minimized=|1| isSelected=|0| rate=|44100| gain=|1.0| pan=|0.0|&gt;   &lt;waveclip offset=|&quot;;[.F5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3| channel=|2| linked=|0| mute=|0| solo=|0| height=|150| minimized=|1| isSelected=|0| rate=|44100| gain=|1.0| pan=|0.0|&gt;   &lt;waveclip offset=|403.2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3| channel=|2| linked=|0| mute=|0| solo=|0| height=|150| minimized=|1| isSelected=|0| rate=|44100| gain=|1.0| pan=|0.0|&gt; <text:s text:c="2"/>&lt;waveclip offset=|403.2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.B57]; [Sheet2.$A$1:.$K$22]; 4)" office:value-type="float" office:value="6.26" calcext:value-type="float">
            <text:p>6,26</text:p>
          </table:table-cell>
          <table:table-cell table:formula="of:=[.E56]+[.D57]" office:value-type="float" office:value="409.48" calcext:value-type="float">
            <text:p>409,48000000</text:p>
          </table:table-cell>
          <table:table-cell office:value-type="string" calcext:value-type="string">
            <text:p>409.48000000</text:p>
          </table:table-cell>
          <table:table-cell table:formula="of:=CONCATENATE( &quot;&lt;wavetrack name=|step-&quot;;[.B57]-1;&quot;.&quot;;[.C57];&quot;| channel=|2| linked=|0| mute=|0| solo=|0| height=|150| minimized=|1| isSelected=|0| rate=|44100| gain=|1.0| pan=|0.0|&gt;   &lt;waveclip offset=|&quot;;[.F5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4| channel=|2| linked=|0| mute=|0| solo=|0| height=|150| minimized=|1| isSelected=|0| rate=|44100| gain=|1.0| pan=|0.0|&gt;   &lt;waveclip offset=|409.4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4| channel=|2| linked=|0| mute=|0| solo=|0| height=|150| minimized=|1| isSelected=|0| rate=|44100| gain=|1.0| pan=|0.0|&gt; <text:s text:c="2"/>&lt;waveclip offset=|409.4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.B58]; [Sheet2.$A$1:.$K$22]; 4)" office:value-type="float" office:value="6.26" calcext:value-type="float">
            <text:p>6,26</text:p>
          </table:table-cell>
          <table:table-cell table:formula="of:=[.E57]+[.D58]" office:value-type="float" office:value="415.74" calcext:value-type="float">
            <text:p>415,74000000</text:p>
          </table:table-cell>
          <table:table-cell office:value-type="string" calcext:value-type="string">
            <text:p>415.74000000</text:p>
          </table:table-cell>
          <table:table-cell table:formula="of:=CONCATENATE( &quot;&lt;wavetrack name=|step-&quot;;[.B58]-1;&quot;.&quot;;[.C58];&quot;| channel=|2| linked=|0| mute=|0| solo=|0| height=|150| minimized=|1| isSelected=|0| rate=|44100| gain=|1.0| pan=|0.0|&gt;   &lt;waveclip offset=|&quot;;[.F5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5| channel=|2| linked=|0| mute=|0| solo=|0| height=|150| minimized=|1| isSelected=|0| rate=|44100| gain=|1.0| pan=|0.0|&gt;   &lt;waveclip offset=|415.7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5| channel=|2| linked=|0| mute=|0| solo=|0| height=|150| minimized=|1| isSelected=|0| rate=|44100| gain=|1.0| pan=|0.0|&gt; <text:s text:c="2"/>&lt;waveclip offset=|415.7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VLOOKUP([.B59]; [Sheet2.$A$1:.$K$22]; 4)" office:value-type="float" office:value="6.26" calcext:value-type="float">
            <text:p>6,26</text:p>
          </table:table-cell>
          <table:table-cell table:formula="of:=[.E58]+[.D59]" office:value-type="float" office:value="422" calcext:value-type="float">
            <text:p>422,00000000</text:p>
          </table:table-cell>
          <table:table-cell office:value-type="string" calcext:value-type="string">
            <text:p>422.00000000</text:p>
          </table:table-cell>
          <table:table-cell table:formula="of:=CONCATENATE( &quot;&lt;wavetrack name=|step-&quot;;[.B59]-1;&quot;.&quot;;[.C59];&quot;| channel=|2| linked=|0| mute=|0| solo=|0| height=|150| minimized=|1| isSelected=|0| rate=|44100| gain=|1.0| pan=|0.0|&gt;   &lt;waveclip offset=|&quot;;[.F5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6| channel=|2| linked=|0| mute=|0| solo=|0| height=|150| minimized=|1| isSelected=|0| rate=|44100| gain=|1.0| pan=|0.0|&gt;   &lt;waveclip offset=|422.0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6| channel=|2| linked=|0| mute=|0| solo=|0| height=|150| minimized=|1| isSelected=|0| rate=|44100| gain=|1.0| pan=|0.0|&gt; <text:s text:c="2"/>&lt;waveclip offset=|422.0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formula="of:=VLOOKUP([.B60]; [Sheet2.$A$1:.$K$22]; 4)" office:value-type="float" office:value="6.26" calcext:value-type="float">
            <text:p>6,26</text:p>
          </table:table-cell>
          <table:table-cell table:formula="of:=[.E59]+[.D60]" office:value-type="float" office:value="428.26" calcext:value-type="float">
            <text:p>428,26000000</text:p>
          </table:table-cell>
          <table:table-cell office:value-type="string" calcext:value-type="string">
            <text:p>428.26000000</text:p>
          </table:table-cell>
          <table:table-cell table:formula="of:=CONCATENATE( &quot;&lt;wavetrack name=|step-&quot;;[.B60]-1;&quot;.&quot;;[.C60];&quot;| channel=|2| linked=|0| mute=|0| solo=|0| height=|150| minimized=|1| isSelected=|0| rate=|44100| gain=|1.0| pan=|0.0|&gt;   &lt;waveclip offset=|&quot;;[.F6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7| channel=|2| linked=|0| mute=|0| solo=|0| height=|150| minimized=|1| isSelected=|0| rate=|44100| gain=|1.0| pan=|0.0|&gt;   &lt;waveclip offset=|428.2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7| channel=|2| linked=|0| mute=|0| solo=|0| height=|150| minimized=|1| isSelected=|0| rate=|44100| gain=|1.0| pan=|0.0|&gt; <text:s text:c="2"/>&lt;waveclip offset=|428.2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.B61]; [Sheet2.$A$1:.$K$22]; 4)" office:value-type="float" office:value="6.26" calcext:value-type="float">
            <text:p>6,26</text:p>
          </table:table-cell>
          <table:table-cell table:formula="of:=[.E60]+[.D61]" office:value-type="float" office:value="434.52" calcext:value-type="float">
            <text:p>434,52000000</text:p>
          </table:table-cell>
          <table:table-cell office:value-type="string" calcext:value-type="string">
            <text:p>434.52000000</text:p>
          </table:table-cell>
          <table:table-cell table:formula="of:=CONCATENATE( &quot;&lt;wavetrack name=|step-&quot;;[.B61]-1;&quot;.&quot;;[.C61];&quot;| channel=|2| linked=|0| mute=|0| solo=|0| height=|150| minimized=|1| isSelected=|0| rate=|44100| gain=|1.0| pan=|0.0|&gt;   &lt;waveclip offset=|&quot;;[.F6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8| channel=|2| linked=|0| mute=|0| solo=|0| height=|150| minimized=|1| isSelected=|0| rate=|44100| gain=|1.0| pan=|0.0|&gt;   &lt;waveclip offset=|434.5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8| channel=|2| linked=|0| mute=|0| solo=|0| height=|150| minimized=|1| isSelected=|0| rate=|44100| gain=|1.0| pan=|0.0|&gt; <text:s text:c="2"/>&lt;waveclip offset=|434.5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.B62]; [Sheet2.$A$1:.$K$22]; 4)" office:value-type="float" office:value="6.26" calcext:value-type="float">
            <text:p>6,26</text:p>
          </table:table-cell>
          <table:table-cell table:formula="of:=[.E61]+[.D62]" office:value-type="float" office:value="440.78" calcext:value-type="float">
            <text:p>440,78000000</text:p>
          </table:table-cell>
          <table:table-cell office:value-type="string" calcext:value-type="string">
            <text:p>440.78000000</text:p>
          </table:table-cell>
          <table:table-cell table:formula="of:=CONCATENATE( &quot;&lt;wavetrack name=|step-&quot;;[.B62]-1;&quot;.&quot;;[.C62];&quot;| channel=|2| linked=|0| mute=|0| solo=|0| height=|150| minimized=|1| isSelected=|0| rate=|44100| gain=|1.0| pan=|0.0|&gt;   &lt;waveclip offset=|&quot;;[.F6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9| channel=|2| linked=|0| mute=|0| solo=|0| height=|150| minimized=|1| isSelected=|0| rate=|44100| gain=|1.0| pan=|0.0|&gt;   &lt;waveclip offset=|440.7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9| channel=|2| linked=|0| mute=|0| solo=|0| height=|150| minimized=|1| isSelected=|0| rate=|44100| gain=|1.0| pan=|0.0|&gt; <text:s text:c="2"/>&lt;waveclip offset=|440.7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54:.B63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B63]; [Sheet2.$A$1:.$K$22]; 4)" office:value-type="float" office:value="6.26" calcext:value-type="float">
            <text:p>6,26</text:p>
          </table:table-cell>
          <table:table-cell table:formula="of:=[.E62]+[.D63]" office:value-type="float" office:value="447.04" calcext:value-type="float">
            <text:p>447,04000000</text:p>
          </table:table-cell>
          <table:table-cell office:value-type="string" calcext:value-type="string">
            <text:p>447.04000000</text:p>
          </table:table-cell>
          <table:table-cell table:formula="of:=CONCATENATE( &quot;&lt;wavetrack name=|step-&quot;;[.B63]-1;&quot;.&quot;;[.C63];&quot;| channel=|2| linked=|0| mute=|0| solo=|0| height=|150| minimized=|1| isSelected=|0| rate=|44100| gain=|1.0| pan=|0.0|&gt;   &lt;waveclip offset=|&quot;;[.F6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6.10| channel=|2| linked=|0| mute=|0| solo=|0| height=|150| minimized=|1| isSelected=|0| rate=|44100| gain=|1.0| pan=|0.0|&gt;   &lt;waveclip offset=|447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6.10| channel=|2| linked=|0| mute=|0| solo=|0| height=|150| minimized=|1| isSelected=|0| rate=|44100| gain=|1.0| pan=|0.0|&gt; <text:s text:c="2"/>&lt;waveclip offset=|447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VLOOKUP([.B64]; [Sheet2.$A$1:.$K$22]; 4)" office:value-type="float" office:value="6" calcext:value-type="float">
            <text:p>6</text:p>
          </table:table-cell>
          <table:table-cell table:formula="of:=[.E63]+[.D64]" office:value-type="float" office:value="453.04" calcext:value-type="float">
            <text:p>453,04000000</text:p>
          </table:table-cell>
          <table:table-cell office:value-type="string" calcext:value-type="string">
            <text:p>453.04000000</text:p>
          </table:table-cell>
          <table:table-cell table:formula="of:=CONCATENATE( &quot;&lt;wavetrack name=|step-&quot;;[.B64]-1;&quot;.&quot;;[.C64];&quot;| channel=|2| linked=|0| mute=|0| solo=|0| height=|150| minimized=|1| isSelected=|0| rate=|44100| gain=|1.0| pan=|0.0|&gt;   &lt;waveclip offset=|&quot;;[.F6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1| channel=|2| linked=|0| mute=|0| solo=|0| height=|150| minimized=|1| isSelected=|0| rate=|44100| gain=|1.0| pan=|0.0|&gt;   &lt;waveclip offset=|453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1| channel=|2| linked=|0| mute=|0| solo=|0| height=|150| minimized=|1| isSelected=|0| rate=|44100| gain=|1.0| pan=|0.0|&gt; <text:s text:c="2"/>&lt;waveclip offset=|453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.B65]; [Sheet2.$A$1:.$K$22]; 4)" office:value-type="float" office:value="6" calcext:value-type="float">
            <text:p>6</text:p>
          </table:table-cell>
          <table:table-cell table:formula="of:=[.E64]+[.D65]" office:value-type="float" office:value="459.04" calcext:value-type="float">
            <text:p>459,04000000</text:p>
          </table:table-cell>
          <table:table-cell office:value-type="string" calcext:value-type="string">
            <text:p>459.04000000</text:p>
          </table:table-cell>
          <table:table-cell table:formula="of:=CONCATENATE( &quot;&lt;wavetrack name=|step-&quot;;[.B65]-1;&quot;.&quot;;[.C65];&quot;| channel=|2| linked=|0| mute=|0| solo=|0| height=|150| minimized=|1| isSelected=|0| rate=|44100| gain=|1.0| pan=|0.0|&gt;   &lt;waveclip offset=|&quot;;[.F6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2| channel=|2| linked=|0| mute=|0| solo=|0| height=|150| minimized=|1| isSelected=|0| rate=|44100| gain=|1.0| pan=|0.0|&gt;   &lt;waveclip offset=|459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2| channel=|2| linked=|0| mute=|0| solo=|0| height=|150| minimized=|1| isSelected=|0| rate=|44100| gain=|1.0| pan=|0.0|&gt; <text:s text:c="2"/>&lt;waveclip offset=|459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.B66]; [Sheet2.$A$1:.$K$22]; 4)" office:value-type="float" office:value="6" calcext:value-type="float">
            <text:p>6</text:p>
          </table:table-cell>
          <table:table-cell table:formula="of:=[.E65]+[.D66]" office:value-type="float" office:value="465.04" calcext:value-type="float">
            <text:p>465,04000000</text:p>
          </table:table-cell>
          <table:table-cell office:value-type="string" calcext:value-type="string">
            <text:p>465.04000000</text:p>
          </table:table-cell>
          <table:table-cell table:formula="of:=CONCATENATE( &quot;&lt;wavetrack name=|step-&quot;;[.B66]-1;&quot;.&quot;;[.C66];&quot;| channel=|2| linked=|0| mute=|0| solo=|0| height=|150| minimized=|1| isSelected=|0| rate=|44100| gain=|1.0| pan=|0.0|&gt;   &lt;waveclip offset=|&quot;;[.F6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3| channel=|2| linked=|0| mute=|0| solo=|0| height=|150| minimized=|1| isSelected=|0| rate=|44100| gain=|1.0| pan=|0.0|&gt;   &lt;waveclip offset=|465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3| channel=|2| linked=|0| mute=|0| solo=|0| height=|150| minimized=|1| isSelected=|0| rate=|44100| gain=|1.0| pan=|0.0|&gt; <text:s text:c="2"/>&lt;waveclip offset=|465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.B67]; [Sheet2.$A$1:.$K$22]; 4)" office:value-type="float" office:value="6" calcext:value-type="float">
            <text:p>6</text:p>
          </table:table-cell>
          <table:table-cell table:formula="of:=[.E66]+[.D67]" office:value-type="float" office:value="471.04" calcext:value-type="float">
            <text:p>471,04000000</text:p>
          </table:table-cell>
          <table:table-cell office:value-type="string" calcext:value-type="string">
            <text:p>471.04000000</text:p>
          </table:table-cell>
          <table:table-cell table:formula="of:=CONCATENATE( &quot;&lt;wavetrack name=|step-&quot;;[.B67]-1;&quot;.&quot;;[.C67];&quot;| channel=|2| linked=|0| mute=|0| solo=|0| height=|150| minimized=|1| isSelected=|0| rate=|44100| gain=|1.0| pan=|0.0|&gt;   &lt;waveclip offset=|&quot;;[.F6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4| channel=|2| linked=|0| mute=|0| solo=|0| height=|150| minimized=|1| isSelected=|0| rate=|44100| gain=|1.0| pan=|0.0|&gt;   &lt;waveclip offset=|471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4| channel=|2| linked=|0| mute=|0| solo=|0| height=|150| minimized=|1| isSelected=|0| rate=|44100| gain=|1.0| pan=|0.0|&gt; <text:s text:c="2"/>&lt;waveclip offset=|471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VLOOKUP([.B68]; [Sheet2.$A$1:.$K$22]; 4)" office:value-type="float" office:value="6" calcext:value-type="float">
            <text:p>6</text:p>
          </table:table-cell>
          <table:table-cell table:formula="of:=[.E67]+[.D68]" office:value-type="float" office:value="477.04" calcext:value-type="float">
            <text:p>477,04000000</text:p>
          </table:table-cell>
          <table:table-cell office:value-type="string" calcext:value-type="string">
            <text:p>477.04000000</text:p>
          </table:table-cell>
          <table:table-cell table:formula="of:=CONCATENATE( &quot;&lt;wavetrack name=|step-&quot;;[.B68]-1;&quot;.&quot;;[.C68];&quot;| channel=|2| linked=|0| mute=|0| solo=|0| height=|150| minimized=|1| isSelected=|0| rate=|44100| gain=|1.0| pan=|0.0|&gt;   &lt;waveclip offset=|&quot;;[.F6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5| channel=|2| linked=|0| mute=|0| solo=|0| height=|150| minimized=|1| isSelected=|0| rate=|44100| gain=|1.0| pan=|0.0|&gt;   &lt;waveclip offset=|477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5| channel=|2| linked=|0| mute=|0| solo=|0| height=|150| minimized=|1| isSelected=|0| rate=|44100| gain=|1.0| pan=|0.0|&gt; <text:s text:c="2"/>&lt;waveclip offset=|477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.B69]; [Sheet2.$A$1:.$K$22]; 4)" office:value-type="float" office:value="6" calcext:value-type="float">
            <text:p>6</text:p>
          </table:table-cell>
          <table:table-cell table:formula="of:=[.E68]+[.D69]" office:value-type="float" office:value="483.04" calcext:value-type="float">
            <text:p>483,04000000</text:p>
          </table:table-cell>
          <table:table-cell office:value-type="string" calcext:value-type="string">
            <text:p>483.04000000</text:p>
          </table:table-cell>
          <table:table-cell table:formula="of:=CONCATENATE( &quot;&lt;wavetrack name=|step-&quot;;[.B69]-1;&quot;.&quot;;[.C69];&quot;| channel=|2| linked=|0| mute=|0| solo=|0| height=|150| minimized=|1| isSelected=|0| rate=|44100| gain=|1.0| pan=|0.0|&gt;   &lt;waveclip offset=|&quot;;[.F6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6| channel=|2| linked=|0| mute=|0| solo=|0| height=|150| minimized=|1| isSelected=|0| rate=|44100| gain=|1.0| pan=|0.0|&gt;   &lt;waveclip offset=|483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6| channel=|2| linked=|0| mute=|0| solo=|0| height=|150| minimized=|1| isSelected=|0| rate=|44100| gain=|1.0| pan=|0.0|&gt; <text:s text:c="2"/>&lt;waveclip offset=|483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VLOOKUP([.B70]; [Sheet2.$A$1:.$K$22]; 4)" office:value-type="float" office:value="6" calcext:value-type="float">
            <text:p>6</text:p>
          </table:table-cell>
          <table:table-cell table:formula="of:=[.E69]+[.D70]" office:value-type="float" office:value="489.04" calcext:value-type="float">
            <text:p>489,04000000</text:p>
          </table:table-cell>
          <table:table-cell office:value-type="string" calcext:value-type="string">
            <text:p>489.04000000</text:p>
          </table:table-cell>
          <table:table-cell table:formula="of:=CONCATENATE( &quot;&lt;wavetrack name=|step-&quot;;[.B70]-1;&quot;.&quot;;[.C70];&quot;| channel=|2| linked=|0| mute=|0| solo=|0| height=|150| minimized=|1| isSelected=|0| rate=|44100| gain=|1.0| pan=|0.0|&gt;   &lt;waveclip offset=|&quot;;[.F7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7| channel=|2| linked=|0| mute=|0| solo=|0| height=|150| minimized=|1| isSelected=|0| rate=|44100| gain=|1.0| pan=|0.0|&gt;   &lt;waveclip offset=|489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7| channel=|2| linked=|0| mute=|0| solo=|0| height=|150| minimized=|1| isSelected=|0| rate=|44100| gain=|1.0| pan=|0.0|&gt; <text:s text:c="2"/>&lt;waveclip offset=|489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VLOOKUP([.B71]; [Sheet2.$A$1:.$K$22]; 4)" office:value-type="float" office:value="6" calcext:value-type="float">
            <text:p>6</text:p>
          </table:table-cell>
          <table:table-cell table:formula="of:=[.E70]+[.D71]" office:value-type="float" office:value="495.04" calcext:value-type="float">
            <text:p>495,04000000</text:p>
          </table:table-cell>
          <table:table-cell office:value-type="string" calcext:value-type="string">
            <text:p>495.04000000</text:p>
          </table:table-cell>
          <table:table-cell table:formula="of:=CONCATENATE( &quot;&lt;wavetrack name=|step-&quot;;[.B71]-1;&quot;.&quot;;[.C71];&quot;| channel=|2| linked=|0| mute=|0| solo=|0| height=|150| minimized=|1| isSelected=|0| rate=|44100| gain=|1.0| pan=|0.0|&gt;   &lt;waveclip offset=|&quot;;[.F7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8| channel=|2| linked=|0| mute=|0| solo=|0| height=|150| minimized=|1| isSelected=|0| rate=|44100| gain=|1.0| pan=|0.0|&gt;   &lt;waveclip offset=|495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8| channel=|2| linked=|0| mute=|0| solo=|0| height=|150| minimized=|1| isSelected=|0| rate=|44100| gain=|1.0| pan=|0.0|&gt; <text:s text:c="2"/>&lt;waveclip offset=|495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VLOOKUP([.B72]; [Sheet2.$A$1:.$K$22]; 4)" office:value-type="float" office:value="6" calcext:value-type="float">
            <text:p>6</text:p>
          </table:table-cell>
          <table:table-cell table:formula="of:=[.E71]+[.D72]" office:value-type="float" office:value="501.04" calcext:value-type="float">
            <text:p>501,04000000</text:p>
          </table:table-cell>
          <table:table-cell office:value-type="string" calcext:value-type="string">
            <text:p>501.04000000</text:p>
          </table:table-cell>
          <table:table-cell table:formula="of:=CONCATENATE( &quot;&lt;wavetrack name=|step-&quot;;[.B72]-1;&quot;.&quot;;[.C72];&quot;| channel=|2| linked=|0| mute=|0| solo=|0| height=|150| minimized=|1| isSelected=|0| rate=|44100| gain=|1.0| pan=|0.0|&gt;   &lt;waveclip offset=|&quot;;[.F7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9| channel=|2| linked=|0| mute=|0| solo=|0| height=|150| minimized=|1| isSelected=|0| rate=|44100| gain=|1.0| pan=|0.0|&gt;   &lt;waveclip offset=|501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9| channel=|2| linked=|0| mute=|0| solo=|0| height=|150| minimized=|1| isSelected=|0| rate=|44100| gain=|1.0| pan=|0.0|&gt; <text:s text:c="2"/>&lt;waveclip offset=|501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64:.B73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VLOOKUP([.B73]; [Sheet2.$A$1:.$K$22]; 4)" office:value-type="float" office:value="6" calcext:value-type="float">
            <text:p>6</text:p>
          </table:table-cell>
          <table:table-cell table:formula="of:=[.E72]+[.D73]" office:value-type="float" office:value="507.04" calcext:value-type="float">
            <text:p>507,04000000</text:p>
          </table:table-cell>
          <table:table-cell office:value-type="string" calcext:value-type="string">
            <text:p>507.04000000</text:p>
          </table:table-cell>
          <table:table-cell table:formula="of:=CONCATENATE( &quot;&lt;wavetrack name=|step-&quot;;[.B73]-1;&quot;.&quot;;[.C73];&quot;| channel=|2| linked=|0| mute=|0| solo=|0| height=|150| minimized=|1| isSelected=|0| rate=|44100| gain=|1.0| pan=|0.0|&gt;   &lt;waveclip offset=|&quot;;[.F7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7.10| channel=|2| linked=|0| mute=|0| solo=|0| height=|150| minimized=|1| isSelected=|0| rate=|44100| gain=|1.0| pan=|0.0|&gt;   &lt;waveclip offset=|507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7.10| channel=|2| linked=|0| mute=|0| solo=|0| height=|150| minimized=|1| isSelected=|0| rate=|44100| gain=|1.0| pan=|0.0|&gt; <text:s text:c="2"/>&lt;waveclip offset=|507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.B74]; [Sheet2.$A$1:.$K$22]; 4)" office:value-type="float" office:value="5.76" calcext:value-type="float">
            <text:p>5,76</text:p>
          </table:table-cell>
          <table:table-cell table:formula="of:=[.E73]+[.D74]" office:value-type="float" office:value="512.8" calcext:value-type="float">
            <text:p>512,80000000</text:p>
          </table:table-cell>
          <table:table-cell office:value-type="string" calcext:value-type="string">
            <text:p>512.80000000</text:p>
          </table:table-cell>
          <table:table-cell table:formula="of:=CONCATENATE( &quot;&lt;wavetrack name=|step-&quot;;[.B74]-1;&quot;.&quot;;[.C74];&quot;| channel=|2| linked=|0| mute=|0| solo=|0| height=|150| minimized=|1| isSelected=|0| rate=|44100| gain=|1.0| pan=|0.0|&gt;   &lt;waveclip offset=|&quot;;[.F7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1| channel=|2| linked=|0| mute=|0| solo=|0| height=|150| minimized=|1| isSelected=|0| rate=|44100| gain=|1.0| pan=|0.0|&gt;   &lt;waveclip offset=|512.8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1| channel=|2| linked=|0| mute=|0| solo=|0| height=|150| minimized=|1| isSelected=|0| rate=|44100| gain=|1.0| pan=|0.0|&gt; <text:s text:c="2"/>&lt;waveclip offset=|512.8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VLOOKUP([.B75]; [Sheet2.$A$1:.$K$22]; 4)" office:value-type="float" office:value="5.76" calcext:value-type="float">
            <text:p>5,76</text:p>
          </table:table-cell>
          <table:table-cell table:formula="of:=[.E74]+[.D75]" office:value-type="float" office:value="518.56" calcext:value-type="float">
            <text:p>518,56000000</text:p>
          </table:table-cell>
          <table:table-cell office:value-type="string" calcext:value-type="string">
            <text:p>518.56000000</text:p>
          </table:table-cell>
          <table:table-cell table:formula="of:=CONCATENATE( &quot;&lt;wavetrack name=|step-&quot;;[.B75]-1;&quot;.&quot;;[.C75];&quot;| channel=|2| linked=|0| mute=|0| solo=|0| height=|150| minimized=|1| isSelected=|0| rate=|44100| gain=|1.0| pan=|0.0|&gt;   &lt;waveclip offset=|&quot;;[.F7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2| channel=|2| linked=|0| mute=|0| solo=|0| height=|150| minimized=|1| isSelected=|0| rate=|44100| gain=|1.0| pan=|0.0|&gt;   &lt;waveclip offset=|518.5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2| channel=|2| linked=|0| mute=|0| solo=|0| height=|150| minimized=|1| isSelected=|0| rate=|44100| gain=|1.0| pan=|0.0|&gt; <text:s text:c="2"/>&lt;waveclip offset=|518.5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VLOOKUP([.B76]; [Sheet2.$A$1:.$K$22]; 4)" office:value-type="float" office:value="5.76" calcext:value-type="float">
            <text:p>5,76</text:p>
          </table:table-cell>
          <table:table-cell table:formula="of:=[.E75]+[.D76]" office:value-type="float" office:value="524.32" calcext:value-type="float">
            <text:p>524,32000000</text:p>
          </table:table-cell>
          <table:table-cell office:value-type="string" calcext:value-type="string">
            <text:p>524.32000000</text:p>
          </table:table-cell>
          <table:table-cell table:formula="of:=CONCATENATE( &quot;&lt;wavetrack name=|step-&quot;;[.B76]-1;&quot;.&quot;;[.C76];&quot;| channel=|2| linked=|0| mute=|0| solo=|0| height=|150| minimized=|1| isSelected=|0| rate=|44100| gain=|1.0| pan=|0.0|&gt;   &lt;waveclip offset=|&quot;;[.F7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3| channel=|2| linked=|0| mute=|0| solo=|0| height=|150| minimized=|1| isSelected=|0| rate=|44100| gain=|1.0| pan=|0.0|&gt;   &lt;waveclip offset=|524.3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3| channel=|2| linked=|0| mute=|0| solo=|0| height=|150| minimized=|1| isSelected=|0| rate=|44100| gain=|1.0| pan=|0.0|&gt; <text:s text:c="2"/>&lt;waveclip offset=|524.3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VLOOKUP([.B77]; [Sheet2.$A$1:.$K$22]; 4)" office:value-type="float" office:value="5.76" calcext:value-type="float">
            <text:p>5,76</text:p>
          </table:table-cell>
          <table:table-cell table:formula="of:=[.E76]+[.D77]" office:value-type="float" office:value="530.08" calcext:value-type="float">
            <text:p>530,08000000</text:p>
          </table:table-cell>
          <table:table-cell office:value-type="string" calcext:value-type="string">
            <text:p>530.08000000</text:p>
          </table:table-cell>
          <table:table-cell table:formula="of:=CONCATENATE( &quot;&lt;wavetrack name=|step-&quot;;[.B77]-1;&quot;.&quot;;[.C77];&quot;| channel=|2| linked=|0| mute=|0| solo=|0| height=|150| minimized=|1| isSelected=|0| rate=|44100| gain=|1.0| pan=|0.0|&gt;   &lt;waveclip offset=|&quot;;[.F7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4| channel=|2| linked=|0| mute=|0| solo=|0| height=|150| minimized=|1| isSelected=|0| rate=|44100| gain=|1.0| pan=|0.0|&gt;   &lt;waveclip offset=|530.0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4| channel=|2| linked=|0| mute=|0| solo=|0| height=|150| minimized=|1| isSelected=|0| rate=|44100| gain=|1.0| pan=|0.0|&gt; <text:s text:c="2"/>&lt;waveclip offset=|530.0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.B78]; [Sheet2.$A$1:.$K$22]; 4)" office:value-type="float" office:value="5.76" calcext:value-type="float">
            <text:p>5,76</text:p>
          </table:table-cell>
          <table:table-cell table:formula="of:=[.E77]+[.D78]" office:value-type="float" office:value="535.84" calcext:value-type="float">
            <text:p>535,84000000</text:p>
          </table:table-cell>
          <table:table-cell office:value-type="string" calcext:value-type="string">
            <text:p>535.84000000</text:p>
          </table:table-cell>
          <table:table-cell table:formula="of:=CONCATENATE( &quot;&lt;wavetrack name=|step-&quot;;[.B78]-1;&quot;.&quot;;[.C78];&quot;| channel=|2| linked=|0| mute=|0| solo=|0| height=|150| minimized=|1| isSelected=|0| rate=|44100| gain=|1.0| pan=|0.0|&gt;   &lt;waveclip offset=|&quot;;[.F7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5| channel=|2| linked=|0| mute=|0| solo=|0| height=|150| minimized=|1| isSelected=|0| rate=|44100| gain=|1.0| pan=|0.0|&gt;   &lt;waveclip offset=|535.8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5| channel=|2| linked=|0| mute=|0| solo=|0| height=|150| minimized=|1| isSelected=|0| rate=|44100| gain=|1.0| pan=|0.0|&gt; <text:s text:c="2"/>&lt;waveclip offset=|535.8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.B79]; [Sheet2.$A$1:.$K$22]; 4)" office:value-type="float" office:value="5.76" calcext:value-type="float">
            <text:p>5,76</text:p>
          </table:table-cell>
          <table:table-cell table:formula="of:=[.E78]+[.D79]" office:value-type="float" office:value="541.6" calcext:value-type="float">
            <text:p>541,60000000</text:p>
          </table:table-cell>
          <table:table-cell office:value-type="string" calcext:value-type="string">
            <text:p>541.60000000</text:p>
          </table:table-cell>
          <table:table-cell table:formula="of:=CONCATENATE( &quot;&lt;wavetrack name=|step-&quot;;[.B79]-1;&quot;.&quot;;[.C79];&quot;| channel=|2| linked=|0| mute=|0| solo=|0| height=|150| minimized=|1| isSelected=|0| rate=|44100| gain=|1.0| pan=|0.0|&gt;   &lt;waveclip offset=|&quot;;[.F7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6| channel=|2| linked=|0| mute=|0| solo=|0| height=|150| minimized=|1| isSelected=|0| rate=|44100| gain=|1.0| pan=|0.0|&gt;   &lt;waveclip offset=|541.6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6| channel=|2| linked=|0| mute=|0| solo=|0| height=|150| minimized=|1| isSelected=|0| rate=|44100| gain=|1.0| pan=|0.0|&gt; <text:s text:c="2"/>&lt;waveclip offset=|541.6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VLOOKUP([.B80]; [Sheet2.$A$1:.$K$22]; 4)" office:value-type="float" office:value="5.76" calcext:value-type="float">
            <text:p>5,76</text:p>
          </table:table-cell>
          <table:table-cell table:formula="of:=[.E79]+[.D80]" office:value-type="float" office:value="547.36" calcext:value-type="float">
            <text:p>547,36000000</text:p>
          </table:table-cell>
          <table:table-cell office:value-type="string" calcext:value-type="string">
            <text:p>547.36000000</text:p>
          </table:table-cell>
          <table:table-cell table:formula="of:=CONCATENATE( &quot;&lt;wavetrack name=|step-&quot;;[.B80]-1;&quot;.&quot;;[.C80];&quot;| channel=|2| linked=|0| mute=|0| solo=|0| height=|150| minimized=|1| isSelected=|0| rate=|44100| gain=|1.0| pan=|0.0|&gt;   &lt;waveclip offset=|&quot;;[.F8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7| channel=|2| linked=|0| mute=|0| solo=|0| height=|150| minimized=|1| isSelected=|0| rate=|44100| gain=|1.0| pan=|0.0|&gt;   &lt;waveclip offset=|547.3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7| channel=|2| linked=|0| mute=|0| solo=|0| height=|150| minimized=|1| isSelected=|0| rate=|44100| gain=|1.0| pan=|0.0|&gt; <text:s text:c="2"/>&lt;waveclip offset=|547.3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.B81]; [Sheet2.$A$1:.$K$22]; 4)" office:value-type="float" office:value="5.76" calcext:value-type="float">
            <text:p>5,76</text:p>
          </table:table-cell>
          <table:table-cell table:formula="of:=[.E80]+[.D81]" office:value-type="float" office:value="553.12" calcext:value-type="float">
            <text:p>553,12000000</text:p>
          </table:table-cell>
          <table:table-cell office:value-type="string" calcext:value-type="string">
            <text:p>553.12000000</text:p>
          </table:table-cell>
          <table:table-cell table:formula="of:=CONCATENATE( &quot;&lt;wavetrack name=|step-&quot;;[.B81]-1;&quot;.&quot;;[.C81];&quot;| channel=|2| linked=|0| mute=|0| solo=|0| height=|150| minimized=|1| isSelected=|0| rate=|44100| gain=|1.0| pan=|0.0|&gt;   &lt;waveclip offset=|&quot;;[.F8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8| channel=|2| linked=|0| mute=|0| solo=|0| height=|150| minimized=|1| isSelected=|0| rate=|44100| gain=|1.0| pan=|0.0|&gt;   &lt;waveclip offset=|553.1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8| channel=|2| linked=|0| mute=|0| solo=|0| height=|150| minimized=|1| isSelected=|0| rate=|44100| gain=|1.0| pan=|0.0|&gt; <text:s text:c="2"/>&lt;waveclip offset=|553.1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VLOOKUP([.B82]; [Sheet2.$A$1:.$K$22]; 4)" office:value-type="float" office:value="5.76" calcext:value-type="float">
            <text:p>5,76</text:p>
          </table:table-cell>
          <table:table-cell table:formula="of:=[.E81]+[.D82]" office:value-type="float" office:value="558.88" calcext:value-type="float">
            <text:p>558,88000000</text:p>
          </table:table-cell>
          <table:table-cell office:value-type="string" calcext:value-type="string">
            <text:p>558.88000000</text:p>
          </table:table-cell>
          <table:table-cell table:formula="of:=CONCATENATE( &quot;&lt;wavetrack name=|step-&quot;;[.B82]-1;&quot;.&quot;;[.C82];&quot;| channel=|2| linked=|0| mute=|0| solo=|0| height=|150| minimized=|1| isSelected=|0| rate=|44100| gain=|1.0| pan=|0.0|&gt;   &lt;waveclip offset=|&quot;;[.F8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9| channel=|2| linked=|0| mute=|0| solo=|0| height=|150| minimized=|1| isSelected=|0| rate=|44100| gain=|1.0| pan=|0.0|&gt;   &lt;waveclip offset=|558.8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9| channel=|2| linked=|0| mute=|0| solo=|0| height=|150| minimized=|1| isSelected=|0| rate=|44100| gain=|1.0| pan=|0.0|&gt; <text:s text:c="2"/>&lt;waveclip offset=|558.8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VLOOKUP([.B83]; [Sheet2.$A$1:.$K$22]; 4)" office:value-type="float" office:value="5.76" calcext:value-type="float">
            <text:p>5,76</text:p>
          </table:table-cell>
          <table:table-cell table:formula="of:=[.E82]+[.D83]" office:value-type="float" office:value="564.64" calcext:value-type="float">
            <text:p>564,64000000</text:p>
          </table:table-cell>
          <table:table-cell office:value-type="string" calcext:value-type="string">
            <text:p>564.64000000</text:p>
          </table:table-cell>
          <table:table-cell table:formula="of:=CONCATENATE( &quot;&lt;wavetrack name=|step-&quot;;[.B83]-1;&quot;.&quot;;[.C83];&quot;| channel=|2| linked=|0| mute=|0| solo=|0| height=|150| minimized=|1| isSelected=|0| rate=|44100| gain=|1.0| pan=|0.0|&gt;   &lt;waveclip offset=|&quot;;[.F8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10| channel=|2| linked=|0| mute=|0| solo=|0| height=|150| minimized=|1| isSelected=|0| rate=|44100| gain=|1.0| pan=|0.0|&gt;   &lt;waveclip offset=|564.6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10| channel=|2| linked=|0| mute=|0| solo=|0| height=|150| minimized=|1| isSelected=|0| rate=|44100| gain=|1.0| pan=|0.0|&gt; <text:s text:c="2"/>&lt;waveclip offset=|564.6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74:.B84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VLOOKUP([.B84]; [Sheet2.$A$1:.$K$22]; 4)" office:value-type="float" office:value="5.76" calcext:value-type="float">
            <text:p>5,76</text:p>
          </table:table-cell>
          <table:table-cell table:formula="of:=[.E83]+[.D84]" office:value-type="float" office:value="570.4" calcext:value-type="float">
            <text:p>570,40000000</text:p>
          </table:table-cell>
          <table:table-cell office:value-type="string" calcext:value-type="string">
            <text:p>570.40000000</text:p>
          </table:table-cell>
          <table:table-cell table:formula="of:=CONCATENATE( &quot;&lt;wavetrack name=|step-&quot;;[.B84]-1;&quot;.&quot;;[.C84];&quot;| channel=|2| linked=|0| mute=|0| solo=|0| height=|150| minimized=|1| isSelected=|0| rate=|44100| gain=|1.0| pan=|0.0|&gt;   &lt;waveclip offset=|&quot;;[.F8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8.11| channel=|2| linked=|0| mute=|0| solo=|0| height=|150| minimized=|1| isSelected=|0| rate=|44100| gain=|1.0| pan=|0.0|&gt;   &lt;waveclip offset=|570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8.11| channel=|2| linked=|0| mute=|0| solo=|0| height=|150| minimized=|1| isSelected=|0| rate=|44100| gain=|1.0| pan=|0.0|&gt; <text:s text:c="2"/>&lt;waveclip offset=|570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VLOOKUP([.B85]; [Sheet2.$A$1:.$K$22]; 4)" office:value-type="float" office:value="5.54" calcext:value-type="float">
            <text:p>5,54</text:p>
          </table:table-cell>
          <table:table-cell table:formula="of:=[.E84]+[.D85]" office:value-type="float" office:value="575.94" calcext:value-type="float">
            <text:p>575,94000000</text:p>
          </table:table-cell>
          <table:table-cell office:value-type="string" calcext:value-type="string">
            <text:p>575.94000000</text:p>
          </table:table-cell>
          <table:table-cell table:formula="of:=CONCATENATE( &quot;&lt;wavetrack name=|step-&quot;;[.B85]-1;&quot;.&quot;;[.C85];&quot;| channel=|2| linked=|0| mute=|0| solo=|0| height=|150| minimized=|1| isSelected=|0| rate=|44100| gain=|1.0| pan=|0.0|&gt;   &lt;waveclip offset=|&quot;;[.F8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1| channel=|2| linked=|0| mute=|0| solo=|0| height=|150| minimized=|1| isSelected=|0| rate=|44100| gain=|1.0| pan=|0.0|&gt;   &lt;waveclip offset=|575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1| channel=|2| linked=|0| mute=|0| solo=|0| height=|150| minimized=|1| isSelected=|0| rate=|44100| gain=|1.0| pan=|0.0|&gt; <text:s text:c="2"/>&lt;waveclip offset=|575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VLOOKUP([.B86]; [Sheet2.$A$1:.$K$22]; 4)" office:value-type="float" office:value="5.54" calcext:value-type="float">
            <text:p>5,54</text:p>
          </table:table-cell>
          <table:table-cell table:formula="of:=[.E85]+[.D86]" office:value-type="float" office:value="581.48" calcext:value-type="float">
            <text:p>581,48000000</text:p>
          </table:table-cell>
          <table:table-cell office:value-type="string" calcext:value-type="string">
            <text:p>581.48000000</text:p>
          </table:table-cell>
          <table:table-cell table:formula="of:=CONCATENATE( &quot;&lt;wavetrack name=|step-&quot;;[.B86]-1;&quot;.&quot;;[.C86];&quot;| channel=|2| linked=|0| mute=|0| solo=|0| height=|150| minimized=|1| isSelected=|0| rate=|44100| gain=|1.0| pan=|0.0|&gt;   &lt;waveclip offset=|&quot;;[.F8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2| channel=|2| linked=|0| mute=|0| solo=|0| height=|150| minimized=|1| isSelected=|0| rate=|44100| gain=|1.0| pan=|0.0|&gt;   &lt;waveclip offset=|581.4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2| channel=|2| linked=|0| mute=|0| solo=|0| height=|150| minimized=|1| isSelected=|0| rate=|44100| gain=|1.0| pan=|0.0|&gt; <text:s text:c="2"/>&lt;waveclip offset=|581.4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VLOOKUP([.B87]; [Sheet2.$A$1:.$K$22]; 4)" office:value-type="float" office:value="5.54" calcext:value-type="float">
            <text:p>5,54</text:p>
          </table:table-cell>
          <table:table-cell table:formula="of:=[.E86]+[.D87]" office:value-type="float" office:value="587.02" calcext:value-type="float">
            <text:p>587,02000000</text:p>
          </table:table-cell>
          <table:table-cell office:value-type="string" calcext:value-type="string">
            <text:p>587.02000000</text:p>
          </table:table-cell>
          <table:table-cell table:formula="of:=CONCATENATE( &quot;&lt;wavetrack name=|step-&quot;;[.B87]-1;&quot;.&quot;;[.C87];&quot;| channel=|2| linked=|0| mute=|0| solo=|0| height=|150| minimized=|1| isSelected=|0| rate=|44100| gain=|1.0| pan=|0.0|&gt;   &lt;waveclip offset=|&quot;;[.F8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3| channel=|2| linked=|0| mute=|0| solo=|0| height=|150| minimized=|1| isSelected=|0| rate=|44100| gain=|1.0| pan=|0.0|&gt;   &lt;waveclip offset=|587.0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3| channel=|2| linked=|0| mute=|0| solo=|0| height=|150| minimized=|1| isSelected=|0| rate=|44100| gain=|1.0| pan=|0.0|&gt; <text:s text:c="2"/>&lt;waveclip offset=|587.0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VLOOKUP([.B88]; [Sheet2.$A$1:.$K$22]; 4)" office:value-type="float" office:value="5.54" calcext:value-type="float">
            <text:p>5,54</text:p>
          </table:table-cell>
          <table:table-cell table:formula="of:=[.E87]+[.D88]" office:value-type="float" office:value="592.56" calcext:value-type="float">
            <text:p>592,56000000</text:p>
          </table:table-cell>
          <table:table-cell office:value-type="string" calcext:value-type="string">
            <text:p>592.56000000</text:p>
          </table:table-cell>
          <table:table-cell table:formula="of:=CONCATENATE( &quot;&lt;wavetrack name=|step-&quot;;[.B88]-1;&quot;.&quot;;[.C88];&quot;| channel=|2| linked=|0| mute=|0| solo=|0| height=|150| minimized=|1| isSelected=|0| rate=|44100| gain=|1.0| pan=|0.0|&gt;   &lt;waveclip offset=|&quot;;[.F8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4| channel=|2| linked=|0| mute=|0| solo=|0| height=|150| minimized=|1| isSelected=|0| rate=|44100| gain=|1.0| pan=|0.0|&gt;   &lt;waveclip offset=|592.5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4| channel=|2| linked=|0| mute=|0| solo=|0| height=|150| minimized=|1| isSelected=|0| rate=|44100| gain=|1.0| pan=|0.0|&gt; <text:s text:c="2"/>&lt;waveclip offset=|592.5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VLOOKUP([.B89]; [Sheet2.$A$1:.$K$22]; 4)" office:value-type="float" office:value="5.54" calcext:value-type="float">
            <text:p>5,54</text:p>
          </table:table-cell>
          <table:table-cell table:formula="of:=[.E88]+[.D89]" office:value-type="float" office:value="598.1" calcext:value-type="float">
            <text:p>598,10000000</text:p>
          </table:table-cell>
          <table:table-cell office:value-type="string" calcext:value-type="string">
            <text:p>598.10000000</text:p>
          </table:table-cell>
          <table:table-cell table:formula="of:=CONCATENATE( &quot;&lt;wavetrack name=|step-&quot;;[.B89]-1;&quot;.&quot;;[.C89];&quot;| channel=|2| linked=|0| mute=|0| solo=|0| height=|150| minimized=|1| isSelected=|0| rate=|44100| gain=|1.0| pan=|0.0|&gt;   &lt;waveclip offset=|&quot;;[.F8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5| channel=|2| linked=|0| mute=|0| solo=|0| height=|150| minimized=|1| isSelected=|0| rate=|44100| gain=|1.0| pan=|0.0|&gt;   &lt;waveclip offset=|598.1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5| channel=|2| linked=|0| mute=|0| solo=|0| height=|150| minimized=|1| isSelected=|0| rate=|44100| gain=|1.0| pan=|0.0|&gt; <text:s text:c="2"/>&lt;waveclip offset=|598.1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VLOOKUP([.B90]; [Sheet2.$A$1:.$K$22]; 4)" office:value-type="float" office:value="5.54" calcext:value-type="float">
            <text:p>5,54</text:p>
          </table:table-cell>
          <table:table-cell table:formula="of:=[.E89]+[.D90]" office:value-type="float" office:value="603.64" calcext:value-type="float">
            <text:p>603,64000000</text:p>
          </table:table-cell>
          <table:table-cell office:value-type="string" calcext:value-type="string">
            <text:p>603.64000000</text:p>
          </table:table-cell>
          <table:table-cell table:formula="of:=CONCATENATE( &quot;&lt;wavetrack name=|step-&quot;;[.B90]-1;&quot;.&quot;;[.C90];&quot;| channel=|2| linked=|0| mute=|0| solo=|0| height=|150| minimized=|1| isSelected=|0| rate=|44100| gain=|1.0| pan=|0.0|&gt;   &lt;waveclip offset=|&quot;;[.F9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6| channel=|2| linked=|0| mute=|0| solo=|0| height=|150| minimized=|1| isSelected=|0| rate=|44100| gain=|1.0| pan=|0.0|&gt;   &lt;waveclip offset=|603.6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6| channel=|2| linked=|0| mute=|0| solo=|0| height=|150| minimized=|1| isSelected=|0| rate=|44100| gain=|1.0| pan=|0.0|&gt; <text:s text:c="2"/>&lt;waveclip offset=|603.6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VLOOKUP([.B91]; [Sheet2.$A$1:.$K$22]; 4)" office:value-type="float" office:value="5.54" calcext:value-type="float">
            <text:p>5,54</text:p>
          </table:table-cell>
          <table:table-cell table:formula="of:=[.E90]+[.D91]" office:value-type="float" office:value="609.18" calcext:value-type="float">
            <text:p>609,18000000</text:p>
          </table:table-cell>
          <table:table-cell office:value-type="string" calcext:value-type="string">
            <text:p>609.18000000</text:p>
          </table:table-cell>
          <table:table-cell table:formula="of:=CONCATENATE( &quot;&lt;wavetrack name=|step-&quot;;[.B91]-1;&quot;.&quot;;[.C91];&quot;| channel=|2| linked=|0| mute=|0| solo=|0| height=|150| minimized=|1| isSelected=|0| rate=|44100| gain=|1.0| pan=|0.0|&gt;   &lt;waveclip offset=|&quot;;[.F9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7| channel=|2| linked=|0| mute=|0| solo=|0| height=|150| minimized=|1| isSelected=|0| rate=|44100| gain=|1.0| pan=|0.0|&gt;   &lt;waveclip offset=|609.1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7| channel=|2| linked=|0| mute=|0| solo=|0| height=|150| minimized=|1| isSelected=|0| rate=|44100| gain=|1.0| pan=|0.0|&gt; <text:s text:c="2"/>&lt;waveclip offset=|609.1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B92]; [Sheet2.$A$1:.$K$22]; 4)" office:value-type="float" office:value="5.54" calcext:value-type="float">
            <text:p>5,54</text:p>
          </table:table-cell>
          <table:table-cell table:formula="of:=[.E91]+[.D92]" office:value-type="float" office:value="614.72" calcext:value-type="float">
            <text:p>614,72000000</text:p>
          </table:table-cell>
          <table:table-cell office:value-type="string" calcext:value-type="string">
            <text:p>614.72000000</text:p>
          </table:table-cell>
          <table:table-cell table:formula="of:=CONCATENATE( &quot;&lt;wavetrack name=|step-&quot;;[.B92]-1;&quot;.&quot;;[.C92];&quot;| channel=|2| linked=|0| mute=|0| solo=|0| height=|150| minimized=|1| isSelected=|0| rate=|44100| gain=|1.0| pan=|0.0|&gt;   &lt;waveclip offset=|&quot;;[.F9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8| channel=|2| linked=|0| mute=|0| solo=|0| height=|150| minimized=|1| isSelected=|0| rate=|44100| gain=|1.0| pan=|0.0|&gt;   &lt;waveclip offset=|614.7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8| channel=|2| linked=|0| mute=|0| solo=|0| height=|150| minimized=|1| isSelected=|0| rate=|44100| gain=|1.0| pan=|0.0|&gt; <text:s text:c="2"/>&lt;waveclip offset=|614.7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VLOOKUP([.B93]; [Sheet2.$A$1:.$K$22]; 4)" office:value-type="float" office:value="5.54" calcext:value-type="float">
            <text:p>5,54</text:p>
          </table:table-cell>
          <table:table-cell table:formula="of:=[.E92]+[.D93]" office:value-type="float" office:value="620.26" calcext:value-type="float">
            <text:p>620,26000000</text:p>
          </table:table-cell>
          <table:table-cell office:value-type="string" calcext:value-type="string">
            <text:p>620.26000000</text:p>
          </table:table-cell>
          <table:table-cell table:formula="of:=CONCATENATE( &quot;&lt;wavetrack name=|step-&quot;;[.B93]-1;&quot;.&quot;;[.C93];&quot;| channel=|2| linked=|0| mute=|0| solo=|0| height=|150| minimized=|1| isSelected=|0| rate=|44100| gain=|1.0| pan=|0.0|&gt;   &lt;waveclip offset=|&quot;;[.F9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9| channel=|2| linked=|0| mute=|0| solo=|0| height=|150| minimized=|1| isSelected=|0| rate=|44100| gain=|1.0| pan=|0.0|&gt;   &lt;waveclip offset=|620.2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9| channel=|2| linked=|0| mute=|0| solo=|0| height=|150| minimized=|1| isSelected=|0| rate=|44100| gain=|1.0| pan=|0.0|&gt; <text:s text:c="2"/>&lt;waveclip offset=|620.2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VLOOKUP([.B94]; [Sheet2.$A$1:.$K$22]; 4)" office:value-type="float" office:value="5.54" calcext:value-type="float">
            <text:p>5,54</text:p>
          </table:table-cell>
          <table:table-cell table:formula="of:=[.E93]+[.D94]" office:value-type="float" office:value="625.8" calcext:value-type="float">
            <text:p>625,80000000</text:p>
          </table:table-cell>
          <table:table-cell office:value-type="string" calcext:value-type="string">
            <text:p>625.80000000</text:p>
          </table:table-cell>
          <table:table-cell table:formula="of:=CONCATENATE( &quot;&lt;wavetrack name=|step-&quot;;[.B94]-1;&quot;.&quot;;[.C94];&quot;| channel=|2| linked=|0| mute=|0| solo=|0| height=|150| minimized=|1| isSelected=|0| rate=|44100| gain=|1.0| pan=|0.0|&gt;   &lt;waveclip offset=|&quot;;[.F9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10| channel=|2| linked=|0| mute=|0| solo=|0| height=|150| minimized=|1| isSelected=|0| rate=|44100| gain=|1.0| pan=|0.0|&gt;   &lt;waveclip offset=|625.8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10| channel=|2| linked=|0| mute=|0| solo=|0| height=|150| minimized=|1| isSelected=|0| rate=|44100| gain=|1.0| pan=|0.0|&gt; <text:s text:c="2"/>&lt;waveclip offset=|625.8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85:.B95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VLOOKUP([.B95]; [Sheet2.$A$1:.$K$22]; 4)" office:value-type="float" office:value="5.54" calcext:value-type="float">
            <text:p>5,54</text:p>
          </table:table-cell>
          <table:table-cell table:formula="of:=[.E94]+[.D95]" office:value-type="float" office:value="631.34" calcext:value-type="float">
            <text:p>631,34000000</text:p>
          </table:table-cell>
          <table:table-cell office:value-type="string" calcext:value-type="string">
            <text:p>631.34000000</text:p>
          </table:table-cell>
          <table:table-cell table:formula="of:=CONCATENATE( &quot;&lt;wavetrack name=|step-&quot;;[.B95]-1;&quot;.&quot;;[.C95];&quot;| channel=|2| linked=|0| mute=|0| solo=|0| height=|150| minimized=|1| isSelected=|0| rate=|44100| gain=|1.0| pan=|0.0|&gt;   &lt;waveclip offset=|&quot;;[.F9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9.11| channel=|2| linked=|0| mute=|0| solo=|0| height=|150| minimized=|1| isSelected=|0| rate=|44100| gain=|1.0| pan=|0.0|&gt;   &lt;waveclip offset=|631.3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9.11| channel=|2| linked=|0| mute=|0| solo=|0| height=|150| minimized=|1| isSelected=|0| rate=|44100| gain=|1.0| pan=|0.0|&gt; <text:s text:c="2"/>&lt;waveclip offset=|631.3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VLOOKUP([.B96]; [Sheet2.$A$1:.$K$22]; 4)" office:value-type="float" office:value="5.33" calcext:value-type="float">
            <text:p>5,33</text:p>
          </table:table-cell>
          <table:table-cell table:formula="of:=[.E95]+[.D96]" office:value-type="float" office:value="636.67" calcext:value-type="float">
            <text:p>636,67000000</text:p>
          </table:table-cell>
          <table:table-cell office:value-type="string" calcext:value-type="string">
            <text:p>636.67000000</text:p>
          </table:table-cell>
          <table:table-cell table:formula="of:=CONCATENATE( &quot;&lt;wavetrack name=|step-&quot;;[.B96]-1;&quot;.&quot;;[.C96];&quot;| channel=|2| linked=|0| mute=|0| solo=|0| height=|150| minimized=|1| isSelected=|0| rate=|44100| gain=|1.0| pan=|0.0|&gt;   &lt;waveclip offset=|&quot;;[.F9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1| channel=|2| linked=|0| mute=|0| solo=|0| height=|150| minimized=|1| isSelected=|0| rate=|44100| gain=|1.0| pan=|0.0|&gt;   &lt;waveclip offset=|636.6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1| channel=|2| linked=|0| mute=|0| solo=|0| height=|150| minimized=|1| isSelected=|0| rate=|44100| gain=|1.0| pan=|0.0|&gt; <text:s text:c="2"/>&lt;waveclip offset=|636.6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VLOOKUP([.B97]; [Sheet2.$A$1:.$K$22]; 4)" office:value-type="float" office:value="5.33" calcext:value-type="float">
            <text:p>5,33</text:p>
          </table:table-cell>
          <table:table-cell table:formula="of:=[.E96]+[.D97]" office:value-type="float" office:value="642" calcext:value-type="float">
            <text:p>642,00000000</text:p>
          </table:table-cell>
          <table:table-cell office:value-type="string" calcext:value-type="string">
            <text:p>642.00000000</text:p>
          </table:table-cell>
          <table:table-cell table:formula="of:=CONCATENATE( &quot;&lt;wavetrack name=|step-&quot;;[.B97]-1;&quot;.&quot;;[.C97];&quot;| channel=|2| linked=|0| mute=|0| solo=|0| height=|150| minimized=|1| isSelected=|0| rate=|44100| gain=|1.0| pan=|0.0|&gt;   &lt;waveclip offset=|&quot;;[.F9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2| channel=|2| linked=|0| mute=|0| solo=|0| height=|150| minimized=|1| isSelected=|0| rate=|44100| gain=|1.0| pan=|0.0|&gt;   &lt;waveclip offset=|642.0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2| channel=|2| linked=|0| mute=|0| solo=|0| height=|150| minimized=|1| isSelected=|0| rate=|44100| gain=|1.0| pan=|0.0|&gt; <text:s text:c="2"/>&lt;waveclip offset=|642.0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VLOOKUP([.B98]; [Sheet2.$A$1:.$K$22]; 4)" office:value-type="float" office:value="5.33" calcext:value-type="float">
            <text:p>5,33</text:p>
          </table:table-cell>
          <table:table-cell table:formula="of:=[.E97]+[.D98]" office:value-type="float" office:value="647.33" calcext:value-type="float">
            <text:p>647,33000000</text:p>
          </table:table-cell>
          <table:table-cell office:value-type="string" calcext:value-type="string">
            <text:p>647.33000000</text:p>
          </table:table-cell>
          <table:table-cell table:formula="of:=CONCATENATE( &quot;&lt;wavetrack name=|step-&quot;;[.B98]-1;&quot;.&quot;;[.C98];&quot;| channel=|2| linked=|0| mute=|0| solo=|0| height=|150| minimized=|1| isSelected=|0| rate=|44100| gain=|1.0| pan=|0.0|&gt;   &lt;waveclip offset=|&quot;;[.F9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3| channel=|2| linked=|0| mute=|0| solo=|0| height=|150| minimized=|1| isSelected=|0| rate=|44100| gain=|1.0| pan=|0.0|&gt;   &lt;waveclip offset=|647.3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3| channel=|2| linked=|0| mute=|0| solo=|0| height=|150| minimized=|1| isSelected=|0| rate=|44100| gain=|1.0| pan=|0.0|&gt; <text:s text:c="2"/>&lt;waveclip offset=|647.3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VLOOKUP([.B99]; [Sheet2.$A$1:.$K$22]; 4)" office:value-type="float" office:value="5.33" calcext:value-type="float">
            <text:p>5,33</text:p>
          </table:table-cell>
          <table:table-cell table:formula="of:=[.E98]+[.D99]" office:value-type="float" office:value="652.66" calcext:value-type="float">
            <text:p>652,66000000</text:p>
          </table:table-cell>
          <table:table-cell office:value-type="string" calcext:value-type="string">
            <text:p>652.66000000</text:p>
          </table:table-cell>
          <table:table-cell table:formula="of:=CONCATENATE( &quot;&lt;wavetrack name=|step-&quot;;[.B99]-1;&quot;.&quot;;[.C99];&quot;| channel=|2| linked=|0| mute=|0| solo=|0| height=|150| minimized=|1| isSelected=|0| rate=|44100| gain=|1.0| pan=|0.0|&gt;   &lt;waveclip offset=|&quot;;[.F9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4| channel=|2| linked=|0| mute=|0| solo=|0| height=|150| minimized=|1| isSelected=|0| rate=|44100| gain=|1.0| pan=|0.0|&gt;   &lt;waveclip offset=|652.6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4| channel=|2| linked=|0| mute=|0| solo=|0| height=|150| minimized=|1| isSelected=|0| rate=|44100| gain=|1.0| pan=|0.0|&gt; <text:s text:c="2"/>&lt;waveclip offset=|652.6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VLOOKUP([.B100]; [Sheet2.$A$1:.$K$22]; 4)" office:value-type="float" office:value="5.33" calcext:value-type="float">
            <text:p>5,33</text:p>
          </table:table-cell>
          <table:table-cell table:formula="of:=[.E99]+[.D100]" office:value-type="float" office:value="657.99" calcext:value-type="float">
            <text:p>657,99000000</text:p>
          </table:table-cell>
          <table:table-cell office:value-type="string" calcext:value-type="string">
            <text:p>657.99000000</text:p>
          </table:table-cell>
          <table:table-cell table:formula="of:=CONCATENATE( &quot;&lt;wavetrack name=|step-&quot;;[.B100]-1;&quot;.&quot;;[.C100];&quot;| channel=|2| linked=|0| mute=|0| solo=|0| height=|150| minimized=|1| isSelected=|0| rate=|44100| gain=|1.0| pan=|0.0|&gt;   &lt;waveclip offset=|&quot;;[.F10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5| channel=|2| linked=|0| mute=|0| solo=|0| height=|150| minimized=|1| isSelected=|0| rate=|44100| gain=|1.0| pan=|0.0|&gt;   &lt;waveclip offset=|657.9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5| channel=|2| linked=|0| mute=|0| solo=|0| height=|150| minimized=|1| isSelected=|0| rate=|44100| gain=|1.0| pan=|0.0|&gt; <text:s text:c="2"/>&lt;waveclip offset=|657.9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VLOOKUP([.B101]; [Sheet2.$A$1:.$K$22]; 4)" office:value-type="float" office:value="5.33" calcext:value-type="float">
            <text:p>5,33</text:p>
          </table:table-cell>
          <table:table-cell table:formula="of:=[.E100]+[.D101]" office:value-type="float" office:value="663.32" calcext:value-type="float">
            <text:p>663,32000000</text:p>
          </table:table-cell>
          <table:table-cell office:value-type="string" calcext:value-type="string">
            <text:p>663.32000000</text:p>
          </table:table-cell>
          <table:table-cell table:formula="of:=CONCATENATE( &quot;&lt;wavetrack name=|step-&quot;;[.B101]-1;&quot;.&quot;;[.C101];&quot;| channel=|2| linked=|0| mute=|0| solo=|0| height=|150| minimized=|1| isSelected=|0| rate=|44100| gain=|1.0| pan=|0.0|&gt;   &lt;waveclip offset=|&quot;;[.F10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6| channel=|2| linked=|0| mute=|0| solo=|0| height=|150| minimized=|1| isSelected=|0| rate=|44100| gain=|1.0| pan=|0.0|&gt;   &lt;waveclip offset=|663.3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6| channel=|2| linked=|0| mute=|0| solo=|0| height=|150| minimized=|1| isSelected=|0| rate=|44100| gain=|1.0| pan=|0.0|&gt; <text:s text:c="2"/>&lt;waveclip offset=|663.3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VLOOKUP([.B102]; [Sheet2.$A$1:.$K$22]; 4)" office:value-type="float" office:value="5.33" calcext:value-type="float">
            <text:p>5,33</text:p>
          </table:table-cell>
          <table:table-cell table:formula="of:=[.E101]+[.D102]" office:value-type="float" office:value="668.65" calcext:value-type="float">
            <text:p>668,65000000</text:p>
          </table:table-cell>
          <table:table-cell office:value-type="string" calcext:value-type="string">
            <text:p>668.65000000</text:p>
          </table:table-cell>
          <table:table-cell table:formula="of:=CONCATENATE( &quot;&lt;wavetrack name=|step-&quot;;[.B102]-1;&quot;.&quot;;[.C102];&quot;| channel=|2| linked=|0| mute=|0| solo=|0| height=|150| minimized=|1| isSelected=|0| rate=|44100| gain=|1.0| pan=|0.0|&gt;   &lt;waveclip offset=|&quot;;[.F10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7| channel=|2| linked=|0| mute=|0| solo=|0| height=|150| minimized=|1| isSelected=|0| rate=|44100| gain=|1.0| pan=|0.0|&gt;   &lt;waveclip offset=|668.65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7| channel=|2| linked=|0| mute=|0| solo=|0| height=|150| minimized=|1| isSelected=|0| rate=|44100| gain=|1.0| pan=|0.0|&gt; <text:s text:c="2"/>&lt;waveclip offset=|668.65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VLOOKUP([.B103]; [Sheet2.$A$1:.$K$22]; 4)" office:value-type="float" office:value="5.33" calcext:value-type="float">
            <text:p>5,33</text:p>
          </table:table-cell>
          <table:table-cell table:formula="of:=[.E102]+[.D103]" office:value-type="float" office:value="673.98" calcext:value-type="float">
            <text:p>673,98000000</text:p>
          </table:table-cell>
          <table:table-cell office:value-type="string" calcext:value-type="string">
            <text:p>673.98000000</text:p>
          </table:table-cell>
          <table:table-cell table:formula="of:=CONCATENATE( &quot;&lt;wavetrack name=|step-&quot;;[.B103]-1;&quot;.&quot;;[.C103];&quot;| channel=|2| linked=|0| mute=|0| solo=|0| height=|150| minimized=|1| isSelected=|0| rate=|44100| gain=|1.0| pan=|0.0|&gt;   &lt;waveclip offset=|&quot;;[.F10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8| channel=|2| linked=|0| mute=|0| solo=|0| height=|150| minimized=|1| isSelected=|0| rate=|44100| gain=|1.0| pan=|0.0|&gt;   &lt;waveclip offset=|673.9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8| channel=|2| linked=|0| mute=|0| solo=|0| height=|150| minimized=|1| isSelected=|0| rate=|44100| gain=|1.0| pan=|0.0|&gt; <text:s text:c="2"/>&lt;waveclip offset=|673.9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VLOOKUP([.B104]; [Sheet2.$A$1:.$K$22]; 4)" office:value-type="float" office:value="5.33" calcext:value-type="float">
            <text:p>5,33</text:p>
          </table:table-cell>
          <table:table-cell table:formula="of:=[.E103]+[.D104]" office:value-type="float" office:value="679.31" calcext:value-type="float">
            <text:p>679,31000000</text:p>
          </table:table-cell>
          <table:table-cell office:value-type="string" calcext:value-type="string">
            <text:p>679.31000000</text:p>
          </table:table-cell>
          <table:table-cell table:formula="of:=CONCATENATE( &quot;&lt;wavetrack name=|step-&quot;;[.B104]-1;&quot;.&quot;;[.C104];&quot;| channel=|2| linked=|0| mute=|0| solo=|0| height=|150| minimized=|1| isSelected=|0| rate=|44100| gain=|1.0| pan=|0.0|&gt;   &lt;waveclip offset=|&quot;;[.F10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9| channel=|2| linked=|0| mute=|0| solo=|0| height=|150| minimized=|1| isSelected=|0| rate=|44100| gain=|1.0| pan=|0.0|&gt;   &lt;waveclip offset=|679.3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9| channel=|2| linked=|0| mute=|0| solo=|0| height=|150| minimized=|1| isSelected=|0| rate=|44100| gain=|1.0| pan=|0.0|&gt; <text:s text:c="2"/>&lt;waveclip offset=|679.3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VLOOKUP([.B105]; [Sheet2.$A$1:.$K$22]; 4)" office:value-type="float" office:value="5.33" calcext:value-type="float">
            <text:p>5,33</text:p>
          </table:table-cell>
          <table:table-cell table:formula="of:=[.E104]+[.D105]" office:value-type="float" office:value="684.64" calcext:value-type="float">
            <text:p>684,64000000</text:p>
          </table:table-cell>
          <table:table-cell office:value-type="string" calcext:value-type="string">
            <text:p>684.64000000</text:p>
          </table:table-cell>
          <table:table-cell table:formula="of:=CONCATENATE( &quot;&lt;wavetrack name=|step-&quot;;[.B105]-1;&quot;.&quot;;[.C105];&quot;| channel=|2| linked=|0| mute=|0| solo=|0| height=|150| minimized=|1| isSelected=|0| rate=|44100| gain=|1.0| pan=|0.0|&gt;   &lt;waveclip offset=|&quot;;[.F10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10| channel=|2| linked=|0| mute=|0| solo=|0| height=|150| minimized=|1| isSelected=|0| rate=|44100| gain=|1.0| pan=|0.0|&gt;   &lt;waveclip offset=|684.6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10| channel=|2| linked=|0| mute=|0| solo=|0| height=|150| minimized=|1| isSelected=|0| rate=|44100| gain=|1.0| pan=|0.0|&gt; <text:s text:c="2"/>&lt;waveclip offset=|684.6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formula="of:=VLOOKUP([.B106]; [Sheet2.$A$1:.$K$22]; 4)" office:value-type="float" office:value="5.33" calcext:value-type="float">
            <text:p>5,33</text:p>
          </table:table-cell>
          <table:table-cell table:formula="of:=[.E105]+[.D106]" office:value-type="float" office:value="689.97" calcext:value-type="float">
            <text:p>689,97000000</text:p>
          </table:table-cell>
          <table:table-cell office:value-type="string" calcext:value-type="string">
            <text:p>689.97000000</text:p>
          </table:table-cell>
          <table:table-cell table:formula="of:=CONCATENATE( &quot;&lt;wavetrack name=|step-&quot;;[.B106]-1;&quot;.&quot;;[.C106];&quot;| channel=|2| linked=|0| mute=|0| solo=|0| height=|150| minimized=|1| isSelected=|0| rate=|44100| gain=|1.0| pan=|0.0|&gt;   &lt;waveclip offset=|&quot;;[.F10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11| channel=|2| linked=|0| mute=|0| solo=|0| height=|150| minimized=|1| isSelected=|0| rate=|44100| gain=|1.0| pan=|0.0|&gt;   &lt;waveclip offset=|689.9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11| channel=|2| linked=|0| mute=|0| solo=|0| height=|150| minimized=|1| isSelected=|0| rate=|44100| gain=|1.0| pan=|0.0|&gt; <text:s text:c="2"/>&lt;waveclip offset=|689.9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96:.B107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VLOOKUP([.B107]; [Sheet2.$A$1:.$K$22]; 4)" office:value-type="float" office:value="5.33" calcext:value-type="float">
            <text:p>5,33</text:p>
          </table:table-cell>
          <table:table-cell table:formula="of:=[.E106]+[.D107]" office:value-type="float" office:value="695.3" calcext:value-type="float">
            <text:p>695,30000000</text:p>
          </table:table-cell>
          <table:table-cell office:value-type="string" calcext:value-type="string">
            <text:p>695.30000000</text:p>
          </table:table-cell>
          <table:table-cell table:formula="of:=CONCATENATE( &quot;&lt;wavetrack name=|step-&quot;;[.B107]-1;&quot;.&quot;;[.C107];&quot;| channel=|2| linked=|0| mute=|0| solo=|0| height=|150| minimized=|1| isSelected=|0| rate=|44100| gain=|1.0| pan=|0.0|&gt;   &lt;waveclip offset=|&quot;;[.F10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0.12| channel=|2| linked=|0| mute=|0| solo=|0| height=|150| minimized=|1| isSelected=|0| rate=|44100| gain=|1.0| pan=|0.0|&gt;   &lt;waveclip offset=|695.3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0.12| channel=|2| linked=|0| mute=|0| solo=|0| height=|150| minimized=|1| isSelected=|0| rate=|44100| gain=|1.0| pan=|0.0|&gt; <text:s text:c="2"/>&lt;waveclip offset=|695.3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VLOOKUP([.B108]; [Sheet2.$A$1:.$K$22]; 4)" office:value-type="float" office:value="5.14" calcext:value-type="float">
            <text:p>5,14</text:p>
          </table:table-cell>
          <table:table-cell table:formula="of:=[.E107]+[.D108]" office:value-type="float" office:value="700.44" calcext:value-type="float">
            <text:p>700,44000000</text:p>
          </table:table-cell>
          <table:table-cell office:value-type="string" calcext:value-type="string">
            <text:p>700.44000000</text:p>
          </table:table-cell>
          <table:table-cell table:formula="of:=CONCATENATE( &quot;&lt;wavetrack name=|step-&quot;;[.B108]-1;&quot;.&quot;;[.C108];&quot;| channel=|2| linked=|0| mute=|0| solo=|0| height=|150| minimized=|1| isSelected=|0| rate=|44100| gain=|1.0| pan=|0.0|&gt;   &lt;waveclip offset=|&quot;;[.F10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1| channel=|2| linked=|0| mute=|0| solo=|0| height=|150| minimized=|1| isSelected=|0| rate=|44100| gain=|1.0| pan=|0.0|&gt;   &lt;waveclip offset=|700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1| channel=|2| linked=|0| mute=|0| solo=|0| height=|150| minimized=|1| isSelected=|0| rate=|44100| gain=|1.0| pan=|0.0|&gt; <text:s text:c="2"/>&lt;waveclip offset=|700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VLOOKUP([.B109]; [Sheet2.$A$1:.$K$22]; 4)" office:value-type="float" office:value="5.14" calcext:value-type="float">
            <text:p>5,14</text:p>
          </table:table-cell>
          <table:table-cell table:formula="of:=[.E108]+[.D109]" office:value-type="float" office:value="705.58" calcext:value-type="float">
            <text:p>705,58000000</text:p>
          </table:table-cell>
          <table:table-cell office:value-type="string" calcext:value-type="string">
            <text:p>705.58000000</text:p>
          </table:table-cell>
          <table:table-cell table:formula="of:=CONCATENATE( &quot;&lt;wavetrack name=|step-&quot;;[.B109]-1;&quot;.&quot;;[.C109];&quot;| channel=|2| linked=|0| mute=|0| solo=|0| height=|150| minimized=|1| isSelected=|0| rate=|44100| gain=|1.0| pan=|0.0|&gt;   &lt;waveclip offset=|&quot;;[.F10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2| channel=|2| linked=|0| mute=|0| solo=|0| height=|150| minimized=|1| isSelected=|0| rate=|44100| gain=|1.0| pan=|0.0|&gt;   &lt;waveclip offset=|705.5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2| channel=|2| linked=|0| mute=|0| solo=|0| height=|150| minimized=|1| isSelected=|0| rate=|44100| gain=|1.0| pan=|0.0|&gt; <text:s text:c="2"/>&lt;waveclip offset=|705.5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VLOOKUP([.B110]; [Sheet2.$A$1:.$K$22]; 4)" office:value-type="float" office:value="5.14" calcext:value-type="float">
            <text:p>5,14</text:p>
          </table:table-cell>
          <table:table-cell table:formula="of:=[.E109]+[.D110]" office:value-type="float" office:value="710.72" calcext:value-type="float">
            <text:p>710,72000000</text:p>
          </table:table-cell>
          <table:table-cell office:value-type="string" calcext:value-type="string">
            <text:p>710.72000000</text:p>
          </table:table-cell>
          <table:table-cell table:formula="of:=CONCATENATE( &quot;&lt;wavetrack name=|step-&quot;;[.B110]-1;&quot;.&quot;;[.C110];&quot;| channel=|2| linked=|0| mute=|0| solo=|0| height=|150| minimized=|1| isSelected=|0| rate=|44100| gain=|1.0| pan=|0.0|&gt;   &lt;waveclip offset=|&quot;;[.F11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3| channel=|2| linked=|0| mute=|0| solo=|0| height=|150| minimized=|1| isSelected=|0| rate=|44100| gain=|1.0| pan=|0.0|&gt;   &lt;waveclip offset=|710.7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3| channel=|2| linked=|0| mute=|0| solo=|0| height=|150| minimized=|1| isSelected=|0| rate=|44100| gain=|1.0| pan=|0.0|&gt; <text:s text:c="2"/>&lt;waveclip offset=|710.7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VLOOKUP([.B111]; [Sheet2.$A$1:.$K$22]; 4)" office:value-type="float" office:value="5.14" calcext:value-type="float">
            <text:p>5,14</text:p>
          </table:table-cell>
          <table:table-cell table:formula="of:=[.E110]+[.D111]" office:value-type="float" office:value="715.86" calcext:value-type="float">
            <text:p>715,86000000</text:p>
          </table:table-cell>
          <table:table-cell office:value-type="string" calcext:value-type="string">
            <text:p>715.86000000</text:p>
          </table:table-cell>
          <table:table-cell table:formula="of:=CONCATENATE( &quot;&lt;wavetrack name=|step-&quot;;[.B111]-1;&quot;.&quot;;[.C111];&quot;| channel=|2| linked=|0| mute=|0| solo=|0| height=|150| minimized=|1| isSelected=|0| rate=|44100| gain=|1.0| pan=|0.0|&gt;   &lt;waveclip offset=|&quot;;[.F11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4| channel=|2| linked=|0| mute=|0| solo=|0| height=|150| minimized=|1| isSelected=|0| rate=|44100| gain=|1.0| pan=|0.0|&gt;   &lt;waveclip offset=|715.8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4| channel=|2| linked=|0| mute=|0| solo=|0| height=|150| minimized=|1| isSelected=|0| rate=|44100| gain=|1.0| pan=|0.0|&gt; <text:s text:c="2"/>&lt;waveclip offset=|715.8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VLOOKUP([.B112]; [Sheet2.$A$1:.$K$22]; 4)" office:value-type="float" office:value="5.14" calcext:value-type="float">
            <text:p>5,14</text:p>
          </table:table-cell>
          <table:table-cell table:formula="of:=[.E111]+[.D112]" office:value-type="float" office:value="721" calcext:value-type="float">
            <text:p>721,00000000</text:p>
          </table:table-cell>
          <table:table-cell office:value-type="string" calcext:value-type="string">
            <text:p>721.00000000</text:p>
          </table:table-cell>
          <table:table-cell table:formula="of:=CONCATENATE( &quot;&lt;wavetrack name=|step-&quot;;[.B112]-1;&quot;.&quot;;[.C112];&quot;| channel=|2| linked=|0| mute=|0| solo=|0| height=|150| minimized=|1| isSelected=|0| rate=|44100| gain=|1.0| pan=|0.0|&gt;   &lt;waveclip offset=|&quot;;[.F11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5| channel=|2| linked=|0| mute=|0| solo=|0| height=|150| minimized=|1| isSelected=|0| rate=|44100| gain=|1.0| pan=|0.0|&gt;   &lt;waveclip offset=|721.0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5| channel=|2| linked=|0| mute=|0| solo=|0| height=|150| minimized=|1| isSelected=|0| rate=|44100| gain=|1.0| pan=|0.0|&gt; <text:s text:c="2"/>&lt;waveclip offset=|721.0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VLOOKUP([.B113]; [Sheet2.$A$1:.$K$22]; 4)" office:value-type="float" office:value="5.14" calcext:value-type="float">
            <text:p>5,14</text:p>
          </table:table-cell>
          <table:table-cell table:formula="of:=[.E112]+[.D113]" office:value-type="float" office:value="726.14" calcext:value-type="float">
            <text:p>726,14000000</text:p>
          </table:table-cell>
          <table:table-cell office:value-type="string" calcext:value-type="string">
            <text:p>726.14000000</text:p>
          </table:table-cell>
          <table:table-cell table:formula="of:=CONCATENATE( &quot;&lt;wavetrack name=|step-&quot;;[.B113]-1;&quot;.&quot;;[.C113];&quot;| channel=|2| linked=|0| mute=|0| solo=|0| height=|150| minimized=|1| isSelected=|0| rate=|44100| gain=|1.0| pan=|0.0|&gt;   &lt;waveclip offset=|&quot;;[.F11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6| channel=|2| linked=|0| mute=|0| solo=|0| height=|150| minimized=|1| isSelected=|0| rate=|44100| gain=|1.0| pan=|0.0|&gt;   &lt;waveclip offset=|726.1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6| channel=|2| linked=|0| mute=|0| solo=|0| height=|150| minimized=|1| isSelected=|0| rate=|44100| gain=|1.0| pan=|0.0|&gt; <text:s text:c="2"/>&lt;waveclip offset=|726.1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VLOOKUP([.B114]; [Sheet2.$A$1:.$K$22]; 4)" office:value-type="float" office:value="5.14" calcext:value-type="float">
            <text:p>5,14</text:p>
          </table:table-cell>
          <table:table-cell table:formula="of:=[.E113]+[.D114]" office:value-type="float" office:value="731.28" calcext:value-type="float">
            <text:p>731,28000000</text:p>
          </table:table-cell>
          <table:table-cell office:value-type="string" calcext:value-type="string">
            <text:p>731.28000000</text:p>
          </table:table-cell>
          <table:table-cell table:formula="of:=CONCATENATE( &quot;&lt;wavetrack name=|step-&quot;;[.B114]-1;&quot;.&quot;;[.C114];&quot;| channel=|2| linked=|0| mute=|0| solo=|0| height=|150| minimized=|1| isSelected=|0| rate=|44100| gain=|1.0| pan=|0.0|&gt;   &lt;waveclip offset=|&quot;;[.F11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7| channel=|2| linked=|0| mute=|0| solo=|0| height=|150| minimized=|1| isSelected=|0| rate=|44100| gain=|1.0| pan=|0.0|&gt;   &lt;waveclip offset=|731.2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7| channel=|2| linked=|0| mute=|0| solo=|0| height=|150| minimized=|1| isSelected=|0| rate=|44100| gain=|1.0| pan=|0.0|&gt; <text:s text:c="2"/>&lt;waveclip offset=|731.2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VLOOKUP([.B115]; [Sheet2.$A$1:.$K$22]; 4)" office:value-type="float" office:value="5.14" calcext:value-type="float">
            <text:p>5,14</text:p>
          </table:table-cell>
          <table:table-cell table:formula="of:=[.E114]+[.D115]" office:value-type="float" office:value="736.42" calcext:value-type="float">
            <text:p>736,42000000</text:p>
          </table:table-cell>
          <table:table-cell office:value-type="string" calcext:value-type="string">
            <text:p>736.42000000</text:p>
          </table:table-cell>
          <table:table-cell table:formula="of:=CONCATENATE( &quot;&lt;wavetrack name=|step-&quot;;[.B115]-1;&quot;.&quot;;[.C115];&quot;| channel=|2| linked=|0| mute=|0| solo=|0| height=|150| minimized=|1| isSelected=|0| rate=|44100| gain=|1.0| pan=|0.0|&gt;   &lt;waveclip offset=|&quot;;[.F11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8| channel=|2| linked=|0| mute=|0| solo=|0| height=|150| minimized=|1| isSelected=|0| rate=|44100| gain=|1.0| pan=|0.0|&gt;   &lt;waveclip offset=|736.4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8| channel=|2| linked=|0| mute=|0| solo=|0| height=|150| minimized=|1| isSelected=|0| rate=|44100| gain=|1.0| pan=|0.0|&gt; <text:s text:c="2"/>&lt;waveclip offset=|736.4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VLOOKUP([.B116]; [Sheet2.$A$1:.$K$22]; 4)" office:value-type="float" office:value="5.14" calcext:value-type="float">
            <text:p>5,14</text:p>
          </table:table-cell>
          <table:table-cell table:formula="of:=[.E115]+[.D116]" office:value-type="float" office:value="741.56" calcext:value-type="float">
            <text:p>741,56000000</text:p>
          </table:table-cell>
          <table:table-cell office:value-type="string" calcext:value-type="string">
            <text:p>741.56000000</text:p>
          </table:table-cell>
          <table:table-cell table:formula="of:=CONCATENATE( &quot;&lt;wavetrack name=|step-&quot;;[.B116]-1;&quot;.&quot;;[.C116];&quot;| channel=|2| linked=|0| mute=|0| solo=|0| height=|150| minimized=|1| isSelected=|0| rate=|44100| gain=|1.0| pan=|0.0|&gt;   &lt;waveclip offset=|&quot;;[.F11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9| channel=|2| linked=|0| mute=|0| solo=|0| height=|150| minimized=|1| isSelected=|0| rate=|44100| gain=|1.0| pan=|0.0|&gt;   &lt;waveclip offset=|741.5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9| channel=|2| linked=|0| mute=|0| solo=|0| height=|150| minimized=|1| isSelected=|0| rate=|44100| gain=|1.0| pan=|0.0|&gt; <text:s text:c="2"/>&lt;waveclip offset=|741.5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VLOOKUP([.B117]; [Sheet2.$A$1:.$K$22]; 4)" office:value-type="float" office:value="5.14" calcext:value-type="float">
            <text:p>5,14</text:p>
          </table:table-cell>
          <table:table-cell table:formula="of:=[.E116]+[.D117]" office:value-type="float" office:value="746.7" calcext:value-type="float">
            <text:p>746,70000000</text:p>
          </table:table-cell>
          <table:table-cell office:value-type="string" calcext:value-type="string">
            <text:p>746.70000000</text:p>
          </table:table-cell>
          <table:table-cell table:formula="of:=CONCATENATE( &quot;&lt;wavetrack name=|step-&quot;;[.B117]-1;&quot;.&quot;;[.C117];&quot;| channel=|2| linked=|0| mute=|0| solo=|0| height=|150| minimized=|1| isSelected=|0| rate=|44100| gain=|1.0| pan=|0.0|&gt;   &lt;waveclip offset=|&quot;;[.F11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10| channel=|2| linked=|0| mute=|0| solo=|0| height=|150| minimized=|1| isSelected=|0| rate=|44100| gain=|1.0| pan=|0.0|&gt;   &lt;waveclip offset=|746.7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10| channel=|2| linked=|0| mute=|0| solo=|0| height=|150| minimized=|1| isSelected=|0| rate=|44100| gain=|1.0| pan=|0.0|&gt; <text:s text:c="2"/>&lt;waveclip offset=|746.7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VLOOKUP([.B118]; [Sheet2.$A$1:.$K$22]; 4)" office:value-type="float" office:value="5.14" calcext:value-type="float">
            <text:p>5,14</text:p>
          </table:table-cell>
          <table:table-cell table:formula="of:=[.E117]+[.D118]" office:value-type="float" office:value="751.84" calcext:value-type="float">
            <text:p>751,84000000</text:p>
          </table:table-cell>
          <table:table-cell office:value-type="string" calcext:value-type="string">
            <text:p>751.84000000</text:p>
          </table:table-cell>
          <table:table-cell table:formula="of:=CONCATENATE( &quot;&lt;wavetrack name=|step-&quot;;[.B118]-1;&quot;.&quot;;[.C118];&quot;| channel=|2| linked=|0| mute=|0| solo=|0| height=|150| minimized=|1| isSelected=|0| rate=|44100| gain=|1.0| pan=|0.0|&gt;   &lt;waveclip offset=|&quot;;[.F11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11| channel=|2| linked=|0| mute=|0| solo=|0| height=|150| minimized=|1| isSelected=|0| rate=|44100| gain=|1.0| pan=|0.0|&gt;   &lt;waveclip offset=|751.8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11| channel=|2| linked=|0| mute=|0| solo=|0| height=|150| minimized=|1| isSelected=|0| rate=|44100| gain=|1.0| pan=|0.0|&gt; <text:s text:c="2"/>&lt;waveclip offset=|751.8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08:.B119])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VLOOKUP([.B119]; [Sheet2.$A$1:.$K$22]; 4)" office:value-type="float" office:value="5.14" calcext:value-type="float">
            <text:p>5,14</text:p>
          </table:table-cell>
          <table:table-cell table:formula="of:=[.E118]+[.D119]" office:value-type="float" office:value="756.98" calcext:value-type="float">
            <text:p>756,98000000</text:p>
          </table:table-cell>
          <table:table-cell office:value-type="string" calcext:value-type="string">
            <text:p>756.98000000</text:p>
          </table:table-cell>
          <table:table-cell table:formula="of:=CONCATENATE( &quot;&lt;wavetrack name=|step-&quot;;[.B119]-1;&quot;.&quot;;[.C119];&quot;| channel=|2| linked=|0| mute=|0| solo=|0| height=|150| minimized=|1| isSelected=|0| rate=|44100| gain=|1.0| pan=|0.0|&gt;   &lt;waveclip offset=|&quot;;[.F11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1.12| channel=|2| linked=|0| mute=|0| solo=|0| height=|150| minimized=|1| isSelected=|0| rate=|44100| gain=|1.0| pan=|0.0|&gt;   &lt;waveclip offset=|756.9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1.12| channel=|2| linked=|0| mute=|0| solo=|0| height=|150| minimized=|1| isSelected=|0| rate=|44100| gain=|1.0| pan=|0.0|&gt; <text:s text:c="2"/>&lt;waveclip offset=|756.9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VLOOKUP([.B120]; [Sheet2.$A$1:.$K$22]; 4)" office:value-type="float" office:value="4.97" calcext:value-type="float">
            <text:p>4,97</text:p>
          </table:table-cell>
          <table:table-cell table:formula="of:=[.E119]+[.D120]" office:value-type="float" office:value="761.95" calcext:value-type="float">
            <text:p>761,95000000</text:p>
          </table:table-cell>
          <table:table-cell office:value-type="string" calcext:value-type="string">
            <text:p>761.95000000</text:p>
          </table:table-cell>
          <table:table-cell table:formula="of:=CONCATENATE( &quot;&lt;wavetrack name=|step-&quot;;[.B120]-1;&quot;.&quot;;[.C120];&quot;| channel=|2| linked=|0| mute=|0| solo=|0| height=|150| minimized=|1| isSelected=|0| rate=|44100| gain=|1.0| pan=|0.0|&gt;   &lt;waveclip offset=|&quot;;[.F12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1| channel=|2| linked=|0| mute=|0| solo=|0| height=|150| minimized=|1| isSelected=|0| rate=|44100| gain=|1.0| pan=|0.0|&gt;   &lt;waveclip offset=|761.95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1| channel=|2| linked=|0| mute=|0| solo=|0| height=|150| minimized=|1| isSelected=|0| rate=|44100| gain=|1.0| pan=|0.0|&gt; <text:s text:c="2"/>&lt;waveclip offset=|761.95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VLOOKUP([.B121]; [Sheet2.$A$1:.$K$22]; 4)" office:value-type="float" office:value="4.97" calcext:value-type="float">
            <text:p>4,97</text:p>
          </table:table-cell>
          <table:table-cell table:formula="of:=[.E120]+[.D121]" office:value-type="float" office:value="766.92" calcext:value-type="float">
            <text:p>766,92000000</text:p>
          </table:table-cell>
          <table:table-cell office:value-type="string" calcext:value-type="string">
            <text:p>766.92000000</text:p>
          </table:table-cell>
          <table:table-cell table:formula="of:=CONCATENATE( &quot;&lt;wavetrack name=|step-&quot;;[.B121]-1;&quot;.&quot;;[.C121];&quot;| channel=|2| linked=|0| mute=|0| solo=|0| height=|150| minimized=|1| isSelected=|0| rate=|44100| gain=|1.0| pan=|0.0|&gt;   &lt;waveclip offset=|&quot;;[.F12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2| channel=|2| linked=|0| mute=|0| solo=|0| height=|150| minimized=|1| isSelected=|0| rate=|44100| gain=|1.0| pan=|0.0|&gt;   &lt;waveclip offset=|766.9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2| channel=|2| linked=|0| mute=|0| solo=|0| height=|150| minimized=|1| isSelected=|0| rate=|44100| gain=|1.0| pan=|0.0|&gt; <text:s text:c="2"/>&lt;waveclip offset=|766.9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VLOOKUP([.B122]; [Sheet2.$A$1:.$K$22]; 4)" office:value-type="float" office:value="4.97" calcext:value-type="float">
            <text:p>4,97</text:p>
          </table:table-cell>
          <table:table-cell table:formula="of:=[.E121]+[.D122]" office:value-type="float" office:value="771.89" calcext:value-type="float">
            <text:p>771,89000000</text:p>
          </table:table-cell>
          <table:table-cell office:value-type="string" calcext:value-type="string">
            <text:p>771.89000000</text:p>
          </table:table-cell>
          <table:table-cell table:formula="of:=CONCATENATE( &quot;&lt;wavetrack name=|step-&quot;;[.B122]-1;&quot;.&quot;;[.C122];&quot;| channel=|2| linked=|0| mute=|0| solo=|0| height=|150| minimized=|1| isSelected=|0| rate=|44100| gain=|1.0| pan=|0.0|&gt;   &lt;waveclip offset=|&quot;;[.F12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3| channel=|2| linked=|0| mute=|0| solo=|0| height=|150| minimized=|1| isSelected=|0| rate=|44100| gain=|1.0| pan=|0.0|&gt;   &lt;waveclip offset=|771.8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3| channel=|2| linked=|0| mute=|0| solo=|0| height=|150| minimized=|1| isSelected=|0| rate=|44100| gain=|1.0| pan=|0.0|&gt; <text:s text:c="2"/>&lt;waveclip offset=|771.8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VLOOKUP([.B123]; [Sheet2.$A$1:.$K$22]; 4)" office:value-type="float" office:value="4.97" calcext:value-type="float">
            <text:p>4,97</text:p>
          </table:table-cell>
          <table:table-cell table:formula="of:=[.E122]+[.D123]" office:value-type="float" office:value="776.86" calcext:value-type="float">
            <text:p>776,86000000</text:p>
          </table:table-cell>
          <table:table-cell office:value-type="string" calcext:value-type="string">
            <text:p>776.86000000</text:p>
          </table:table-cell>
          <table:table-cell table:formula="of:=CONCATENATE( &quot;&lt;wavetrack name=|step-&quot;;[.B123]-1;&quot;.&quot;;[.C123];&quot;| channel=|2| linked=|0| mute=|0| solo=|0| height=|150| minimized=|1| isSelected=|0| rate=|44100| gain=|1.0| pan=|0.0|&gt;   &lt;waveclip offset=|&quot;;[.F12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4| channel=|2| linked=|0| mute=|0| solo=|0| height=|150| minimized=|1| isSelected=|0| rate=|44100| gain=|1.0| pan=|0.0|&gt;   &lt;waveclip offset=|776.8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4| channel=|2| linked=|0| mute=|0| solo=|0| height=|150| minimized=|1| isSelected=|0| rate=|44100| gain=|1.0| pan=|0.0|&gt; <text:s text:c="2"/>&lt;waveclip offset=|776.8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VLOOKUP([.B124]; [Sheet2.$A$1:.$K$22]; 4)" office:value-type="float" office:value="4.97" calcext:value-type="float">
            <text:p>4,97</text:p>
          </table:table-cell>
          <table:table-cell table:formula="of:=[.E123]+[.D124]" office:value-type="float" office:value="781.83" calcext:value-type="float">
            <text:p>781,83000000</text:p>
          </table:table-cell>
          <table:table-cell office:value-type="string" calcext:value-type="string">
            <text:p>781.83000000</text:p>
          </table:table-cell>
          <table:table-cell table:formula="of:=CONCATENATE( &quot;&lt;wavetrack name=|step-&quot;;[.B124]-1;&quot;.&quot;;[.C124];&quot;| channel=|2| linked=|0| mute=|0| solo=|0| height=|150| minimized=|1| isSelected=|0| rate=|44100| gain=|1.0| pan=|0.0|&gt;   &lt;waveclip offset=|&quot;;[.F12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5| channel=|2| linked=|0| mute=|0| solo=|0| height=|150| minimized=|1| isSelected=|0| rate=|44100| gain=|1.0| pan=|0.0|&gt;   &lt;waveclip offset=|781.8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5| channel=|2| linked=|0| mute=|0| solo=|0| height=|150| minimized=|1| isSelected=|0| rate=|44100| gain=|1.0| pan=|0.0|&gt; <text:s text:c="2"/>&lt;waveclip offset=|781.8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VLOOKUP([.B125]; [Sheet2.$A$1:.$K$22]; 4)" office:value-type="float" office:value="4.97" calcext:value-type="float">
            <text:p>4,97</text:p>
          </table:table-cell>
          <table:table-cell table:formula="of:=[.E124]+[.D125]" office:value-type="float" office:value="786.8" calcext:value-type="float">
            <text:p>786,80000000</text:p>
          </table:table-cell>
          <table:table-cell office:value-type="string" calcext:value-type="string">
            <text:p>786.80000000</text:p>
          </table:table-cell>
          <table:table-cell table:formula="of:=CONCATENATE( &quot;&lt;wavetrack name=|step-&quot;;[.B125]-1;&quot;.&quot;;[.C125];&quot;| channel=|2| linked=|0| mute=|0| solo=|0| height=|150| minimized=|1| isSelected=|0| rate=|44100| gain=|1.0| pan=|0.0|&gt;   &lt;waveclip offset=|&quot;;[.F12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6| channel=|2| linked=|0| mute=|0| solo=|0| height=|150| minimized=|1| isSelected=|0| rate=|44100| gain=|1.0| pan=|0.0|&gt;   &lt;waveclip offset=|786.8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6| channel=|2| linked=|0| mute=|0| solo=|0| height=|150| minimized=|1| isSelected=|0| rate=|44100| gain=|1.0| pan=|0.0|&gt; <text:s text:c="2"/>&lt;waveclip offset=|786.8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VLOOKUP([.B126]; [Sheet2.$A$1:.$K$22]; 4)" office:value-type="float" office:value="4.97" calcext:value-type="float">
            <text:p>4,97</text:p>
          </table:table-cell>
          <table:table-cell table:formula="of:=[.E125]+[.D126]" office:value-type="float" office:value="791.77" calcext:value-type="float">
            <text:p>791,77000000</text:p>
          </table:table-cell>
          <table:table-cell office:value-type="string" calcext:value-type="string">
            <text:p>791.77000000</text:p>
          </table:table-cell>
          <table:table-cell table:formula="of:=CONCATENATE( &quot;&lt;wavetrack name=|step-&quot;;[.B126]-1;&quot;.&quot;;[.C126];&quot;| channel=|2| linked=|0| mute=|0| solo=|0| height=|150| minimized=|1| isSelected=|0| rate=|44100| gain=|1.0| pan=|0.0|&gt;   &lt;waveclip offset=|&quot;;[.F12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7| channel=|2| linked=|0| mute=|0| solo=|0| height=|150| minimized=|1| isSelected=|0| rate=|44100| gain=|1.0| pan=|0.0|&gt;   &lt;waveclip offset=|791.7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7| channel=|2| linked=|0| mute=|0| solo=|0| height=|150| minimized=|1| isSelected=|0| rate=|44100| gain=|1.0| pan=|0.0|&gt; <text:s text:c="2"/>&lt;waveclip offset=|791.7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VLOOKUP([.B127]; [Sheet2.$A$1:.$K$22]; 4)" office:value-type="float" office:value="4.97" calcext:value-type="float">
            <text:p>4,97</text:p>
          </table:table-cell>
          <table:table-cell table:formula="of:=[.E126]+[.D127]" office:value-type="float" office:value="796.74" calcext:value-type="float">
            <text:p>796,74000000</text:p>
          </table:table-cell>
          <table:table-cell office:value-type="string" calcext:value-type="string">
            <text:p>796.74000000</text:p>
          </table:table-cell>
          <table:table-cell table:formula="of:=CONCATENATE( &quot;&lt;wavetrack name=|step-&quot;;[.B127]-1;&quot;.&quot;;[.C127];&quot;| channel=|2| linked=|0| mute=|0| solo=|0| height=|150| minimized=|1| isSelected=|0| rate=|44100| gain=|1.0| pan=|0.0|&gt;   &lt;waveclip offset=|&quot;;[.F12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8| channel=|2| linked=|0| mute=|0| solo=|0| height=|150| minimized=|1| isSelected=|0| rate=|44100| gain=|1.0| pan=|0.0|&gt;   &lt;waveclip offset=|796.7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8| channel=|2| linked=|0| mute=|0| solo=|0| height=|150| minimized=|1| isSelected=|0| rate=|44100| gain=|1.0| pan=|0.0|&gt; <text:s text:c="2"/>&lt;waveclip offset=|796.7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VLOOKUP([.B128]; [Sheet2.$A$1:.$K$22]; 4)" office:value-type="float" office:value="4.97" calcext:value-type="float">
            <text:p>4,97</text:p>
          </table:table-cell>
          <table:table-cell table:formula="of:=[.E127]+[.D128]" office:value-type="float" office:value="801.71" calcext:value-type="float">
            <text:p>801,71000000</text:p>
          </table:table-cell>
          <table:table-cell office:value-type="string" calcext:value-type="string">
            <text:p>801.71000000</text:p>
          </table:table-cell>
          <table:table-cell table:formula="of:=CONCATENATE( &quot;&lt;wavetrack name=|step-&quot;;[.B128]-1;&quot;.&quot;;[.C128];&quot;| channel=|2| linked=|0| mute=|0| solo=|0| height=|150| minimized=|1| isSelected=|0| rate=|44100| gain=|1.0| pan=|0.0|&gt;   &lt;waveclip offset=|&quot;;[.F12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9| channel=|2| linked=|0| mute=|0| solo=|0| height=|150| minimized=|1| isSelected=|0| rate=|44100| gain=|1.0| pan=|0.0|&gt;   &lt;waveclip offset=|801.7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9| channel=|2| linked=|0| mute=|0| solo=|0| height=|150| minimized=|1| isSelected=|0| rate=|44100| gain=|1.0| pan=|0.0|&gt; <text:s text:c="2"/>&lt;waveclip offset=|801.7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VLOOKUP([.B129]; [Sheet2.$A$1:.$K$22]; 4)" office:value-type="float" office:value="4.97" calcext:value-type="float">
            <text:p>4,97</text:p>
          </table:table-cell>
          <table:table-cell table:formula="of:=[.E128]+[.D129]" office:value-type="float" office:value="806.68" calcext:value-type="float">
            <text:p>806,68000000</text:p>
          </table:table-cell>
          <table:table-cell office:value-type="string" calcext:value-type="string">
            <text:p>806.68000000</text:p>
          </table:table-cell>
          <table:table-cell table:formula="of:=CONCATENATE( &quot;&lt;wavetrack name=|step-&quot;;[.B129]-1;&quot;.&quot;;[.C129];&quot;| channel=|2| linked=|0| mute=|0| solo=|0| height=|150| minimized=|1| isSelected=|0| rate=|44100| gain=|1.0| pan=|0.0|&gt;   &lt;waveclip offset=|&quot;;[.F12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10| channel=|2| linked=|0| mute=|0| solo=|0| height=|150| minimized=|1| isSelected=|0| rate=|44100| gain=|1.0| pan=|0.0|&gt;   &lt;waveclip offset=|806.6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10| channel=|2| linked=|0| mute=|0| solo=|0| height=|150| minimized=|1| isSelected=|0| rate=|44100| gain=|1.0| pan=|0.0|&gt; <text:s text:c="2"/>&lt;waveclip offset=|806.6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VLOOKUP([.B130]; [Sheet2.$A$1:.$K$22]; 4)" office:value-type="float" office:value="4.97" calcext:value-type="float">
            <text:p>4,97</text:p>
          </table:table-cell>
          <table:table-cell table:formula="of:=[.E129]+[.D130]" office:value-type="float" office:value="811.65" calcext:value-type="float">
            <text:p>811,65000000</text:p>
          </table:table-cell>
          <table:table-cell office:value-type="string" calcext:value-type="string">
            <text:p>811.65000000</text:p>
          </table:table-cell>
          <table:table-cell table:formula="of:=CONCATENATE( &quot;&lt;wavetrack name=|step-&quot;;[.B130]-1;&quot;.&quot;;[.C130];&quot;| channel=|2| linked=|0| mute=|0| solo=|0| height=|150| minimized=|1| isSelected=|0| rate=|44100| gain=|1.0| pan=|0.0|&gt;   &lt;waveclip offset=|&quot;;[.F13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11| channel=|2| linked=|0| mute=|0| solo=|0| height=|150| minimized=|1| isSelected=|0| rate=|44100| gain=|1.0| pan=|0.0|&gt;   &lt;waveclip offset=|811.65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11| channel=|2| linked=|0| mute=|0| solo=|0| height=|150| minimized=|1| isSelected=|0| rate=|44100| gain=|1.0| pan=|0.0|&gt; <text:s text:c="2"/>&lt;waveclip offset=|811.65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VLOOKUP([.B131]; [Sheet2.$A$1:.$K$22]; 4)" office:value-type="float" office:value="4.97" calcext:value-type="float">
            <text:p>4,97</text:p>
          </table:table-cell>
          <table:table-cell table:formula="of:=[.E130]+[.D131]" office:value-type="float" office:value="816.62" calcext:value-type="float">
            <text:p>816,62000000</text:p>
          </table:table-cell>
          <table:table-cell office:value-type="string" calcext:value-type="string">
            <text:p>816.62000000</text:p>
          </table:table-cell>
          <table:table-cell table:formula="of:=CONCATENATE( &quot;&lt;wavetrack name=|step-&quot;;[.B131]-1;&quot;.&quot;;[.C131];&quot;| channel=|2| linked=|0| mute=|0| solo=|0| height=|150| minimized=|1| isSelected=|0| rate=|44100| gain=|1.0| pan=|0.0|&gt;   &lt;waveclip offset=|&quot;;[.F13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12| channel=|2| linked=|0| mute=|0| solo=|0| height=|150| minimized=|1| isSelected=|0| rate=|44100| gain=|1.0| pan=|0.0|&gt;   &lt;waveclip offset=|816.6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12| channel=|2| linked=|0| mute=|0| solo=|0| height=|150| minimized=|1| isSelected=|0| rate=|44100| gain=|1.0| pan=|0.0|&gt; <text:s text:c="2"/>&lt;waveclip offset=|816.6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20:.B132])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VLOOKUP([.B132]; [Sheet2.$A$1:.$K$22]; 4)" office:value-type="float" office:value="4.97" calcext:value-type="float">
            <text:p>4,97</text:p>
          </table:table-cell>
          <table:table-cell table:formula="of:=[.E131]+[.D132]" office:value-type="float" office:value="821.59" calcext:value-type="float">
            <text:p>821,59000000</text:p>
          </table:table-cell>
          <table:table-cell office:value-type="string" calcext:value-type="string">
            <text:p>821.59000000</text:p>
          </table:table-cell>
          <table:table-cell table:formula="of:=CONCATENATE( &quot;&lt;wavetrack name=|step-&quot;;[.B132]-1;&quot;.&quot;;[.C132];&quot;| channel=|2| linked=|0| mute=|0| solo=|0| height=|150| minimized=|1| isSelected=|0| rate=|44100| gain=|1.0| pan=|0.0|&gt;   &lt;waveclip offset=|&quot;;[.F13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2.13| channel=|2| linked=|0| mute=|0| solo=|0| height=|150| minimized=|1| isSelected=|0| rate=|44100| gain=|1.0| pan=|0.0|&gt;   &lt;waveclip offset=|821.5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2.13| channel=|2| linked=|0| mute=|0| solo=|0| height=|150| minimized=|1| isSelected=|0| rate=|44100| gain=|1.0| pan=|0.0|&gt; <text:s text:c="2"/>&lt;waveclip offset=|821.5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VLOOKUP([.B133]; [Sheet2.$A$1:.$K$22]; 4)" office:value-type="float" office:value="4.8" calcext:value-type="float">
            <text:p>4,8</text:p>
          </table:table-cell>
          <table:table-cell table:formula="of:=[.E132]+[.D133]" office:value-type="float" office:value="826.39" calcext:value-type="float">
            <text:p>826,39000000</text:p>
          </table:table-cell>
          <table:table-cell office:value-type="string" calcext:value-type="string">
            <text:p>826.39000000</text:p>
          </table:table-cell>
          <table:table-cell table:formula="of:=CONCATENATE( &quot;&lt;wavetrack name=|step-&quot;;[.B133]-1;&quot;.&quot;;[.C133];&quot;| channel=|2| linked=|0| mute=|0| solo=|0| height=|150| minimized=|1| isSelected=|0| rate=|44100| gain=|1.0| pan=|0.0|&gt;   &lt;waveclip offset=|&quot;;[.F13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1| channel=|2| linked=|0| mute=|0| solo=|0| height=|150| minimized=|1| isSelected=|0| rate=|44100| gain=|1.0| pan=|0.0|&gt;   &lt;waveclip offset=|826.3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1| channel=|2| linked=|0| mute=|0| solo=|0| height=|150| minimized=|1| isSelected=|0| rate=|44100| gain=|1.0| pan=|0.0|&gt; <text:s text:c="2"/>&lt;waveclip offset=|826.3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VLOOKUP([.B134]; [Sheet2.$A$1:.$K$22]; 4)" office:value-type="float" office:value="4.8" calcext:value-type="float">
            <text:p>4,8</text:p>
          </table:table-cell>
          <table:table-cell table:formula="of:=[.E133]+[.D134]" office:value-type="float" office:value="831.19" calcext:value-type="float">
            <text:p>831,19000000</text:p>
          </table:table-cell>
          <table:table-cell office:value-type="string" calcext:value-type="string">
            <text:p>831.19000000</text:p>
          </table:table-cell>
          <table:table-cell table:formula="of:=CONCATENATE( &quot;&lt;wavetrack name=|step-&quot;;[.B134]-1;&quot;.&quot;;[.C134];&quot;| channel=|2| linked=|0| mute=|0| solo=|0| height=|150| minimized=|1| isSelected=|0| rate=|44100| gain=|1.0| pan=|0.0|&gt;   &lt;waveclip offset=|&quot;;[.F13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2| channel=|2| linked=|0| mute=|0| solo=|0| height=|150| minimized=|1| isSelected=|0| rate=|44100| gain=|1.0| pan=|0.0|&gt;   &lt;waveclip offset=|831.1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2| channel=|2| linked=|0| mute=|0| solo=|0| height=|150| minimized=|1| isSelected=|0| rate=|44100| gain=|1.0| pan=|0.0|&gt; <text:s text:c="2"/>&lt;waveclip offset=|831.1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VLOOKUP([.B135]; [Sheet2.$A$1:.$K$22]; 4)" office:value-type="float" office:value="4.8" calcext:value-type="float">
            <text:p>4,8</text:p>
          </table:table-cell>
          <table:table-cell table:formula="of:=[.E134]+[.D135]" office:value-type="float" office:value="835.99" calcext:value-type="float">
            <text:p>835,99000000</text:p>
          </table:table-cell>
          <table:table-cell office:value-type="string" calcext:value-type="string">
            <text:p>835.99000000</text:p>
          </table:table-cell>
          <table:table-cell table:formula="of:=CONCATENATE( &quot;&lt;wavetrack name=|step-&quot;;[.B135]-1;&quot;.&quot;;[.C135];&quot;| channel=|2| linked=|0| mute=|0| solo=|0| height=|150| minimized=|1| isSelected=|0| rate=|44100| gain=|1.0| pan=|0.0|&gt;   &lt;waveclip offset=|&quot;;[.F13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3| channel=|2| linked=|0| mute=|0| solo=|0| height=|150| minimized=|1| isSelected=|0| rate=|44100| gain=|1.0| pan=|0.0|&gt;   &lt;waveclip offset=|835.9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3| channel=|2| linked=|0| mute=|0| solo=|0| height=|150| minimized=|1| isSelected=|0| rate=|44100| gain=|1.0| pan=|0.0|&gt; <text:s text:c="2"/>&lt;waveclip offset=|835.9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VLOOKUP([.B136]; [Sheet2.$A$1:.$K$22]; 4)" office:value-type="float" office:value="4.8" calcext:value-type="float">
            <text:p>4,8</text:p>
          </table:table-cell>
          <table:table-cell table:formula="of:=[.E135]+[.D136]" office:value-type="float" office:value="840.79" calcext:value-type="float">
            <text:p>840,79000000</text:p>
          </table:table-cell>
          <table:table-cell office:value-type="string" calcext:value-type="string">
            <text:p>840.79000000</text:p>
          </table:table-cell>
          <table:table-cell table:formula="of:=CONCATENATE( &quot;&lt;wavetrack name=|step-&quot;;[.B136]-1;&quot;.&quot;;[.C136];&quot;| channel=|2| linked=|0| mute=|0| solo=|0| height=|150| minimized=|1| isSelected=|0| rate=|44100| gain=|1.0| pan=|0.0|&gt;   &lt;waveclip offset=|&quot;;[.F13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4| channel=|2| linked=|0| mute=|0| solo=|0| height=|150| minimized=|1| isSelected=|0| rate=|44100| gain=|1.0| pan=|0.0|&gt;   &lt;waveclip offset=|840.7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4| channel=|2| linked=|0| mute=|0| solo=|0| height=|150| minimized=|1| isSelected=|0| rate=|44100| gain=|1.0| pan=|0.0|&gt; <text:s text:c="2"/>&lt;waveclip offset=|840.7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VLOOKUP([.B137]; [Sheet2.$A$1:.$K$22]; 4)" office:value-type="float" office:value="4.8" calcext:value-type="float">
            <text:p>4,8</text:p>
          </table:table-cell>
          <table:table-cell table:formula="of:=[.E136]+[.D137]" office:value-type="float" office:value="845.59" calcext:value-type="float">
            <text:p>845,59000000</text:p>
          </table:table-cell>
          <table:table-cell office:value-type="string" calcext:value-type="string">
            <text:p>845.59000000</text:p>
          </table:table-cell>
          <table:table-cell table:formula="of:=CONCATENATE( &quot;&lt;wavetrack name=|step-&quot;;[.B137]-1;&quot;.&quot;;[.C137];&quot;| channel=|2| linked=|0| mute=|0| solo=|0| height=|150| minimized=|1| isSelected=|0| rate=|44100| gain=|1.0| pan=|0.0|&gt;   &lt;waveclip offset=|&quot;;[.F13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5| channel=|2| linked=|0| mute=|0| solo=|0| height=|150| minimized=|1| isSelected=|0| rate=|44100| gain=|1.0| pan=|0.0|&gt;   &lt;waveclip offset=|845.5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5| channel=|2| linked=|0| mute=|0| solo=|0| height=|150| minimized=|1| isSelected=|0| rate=|44100| gain=|1.0| pan=|0.0|&gt; <text:s text:c="2"/>&lt;waveclip offset=|845.5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VLOOKUP([.B138]; [Sheet2.$A$1:.$K$22]; 4)" office:value-type="float" office:value="4.8" calcext:value-type="float">
            <text:p>4,8</text:p>
          </table:table-cell>
          <table:table-cell table:formula="of:=[.E137]+[.D138]" office:value-type="float" office:value="850.39" calcext:value-type="float">
            <text:p>850,39000000</text:p>
          </table:table-cell>
          <table:table-cell office:value-type="string" calcext:value-type="string">
            <text:p>850.39000000</text:p>
          </table:table-cell>
          <table:table-cell table:formula="of:=CONCATENATE( &quot;&lt;wavetrack name=|step-&quot;;[.B138]-1;&quot;.&quot;;[.C138];&quot;| channel=|2| linked=|0| mute=|0| solo=|0| height=|150| minimized=|1| isSelected=|0| rate=|44100| gain=|1.0| pan=|0.0|&gt;   &lt;waveclip offset=|&quot;;[.F13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6| channel=|2| linked=|0| mute=|0| solo=|0| height=|150| minimized=|1| isSelected=|0| rate=|44100| gain=|1.0| pan=|0.0|&gt;   &lt;waveclip offset=|850.3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6| channel=|2| linked=|0| mute=|0| solo=|0| height=|150| minimized=|1| isSelected=|0| rate=|44100| gain=|1.0| pan=|0.0|&gt; <text:s text:c="2"/>&lt;waveclip offset=|850.3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VLOOKUP([.B139]; [Sheet2.$A$1:.$K$22]; 4)" office:value-type="float" office:value="4.8" calcext:value-type="float">
            <text:p>4,8</text:p>
          </table:table-cell>
          <table:table-cell table:formula="of:=[.E138]+[.D139]" office:value-type="float" office:value="855.19" calcext:value-type="float">
            <text:p>855,19000000</text:p>
          </table:table-cell>
          <table:table-cell office:value-type="string" calcext:value-type="string">
            <text:p>855.19000000</text:p>
          </table:table-cell>
          <table:table-cell table:formula="of:=CONCATENATE( &quot;&lt;wavetrack name=|step-&quot;;[.B139]-1;&quot;.&quot;;[.C139];&quot;| channel=|2| linked=|0| mute=|0| solo=|0| height=|150| minimized=|1| isSelected=|0| rate=|44100| gain=|1.0| pan=|0.0|&gt;   &lt;waveclip offset=|&quot;;[.F13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7| channel=|2| linked=|0| mute=|0| solo=|0| height=|150| minimized=|1| isSelected=|0| rate=|44100| gain=|1.0| pan=|0.0|&gt;   &lt;waveclip offset=|855.1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7| channel=|2| linked=|0| mute=|0| solo=|0| height=|150| minimized=|1| isSelected=|0| rate=|44100| gain=|1.0| pan=|0.0|&gt; <text:s text:c="2"/>&lt;waveclip offset=|855.1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VLOOKUP([.B140]; [Sheet2.$A$1:.$K$22]; 4)" office:value-type="float" office:value="4.8" calcext:value-type="float">
            <text:p>4,8</text:p>
          </table:table-cell>
          <table:table-cell table:formula="of:=[.E139]+[.D140]" office:value-type="float" office:value="859.99" calcext:value-type="float">
            <text:p>859,99000000</text:p>
          </table:table-cell>
          <table:table-cell office:value-type="string" calcext:value-type="string">
            <text:p>859.99000000</text:p>
          </table:table-cell>
          <table:table-cell table:formula="of:=CONCATENATE( &quot;&lt;wavetrack name=|step-&quot;;[.B140]-1;&quot;.&quot;;[.C140];&quot;| channel=|2| linked=|0| mute=|0| solo=|0| height=|150| minimized=|1| isSelected=|0| rate=|44100| gain=|1.0| pan=|0.0|&gt;   &lt;waveclip offset=|&quot;;[.F14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8| channel=|2| linked=|0| mute=|0| solo=|0| height=|150| minimized=|1| isSelected=|0| rate=|44100| gain=|1.0| pan=|0.0|&gt;   &lt;waveclip offset=|859.9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8| channel=|2| linked=|0| mute=|0| solo=|0| height=|150| minimized=|1| isSelected=|0| rate=|44100| gain=|1.0| pan=|0.0|&gt; <text:s text:c="2"/>&lt;waveclip offset=|859.9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VLOOKUP([.B141]; [Sheet2.$A$1:.$K$22]; 4)" office:value-type="float" office:value="4.8" calcext:value-type="float">
            <text:p>4,8</text:p>
          </table:table-cell>
          <table:table-cell table:formula="of:=[.E140]+[.D141]" office:value-type="float" office:value="864.79" calcext:value-type="float">
            <text:p>864,79000000</text:p>
          </table:table-cell>
          <table:table-cell office:value-type="string" calcext:value-type="string">
            <text:p>864.79000000</text:p>
          </table:table-cell>
          <table:table-cell table:formula="of:=CONCATENATE( &quot;&lt;wavetrack name=|step-&quot;;[.B141]-1;&quot;.&quot;;[.C141];&quot;| channel=|2| linked=|0| mute=|0| solo=|0| height=|150| minimized=|1| isSelected=|0| rate=|44100| gain=|1.0| pan=|0.0|&gt;   &lt;waveclip offset=|&quot;;[.F14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9| channel=|2| linked=|0| mute=|0| solo=|0| height=|150| minimized=|1| isSelected=|0| rate=|44100| gain=|1.0| pan=|0.0|&gt;   &lt;waveclip offset=|864.7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9| channel=|2| linked=|0| mute=|0| solo=|0| height=|150| minimized=|1| isSelected=|0| rate=|44100| gain=|1.0| pan=|0.0|&gt; <text:s text:c="2"/>&lt;waveclip offset=|864.7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VLOOKUP([.B142]; [Sheet2.$A$1:.$K$22]; 4)" office:value-type="float" office:value="4.8" calcext:value-type="float">
            <text:p>4,8</text:p>
          </table:table-cell>
          <table:table-cell table:formula="of:=[.E141]+[.D142]" office:value-type="float" office:value="869.59" calcext:value-type="float">
            <text:p>869,59000000</text:p>
          </table:table-cell>
          <table:table-cell office:value-type="string" calcext:value-type="string">
            <text:p>869.59000000</text:p>
          </table:table-cell>
          <table:table-cell table:formula="of:=CONCATENATE( &quot;&lt;wavetrack name=|step-&quot;;[.B142]-1;&quot;.&quot;;[.C142];&quot;| channel=|2| linked=|0| mute=|0| solo=|0| height=|150| minimized=|1| isSelected=|0| rate=|44100| gain=|1.0| pan=|0.0|&gt;   &lt;waveclip offset=|&quot;;[.F14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10| channel=|2| linked=|0| mute=|0| solo=|0| height=|150| minimized=|1| isSelected=|0| rate=|44100| gain=|1.0| pan=|0.0|&gt;   &lt;waveclip offset=|869.5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10| channel=|2| linked=|0| mute=|0| solo=|0| height=|150| minimized=|1| isSelected=|0| rate=|44100| gain=|1.0| pan=|0.0|&gt; <text:s text:c="2"/>&lt;waveclip offset=|869.5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VLOOKUP([.B143]; [Sheet2.$A$1:.$K$22]; 4)" office:value-type="float" office:value="4.8" calcext:value-type="float">
            <text:p>4,8</text:p>
          </table:table-cell>
          <table:table-cell table:formula="of:=[.E142]+[.D143]" office:value-type="float" office:value="874.39" calcext:value-type="float">
            <text:p>874,39000000</text:p>
          </table:table-cell>
          <table:table-cell office:value-type="string" calcext:value-type="string">
            <text:p>874.39000000</text:p>
          </table:table-cell>
          <table:table-cell table:formula="of:=CONCATENATE( &quot;&lt;wavetrack name=|step-&quot;;[.B143]-1;&quot;.&quot;;[.C143];&quot;| channel=|2| linked=|0| mute=|0| solo=|0| height=|150| minimized=|1| isSelected=|0| rate=|44100| gain=|1.0| pan=|0.0|&gt;   &lt;waveclip offset=|&quot;;[.F14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11| channel=|2| linked=|0| mute=|0| solo=|0| height=|150| minimized=|1| isSelected=|0| rate=|44100| gain=|1.0| pan=|0.0|&gt;   &lt;waveclip offset=|874.3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11| channel=|2| linked=|0| mute=|0| solo=|0| height=|150| minimized=|1| isSelected=|0| rate=|44100| gain=|1.0| pan=|0.0|&gt; <text:s text:c="2"/>&lt;waveclip offset=|874.3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VLOOKUP([.B144]; [Sheet2.$A$1:.$K$22]; 4)" office:value-type="float" office:value="4.8" calcext:value-type="float">
            <text:p>4,8</text:p>
          </table:table-cell>
          <table:table-cell table:formula="of:=[.E143]+[.D144]" office:value-type="float" office:value="879.19" calcext:value-type="float">
            <text:p>879,19000000</text:p>
          </table:table-cell>
          <table:table-cell office:value-type="string" calcext:value-type="string">
            <text:p>879.19000000</text:p>
          </table:table-cell>
          <table:table-cell table:formula="of:=CONCATENATE( &quot;&lt;wavetrack name=|step-&quot;;[.B144]-1;&quot;.&quot;;[.C144];&quot;| channel=|2| linked=|0| mute=|0| solo=|0| height=|150| minimized=|1| isSelected=|0| rate=|44100| gain=|1.0| pan=|0.0|&gt;   &lt;waveclip offset=|&quot;;[.F14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12| channel=|2| linked=|0| mute=|0| solo=|0| height=|150| minimized=|1| isSelected=|0| rate=|44100| gain=|1.0| pan=|0.0|&gt;   &lt;waveclip offset=|879.1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12| channel=|2| linked=|0| mute=|0| solo=|0| height=|150| minimized=|1| isSelected=|0| rate=|44100| gain=|1.0| pan=|0.0|&gt; <text:s text:c="2"/>&lt;waveclip offset=|879.1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33:.B145])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VLOOKUP([.B145]; [Sheet2.$A$1:.$K$22]; 4)" office:value-type="float" office:value="4.8" calcext:value-type="float">
            <text:p>4,8</text:p>
          </table:table-cell>
          <table:table-cell table:formula="of:=[.E144]+[.D145]" office:value-type="float" office:value="883.99" calcext:value-type="float">
            <text:p>883,99000000</text:p>
          </table:table-cell>
          <table:table-cell office:value-type="string" calcext:value-type="string">
            <text:p>883.99000000</text:p>
          </table:table-cell>
          <table:table-cell table:formula="of:=CONCATENATE( &quot;&lt;wavetrack name=|step-&quot;;[.B145]-1;&quot;.&quot;;[.C145];&quot;| channel=|2| linked=|0| mute=|0| solo=|0| height=|150| minimized=|1| isSelected=|0| rate=|44100| gain=|1.0| pan=|0.0|&gt;   &lt;waveclip offset=|&quot;;[.F14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3.13| channel=|2| linked=|0| mute=|0| solo=|0| height=|150| minimized=|1| isSelected=|0| rate=|44100| gain=|1.0| pan=|0.0|&gt;   &lt;waveclip offset=|883.9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3.13| channel=|2| linked=|0| mute=|0| solo=|0| height=|150| minimized=|1| isSelected=|0| rate=|44100| gain=|1.0| pan=|0.0|&gt; <text:s text:c="2"/>&lt;waveclip offset=|883.9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VLOOKUP([.B146]; [Sheet2.$A$1:.$K$22]; 4)" office:value-type="float" office:value="4.65" calcext:value-type="float">
            <text:p>4,65</text:p>
          </table:table-cell>
          <table:table-cell table:formula="of:=[.E145]+[.D146]" office:value-type="float" office:value="888.64" calcext:value-type="float">
            <text:p>888,64000000</text:p>
          </table:table-cell>
          <table:table-cell office:value-type="string" calcext:value-type="string">
            <text:p>888.64000000</text:p>
          </table:table-cell>
          <table:table-cell table:formula="of:=CONCATENATE( &quot;&lt;wavetrack name=|step-&quot;;[.B146]-1;&quot;.&quot;;[.C146];&quot;| channel=|2| linked=|0| mute=|0| solo=|0| height=|150| minimized=|1| isSelected=|0| rate=|44100| gain=|1.0| pan=|0.0|&gt;   &lt;waveclip offset=|&quot;;[.F14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1| channel=|2| linked=|0| mute=|0| solo=|0| height=|150| minimized=|1| isSelected=|0| rate=|44100| gain=|1.0| pan=|0.0|&gt;   &lt;waveclip offset=|888.6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1| channel=|2| linked=|0| mute=|0| solo=|0| height=|150| minimized=|1| isSelected=|0| rate=|44100| gain=|1.0| pan=|0.0|&gt; <text:s text:c="2"/>&lt;waveclip offset=|888.6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VLOOKUP([.B147]; [Sheet2.$A$1:.$K$22]; 4)" office:value-type="float" office:value="4.65" calcext:value-type="float">
            <text:p>4,65</text:p>
          </table:table-cell>
          <table:table-cell table:formula="of:=[.E146]+[.D147]" office:value-type="float" office:value="893.29" calcext:value-type="float">
            <text:p>893,29000000</text:p>
          </table:table-cell>
          <table:table-cell office:value-type="string" calcext:value-type="string">
            <text:p>893.29000000</text:p>
          </table:table-cell>
          <table:table-cell table:formula="of:=CONCATENATE( &quot;&lt;wavetrack name=|step-&quot;;[.B147]-1;&quot;.&quot;;[.C147];&quot;| channel=|2| linked=|0| mute=|0| solo=|0| height=|150| minimized=|1| isSelected=|0| rate=|44100| gain=|1.0| pan=|0.0|&gt;   &lt;waveclip offset=|&quot;;[.F14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2| channel=|2| linked=|0| mute=|0| solo=|0| height=|150| minimized=|1| isSelected=|0| rate=|44100| gain=|1.0| pan=|0.0|&gt;   &lt;waveclip offset=|893.2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2| channel=|2| linked=|0| mute=|0| solo=|0| height=|150| minimized=|1| isSelected=|0| rate=|44100| gain=|1.0| pan=|0.0|&gt; <text:s text:c="2"/>&lt;waveclip offset=|893.2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VLOOKUP([.B148]; [Sheet2.$A$1:.$K$22]; 4)" office:value-type="float" office:value="4.65" calcext:value-type="float">
            <text:p>4,65</text:p>
          </table:table-cell>
          <table:table-cell table:formula="of:=[.E147]+[.D148]" office:value-type="float" office:value="897.94" calcext:value-type="float">
            <text:p>897,94000000</text:p>
          </table:table-cell>
          <table:table-cell office:value-type="string" calcext:value-type="string">
            <text:p>897.94000000</text:p>
          </table:table-cell>
          <table:table-cell table:formula="of:=CONCATENATE( &quot;&lt;wavetrack name=|step-&quot;;[.B148]-1;&quot;.&quot;;[.C148];&quot;| channel=|2| linked=|0| mute=|0| solo=|0| height=|150| minimized=|1| isSelected=|0| rate=|44100| gain=|1.0| pan=|0.0|&gt;   &lt;waveclip offset=|&quot;;[.F14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3| channel=|2| linked=|0| mute=|0| solo=|0| height=|150| minimized=|1| isSelected=|0| rate=|44100| gain=|1.0| pan=|0.0|&gt;   &lt;waveclip offset=|897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3| channel=|2| linked=|0| mute=|0| solo=|0| height=|150| minimized=|1| isSelected=|0| rate=|44100| gain=|1.0| pan=|0.0|&gt; <text:s text:c="2"/>&lt;waveclip offset=|897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VLOOKUP([.B149]; [Sheet2.$A$1:.$K$22]; 4)" office:value-type="float" office:value="4.65" calcext:value-type="float">
            <text:p>4,65</text:p>
          </table:table-cell>
          <table:table-cell table:formula="of:=[.E148]+[.D149]" office:value-type="float" office:value="902.59" calcext:value-type="float">
            <text:p>902,59000000</text:p>
          </table:table-cell>
          <table:table-cell office:value-type="string" calcext:value-type="string">
            <text:p>902.59000000</text:p>
          </table:table-cell>
          <table:table-cell table:formula="of:=CONCATENATE( &quot;&lt;wavetrack name=|step-&quot;;[.B149]-1;&quot;.&quot;;[.C149];&quot;| channel=|2| linked=|0| mute=|0| solo=|0| height=|150| minimized=|1| isSelected=|0| rate=|44100| gain=|1.0| pan=|0.0|&gt;   &lt;waveclip offset=|&quot;;[.F14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4| channel=|2| linked=|0| mute=|0| solo=|0| height=|150| minimized=|1| isSelected=|0| rate=|44100| gain=|1.0| pan=|0.0|&gt;   &lt;waveclip offset=|902.5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4| channel=|2| linked=|0| mute=|0| solo=|0| height=|150| minimized=|1| isSelected=|0| rate=|44100| gain=|1.0| pan=|0.0|&gt; <text:s text:c="2"/>&lt;waveclip offset=|902.5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VLOOKUP([.B150]; [Sheet2.$A$1:.$K$22]; 4)" office:value-type="float" office:value="4.65" calcext:value-type="float">
            <text:p>4,65</text:p>
          </table:table-cell>
          <table:table-cell table:formula="of:=[.E149]+[.D150]" office:value-type="float" office:value="907.24" calcext:value-type="float">
            <text:p>907,24000000</text:p>
          </table:table-cell>
          <table:table-cell office:value-type="string" calcext:value-type="string">
            <text:p>907.24000000</text:p>
          </table:table-cell>
          <table:table-cell table:formula="of:=CONCATENATE( &quot;&lt;wavetrack name=|step-&quot;;[.B150]-1;&quot;.&quot;;[.C150];&quot;| channel=|2| linked=|0| mute=|0| solo=|0| height=|150| minimized=|1| isSelected=|0| rate=|44100| gain=|1.0| pan=|0.0|&gt;   &lt;waveclip offset=|&quot;;[.F15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5| channel=|2| linked=|0| mute=|0| solo=|0| height=|150| minimized=|1| isSelected=|0| rate=|44100| gain=|1.0| pan=|0.0|&gt;   &lt;waveclip offset=|907.2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5| channel=|2| linked=|0| mute=|0| solo=|0| height=|150| minimized=|1| isSelected=|0| rate=|44100| gain=|1.0| pan=|0.0|&gt; <text:s text:c="2"/>&lt;waveclip offset=|907.2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VLOOKUP([.B151]; [Sheet2.$A$1:.$K$22]; 4)" office:value-type="float" office:value="4.65" calcext:value-type="float">
            <text:p>4,65</text:p>
          </table:table-cell>
          <table:table-cell table:formula="of:=[.E150]+[.D151]" office:value-type="float" office:value="911.89" calcext:value-type="float">
            <text:p>911,89000000</text:p>
          </table:table-cell>
          <table:table-cell office:value-type="string" calcext:value-type="string">
            <text:p>911.89000000</text:p>
          </table:table-cell>
          <table:table-cell table:formula="of:=CONCATENATE( &quot;&lt;wavetrack name=|step-&quot;;[.B151]-1;&quot;.&quot;;[.C151];&quot;| channel=|2| linked=|0| mute=|0| solo=|0| height=|150| minimized=|1| isSelected=|0| rate=|44100| gain=|1.0| pan=|0.0|&gt;   &lt;waveclip offset=|&quot;;[.F15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6| channel=|2| linked=|0| mute=|0| solo=|0| height=|150| minimized=|1| isSelected=|0| rate=|44100| gain=|1.0| pan=|0.0|&gt;   &lt;waveclip offset=|911.8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6| channel=|2| linked=|0| mute=|0| solo=|0| height=|150| minimized=|1| isSelected=|0| rate=|44100| gain=|1.0| pan=|0.0|&gt; <text:s text:c="2"/>&lt;waveclip offset=|911.8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VLOOKUP([.B152]; [Sheet2.$A$1:.$K$22]; 4)" office:value-type="float" office:value="4.65" calcext:value-type="float">
            <text:p>4,65</text:p>
          </table:table-cell>
          <table:table-cell table:formula="of:=[.E151]+[.D152]" office:value-type="float" office:value="916.54" calcext:value-type="float">
            <text:p>916,54000000</text:p>
          </table:table-cell>
          <table:table-cell office:value-type="string" calcext:value-type="string">
            <text:p>916.54000000</text:p>
          </table:table-cell>
          <table:table-cell table:formula="of:=CONCATENATE( &quot;&lt;wavetrack name=|step-&quot;;[.B152]-1;&quot;.&quot;;[.C152];&quot;| channel=|2| linked=|0| mute=|0| solo=|0| height=|150| minimized=|1| isSelected=|0| rate=|44100| gain=|1.0| pan=|0.0|&gt;   &lt;waveclip offset=|&quot;;[.F15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7| channel=|2| linked=|0| mute=|0| solo=|0| height=|150| minimized=|1| isSelected=|0| rate=|44100| gain=|1.0| pan=|0.0|&gt;   &lt;waveclip offset=|916.5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7| channel=|2| linked=|0| mute=|0| solo=|0| height=|150| minimized=|1| isSelected=|0| rate=|44100| gain=|1.0| pan=|0.0|&gt; <text:s text:c="2"/>&lt;waveclip offset=|916.5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VLOOKUP([.B153]; [Sheet2.$A$1:.$K$22]; 4)" office:value-type="float" office:value="4.65" calcext:value-type="float">
            <text:p>4,65</text:p>
          </table:table-cell>
          <table:table-cell table:formula="of:=[.E152]+[.D153]" office:value-type="float" office:value="921.19" calcext:value-type="float">
            <text:p>921,19000000</text:p>
          </table:table-cell>
          <table:table-cell office:value-type="string" calcext:value-type="string">
            <text:p>921.19000000</text:p>
          </table:table-cell>
          <table:table-cell table:formula="of:=CONCATENATE( &quot;&lt;wavetrack name=|step-&quot;;[.B153]-1;&quot;.&quot;;[.C153];&quot;| channel=|2| linked=|0| mute=|0| solo=|0| height=|150| minimized=|1| isSelected=|0| rate=|44100| gain=|1.0| pan=|0.0|&gt;   &lt;waveclip offset=|&quot;;[.F15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8| channel=|2| linked=|0| mute=|0| solo=|0| height=|150| minimized=|1| isSelected=|0| rate=|44100| gain=|1.0| pan=|0.0|&gt;   &lt;waveclip offset=|921.1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8| channel=|2| linked=|0| mute=|0| solo=|0| height=|150| minimized=|1| isSelected=|0| rate=|44100| gain=|1.0| pan=|0.0|&gt; <text:s text:c="2"/>&lt;waveclip offset=|921.1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VLOOKUP([.B154]; [Sheet2.$A$1:.$K$22]; 4)" office:value-type="float" office:value="4.65" calcext:value-type="float">
            <text:p>4,65</text:p>
          </table:table-cell>
          <table:table-cell table:formula="of:=[.E153]+[.D154]" office:value-type="float" office:value="925.84" calcext:value-type="float">
            <text:p>925,84000000</text:p>
          </table:table-cell>
          <table:table-cell office:value-type="string" calcext:value-type="string">
            <text:p>925.84000000</text:p>
          </table:table-cell>
          <table:table-cell table:formula="of:=CONCATENATE( &quot;&lt;wavetrack name=|step-&quot;;[.B154]-1;&quot;.&quot;;[.C154];&quot;| channel=|2| linked=|0| mute=|0| solo=|0| height=|150| minimized=|1| isSelected=|0| rate=|44100| gain=|1.0| pan=|0.0|&gt;   &lt;waveclip offset=|&quot;;[.F15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9| channel=|2| linked=|0| mute=|0| solo=|0| height=|150| minimized=|1| isSelected=|0| rate=|44100| gain=|1.0| pan=|0.0|&gt;   &lt;waveclip offset=|925.8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9| channel=|2| linked=|0| mute=|0| solo=|0| height=|150| minimized=|1| isSelected=|0| rate=|44100| gain=|1.0| pan=|0.0|&gt; <text:s text:c="2"/>&lt;waveclip offset=|925.8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VLOOKUP([.B155]; [Sheet2.$A$1:.$K$22]; 4)" office:value-type="float" office:value="4.65" calcext:value-type="float">
            <text:p>4,65</text:p>
          </table:table-cell>
          <table:table-cell table:formula="of:=[.E154]+[.D155]" office:value-type="float" office:value="930.49" calcext:value-type="float">
            <text:p>930,49000000</text:p>
          </table:table-cell>
          <table:table-cell office:value-type="string" calcext:value-type="string">
            <text:p>930.49000000</text:p>
          </table:table-cell>
          <table:table-cell table:formula="of:=CONCATENATE( &quot;&lt;wavetrack name=|step-&quot;;[.B155]-1;&quot;.&quot;;[.C155];&quot;| channel=|2| linked=|0| mute=|0| solo=|0| height=|150| minimized=|1| isSelected=|0| rate=|44100| gain=|1.0| pan=|0.0|&gt;   &lt;waveclip offset=|&quot;;[.F15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10| channel=|2| linked=|0| mute=|0| solo=|0| height=|150| minimized=|1| isSelected=|0| rate=|44100| gain=|1.0| pan=|0.0|&gt;   &lt;waveclip offset=|930.4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10| channel=|2| linked=|0| mute=|0| solo=|0| height=|150| minimized=|1| isSelected=|0| rate=|44100| gain=|1.0| pan=|0.0|&gt; <text:s text:c="2"/>&lt;waveclip offset=|930.4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VLOOKUP([.B156]; [Sheet2.$A$1:.$K$22]; 4)" office:value-type="float" office:value="4.65" calcext:value-type="float">
            <text:p>4,65</text:p>
          </table:table-cell>
          <table:table-cell table:formula="of:=[.E155]+[.D156]" office:value-type="float" office:value="935.139999999999" calcext:value-type="float">
            <text:p>935,14000000</text:p>
          </table:table-cell>
          <table:table-cell office:value-type="string" calcext:value-type="string">
            <text:p>935.14000000</text:p>
          </table:table-cell>
          <table:table-cell table:formula="of:=CONCATENATE( &quot;&lt;wavetrack name=|step-&quot;;[.B156]-1;&quot;.&quot;;[.C156];&quot;| channel=|2| linked=|0| mute=|0| solo=|0| height=|150| minimized=|1| isSelected=|0| rate=|44100| gain=|1.0| pan=|0.0|&gt;   &lt;waveclip offset=|&quot;;[.F15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11| channel=|2| linked=|0| mute=|0| solo=|0| height=|150| minimized=|1| isSelected=|0| rate=|44100| gain=|1.0| pan=|0.0|&gt;   &lt;waveclip offset=|935.1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11| channel=|2| linked=|0| mute=|0| solo=|0| height=|150| minimized=|1| isSelected=|0| rate=|44100| gain=|1.0| pan=|0.0|&gt; <text:s text:c="2"/>&lt;waveclip offset=|935.1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VLOOKUP([.B157]; [Sheet2.$A$1:.$K$22]; 4)" office:value-type="float" office:value="4.65" calcext:value-type="float">
            <text:p>4,65</text:p>
          </table:table-cell>
          <table:table-cell table:formula="of:=[.E156]+[.D157]" office:value-type="float" office:value="939.789999999999" calcext:value-type="float">
            <text:p>939,79000000</text:p>
          </table:table-cell>
          <table:table-cell office:value-type="string" calcext:value-type="string">
            <text:p>939.79000000</text:p>
          </table:table-cell>
          <table:table-cell table:formula="of:=CONCATENATE( &quot;&lt;wavetrack name=|step-&quot;;[.B157]-1;&quot;.&quot;;[.C157];&quot;| channel=|2| linked=|0| mute=|0| solo=|0| height=|150| minimized=|1| isSelected=|0| rate=|44100| gain=|1.0| pan=|0.0|&gt;   &lt;waveclip offset=|&quot;;[.F15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12| channel=|2| linked=|0| mute=|0| solo=|0| height=|150| minimized=|1| isSelected=|0| rate=|44100| gain=|1.0| pan=|0.0|&gt;   &lt;waveclip offset=|939.7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12| channel=|2| linked=|0| mute=|0| solo=|0| height=|150| minimized=|1| isSelected=|0| rate=|44100| gain=|1.0| pan=|0.0|&gt; <text:s text:c="2"/>&lt;waveclip offset=|939.7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46:.B158])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VLOOKUP([.B158]; [Sheet2.$A$1:.$K$22]; 4)" office:value-type="float" office:value="4.65" calcext:value-type="float">
            <text:p>4,65</text:p>
          </table:table-cell>
          <table:table-cell table:formula="of:=[.E157]+[.D158]" office:value-type="float" office:value="944.439999999999" calcext:value-type="float">
            <text:p>944,44000000</text:p>
          </table:table-cell>
          <table:table-cell office:value-type="string" calcext:value-type="string">
            <text:p>944.44000000</text:p>
          </table:table-cell>
          <table:table-cell table:formula="of:=CONCATENATE( &quot;&lt;wavetrack name=|step-&quot;;[.B158]-1;&quot;.&quot;;[.C158];&quot;| channel=|2| linked=|0| mute=|0| solo=|0| height=|150| minimized=|1| isSelected=|0| rate=|44100| gain=|1.0| pan=|0.0|&gt;   &lt;waveclip offset=|&quot;;[.F15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4.13| channel=|2| linked=|0| mute=|0| solo=|0| height=|150| minimized=|1| isSelected=|0| rate=|44100| gain=|1.0| pan=|0.0|&gt;   &lt;waveclip offset=|944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4.13| channel=|2| linked=|0| mute=|0| solo=|0| height=|150| minimized=|1| isSelected=|0| rate=|44100| gain=|1.0| pan=|0.0|&gt; <text:s text:c="2"/>&lt;waveclip offset=|944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VLOOKUP([.B159]; [Sheet2.$A$1:.$K$22]; 4)" office:value-type="float" office:value="4.5" calcext:value-type="float">
            <text:p>4,5</text:p>
          </table:table-cell>
          <table:table-cell table:formula="of:=[.E158]+[.D159]" office:value-type="float" office:value="948.939999999999" calcext:value-type="float">
            <text:p>948,94000000</text:p>
          </table:table-cell>
          <table:table-cell office:value-type="string" calcext:value-type="string">
            <text:p>948.94000000</text:p>
          </table:table-cell>
          <table:table-cell table:formula="of:=CONCATENATE( &quot;&lt;wavetrack name=|step-&quot;;[.B159]-1;&quot;.&quot;;[.C159];&quot;| channel=|2| linked=|0| mute=|0| solo=|0| height=|150| minimized=|1| isSelected=|0| rate=|44100| gain=|1.0| pan=|0.0|&gt;   &lt;waveclip offset=|&quot;;[.F15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1| channel=|2| linked=|0| mute=|0| solo=|0| height=|150| minimized=|1| isSelected=|0| rate=|44100| gain=|1.0| pan=|0.0|&gt;   &lt;waveclip offset=|948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1| channel=|2| linked=|0| mute=|0| solo=|0| height=|150| minimized=|1| isSelected=|0| rate=|44100| gain=|1.0| pan=|0.0|&gt; <text:s text:c="2"/>&lt;waveclip offset=|948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VLOOKUP([.B160]; [Sheet2.$A$1:.$K$22]; 4)" office:value-type="float" office:value="4.5" calcext:value-type="float">
            <text:p>4,5</text:p>
          </table:table-cell>
          <table:table-cell table:formula="of:=[.E159]+[.D160]" office:value-type="float" office:value="953.439999999999" calcext:value-type="float">
            <text:p>953,44000000</text:p>
          </table:table-cell>
          <table:table-cell office:value-type="string" calcext:value-type="string">
            <text:p>953.44000000</text:p>
          </table:table-cell>
          <table:table-cell table:formula="of:=CONCATENATE( &quot;&lt;wavetrack name=|step-&quot;;[.B160]-1;&quot;.&quot;;[.C160];&quot;| channel=|2| linked=|0| mute=|0| solo=|0| height=|150| minimized=|1| isSelected=|0| rate=|44100| gain=|1.0| pan=|0.0|&gt;   &lt;waveclip offset=|&quot;;[.F16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2| channel=|2| linked=|0| mute=|0| solo=|0| height=|150| minimized=|1| isSelected=|0| rate=|44100| gain=|1.0| pan=|0.0|&gt;   &lt;waveclip offset=|953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2| channel=|2| linked=|0| mute=|0| solo=|0| height=|150| minimized=|1| isSelected=|0| rate=|44100| gain=|1.0| pan=|0.0|&gt; <text:s text:c="2"/>&lt;waveclip offset=|953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VLOOKUP([.B161]; [Sheet2.$A$1:.$K$22]; 4)" office:value-type="float" office:value="4.5" calcext:value-type="float">
            <text:p>4,5</text:p>
          </table:table-cell>
          <table:table-cell table:formula="of:=[.E160]+[.D161]" office:value-type="float" office:value="957.939999999999" calcext:value-type="float">
            <text:p>957,94000000</text:p>
          </table:table-cell>
          <table:table-cell office:value-type="string" calcext:value-type="string">
            <text:p>957.94000000</text:p>
          </table:table-cell>
          <table:table-cell table:formula="of:=CONCATENATE( &quot;&lt;wavetrack name=|step-&quot;;[.B161]-1;&quot;.&quot;;[.C161];&quot;| channel=|2| linked=|0| mute=|0| solo=|0| height=|150| minimized=|1| isSelected=|0| rate=|44100| gain=|1.0| pan=|0.0|&gt;   &lt;waveclip offset=|&quot;;[.F16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3| channel=|2| linked=|0| mute=|0| solo=|0| height=|150| minimized=|1| isSelected=|0| rate=|44100| gain=|1.0| pan=|0.0|&gt;   &lt;waveclip offset=|957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3| channel=|2| linked=|0| mute=|0| solo=|0| height=|150| minimized=|1| isSelected=|0| rate=|44100| gain=|1.0| pan=|0.0|&gt; <text:s text:c="2"/>&lt;waveclip offset=|957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VLOOKUP([.B162]; [Sheet2.$A$1:.$K$22]; 4)" office:value-type="float" office:value="4.5" calcext:value-type="float">
            <text:p>4,5</text:p>
          </table:table-cell>
          <table:table-cell table:formula="of:=[.E161]+[.D162]" office:value-type="float" office:value="962.439999999999" calcext:value-type="float">
            <text:p>962,44000000</text:p>
          </table:table-cell>
          <table:table-cell office:value-type="string" calcext:value-type="string">
            <text:p>962.44000000</text:p>
          </table:table-cell>
          <table:table-cell table:formula="of:=CONCATENATE( &quot;&lt;wavetrack name=|step-&quot;;[.B162]-1;&quot;.&quot;;[.C162];&quot;| channel=|2| linked=|0| mute=|0| solo=|0| height=|150| minimized=|1| isSelected=|0| rate=|44100| gain=|1.0| pan=|0.0|&gt;   &lt;waveclip offset=|&quot;;[.F16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4| channel=|2| linked=|0| mute=|0| solo=|0| height=|150| minimized=|1| isSelected=|0| rate=|44100| gain=|1.0| pan=|0.0|&gt;   &lt;waveclip offset=|962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4| channel=|2| linked=|0| mute=|0| solo=|0| height=|150| minimized=|1| isSelected=|0| rate=|44100| gain=|1.0| pan=|0.0|&gt; <text:s text:c="2"/>&lt;waveclip offset=|962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VLOOKUP([.B163]; [Sheet2.$A$1:.$K$22]; 4)" office:value-type="float" office:value="4.5" calcext:value-type="float">
            <text:p>4,5</text:p>
          </table:table-cell>
          <table:table-cell table:formula="of:=[.E162]+[.D163]" office:value-type="float" office:value="966.939999999999" calcext:value-type="float">
            <text:p>966,94000000</text:p>
          </table:table-cell>
          <table:table-cell office:value-type="string" calcext:value-type="string">
            <text:p>966.94000000</text:p>
          </table:table-cell>
          <table:table-cell table:formula="of:=CONCATENATE( &quot;&lt;wavetrack name=|step-&quot;;[.B163]-1;&quot;.&quot;;[.C163];&quot;| channel=|2| linked=|0| mute=|0| solo=|0| height=|150| minimized=|1| isSelected=|0| rate=|44100| gain=|1.0| pan=|0.0|&gt;   &lt;waveclip offset=|&quot;;[.F16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5| channel=|2| linked=|0| mute=|0| solo=|0| height=|150| minimized=|1| isSelected=|0| rate=|44100| gain=|1.0| pan=|0.0|&gt;   &lt;waveclip offset=|966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5| channel=|2| linked=|0| mute=|0| solo=|0| height=|150| minimized=|1| isSelected=|0| rate=|44100| gain=|1.0| pan=|0.0|&gt; <text:s text:c="2"/>&lt;waveclip offset=|966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VLOOKUP([.B164]; [Sheet2.$A$1:.$K$22]; 4)" office:value-type="float" office:value="4.5" calcext:value-type="float">
            <text:p>4,5</text:p>
          </table:table-cell>
          <table:table-cell table:formula="of:=[.E163]+[.D164]" office:value-type="float" office:value="971.439999999999" calcext:value-type="float">
            <text:p>971,44000000</text:p>
          </table:table-cell>
          <table:table-cell office:value-type="string" calcext:value-type="string">
            <text:p>971.44000000</text:p>
          </table:table-cell>
          <table:table-cell table:formula="of:=CONCATENATE( &quot;&lt;wavetrack name=|step-&quot;;[.B164]-1;&quot;.&quot;;[.C164];&quot;| channel=|2| linked=|0| mute=|0| solo=|0| height=|150| minimized=|1| isSelected=|0| rate=|44100| gain=|1.0| pan=|0.0|&gt;   &lt;waveclip offset=|&quot;;[.F16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6| channel=|2| linked=|0| mute=|0| solo=|0| height=|150| minimized=|1| isSelected=|0| rate=|44100| gain=|1.0| pan=|0.0|&gt;   &lt;waveclip offset=|971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6| channel=|2| linked=|0| mute=|0| solo=|0| height=|150| minimized=|1| isSelected=|0| rate=|44100| gain=|1.0| pan=|0.0|&gt; <text:s text:c="2"/>&lt;waveclip offset=|971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VLOOKUP([.B165]; [Sheet2.$A$1:.$K$22]; 4)" office:value-type="float" office:value="4.5" calcext:value-type="float">
            <text:p>4,5</text:p>
          </table:table-cell>
          <table:table-cell table:formula="of:=[.E164]+[.D165]" office:value-type="float" office:value="975.939999999999" calcext:value-type="float">
            <text:p>975,94000000</text:p>
          </table:table-cell>
          <table:table-cell office:value-type="string" calcext:value-type="string">
            <text:p>975.94000000</text:p>
          </table:table-cell>
          <table:table-cell table:formula="of:=CONCATENATE( &quot;&lt;wavetrack name=|step-&quot;;[.B165]-1;&quot;.&quot;;[.C165];&quot;| channel=|2| linked=|0| mute=|0| solo=|0| height=|150| minimized=|1| isSelected=|0| rate=|44100| gain=|1.0| pan=|0.0|&gt;   &lt;waveclip offset=|&quot;;[.F16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7| channel=|2| linked=|0| mute=|0| solo=|0| height=|150| minimized=|1| isSelected=|0| rate=|44100| gain=|1.0| pan=|0.0|&gt;   &lt;waveclip offset=|975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7| channel=|2| linked=|0| mute=|0| solo=|0| height=|150| minimized=|1| isSelected=|0| rate=|44100| gain=|1.0| pan=|0.0|&gt; <text:s text:c="2"/>&lt;waveclip offset=|975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VLOOKUP([.B166]; [Sheet2.$A$1:.$K$22]; 4)" office:value-type="float" office:value="4.5" calcext:value-type="float">
            <text:p>4,5</text:p>
          </table:table-cell>
          <table:table-cell table:formula="of:=[.E165]+[.D166]" office:value-type="float" office:value="980.439999999999" calcext:value-type="float">
            <text:p>980,44000000</text:p>
          </table:table-cell>
          <table:table-cell office:value-type="string" calcext:value-type="string">
            <text:p>980.44000000</text:p>
          </table:table-cell>
          <table:table-cell table:formula="of:=CONCATENATE( &quot;&lt;wavetrack name=|step-&quot;;[.B166]-1;&quot;.&quot;;[.C166];&quot;| channel=|2| linked=|0| mute=|0| solo=|0| height=|150| minimized=|1| isSelected=|0| rate=|44100| gain=|1.0| pan=|0.0|&gt;   &lt;waveclip offset=|&quot;;[.F16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8| channel=|2| linked=|0| mute=|0| solo=|0| height=|150| minimized=|1| isSelected=|0| rate=|44100| gain=|1.0| pan=|0.0|&gt;   &lt;waveclip offset=|980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8| channel=|2| linked=|0| mute=|0| solo=|0| height=|150| minimized=|1| isSelected=|0| rate=|44100| gain=|1.0| pan=|0.0|&gt; <text:s text:c="2"/>&lt;waveclip offset=|980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VLOOKUP([.B167]; [Sheet2.$A$1:.$K$22]; 4)" office:value-type="float" office:value="4.5" calcext:value-type="float">
            <text:p>4,5</text:p>
          </table:table-cell>
          <table:table-cell table:formula="of:=[.E166]+[.D167]" office:value-type="float" office:value="984.94" calcext:value-type="float">
            <text:p>984,94000000</text:p>
          </table:table-cell>
          <table:table-cell office:value-type="string" calcext:value-type="string">
            <text:p>984.94000000</text:p>
          </table:table-cell>
          <table:table-cell table:formula="of:=CONCATENATE( &quot;&lt;wavetrack name=|step-&quot;;[.B167]-1;&quot;.&quot;;[.C167];&quot;| channel=|2| linked=|0| mute=|0| solo=|0| height=|150| minimized=|1| isSelected=|0| rate=|44100| gain=|1.0| pan=|0.0|&gt;   &lt;waveclip offset=|&quot;;[.F16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9| channel=|2| linked=|0| mute=|0| solo=|0| height=|150| minimized=|1| isSelected=|0| rate=|44100| gain=|1.0| pan=|0.0|&gt;   &lt;waveclip offset=|984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9| channel=|2| linked=|0| mute=|0| solo=|0| height=|150| minimized=|1| isSelected=|0| rate=|44100| gain=|1.0| pan=|0.0|&gt; <text:s text:c="2"/>&lt;waveclip offset=|984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VLOOKUP([.B168]; [Sheet2.$A$1:.$K$22]; 4)" office:value-type="float" office:value="4.5" calcext:value-type="float">
            <text:p>4,5</text:p>
          </table:table-cell>
          <table:table-cell table:formula="of:=[.E167]+[.D168]" office:value-type="float" office:value="989.44" calcext:value-type="float">
            <text:p>989,44000000</text:p>
          </table:table-cell>
          <table:table-cell office:value-type="string" calcext:value-type="string">
            <text:p>989.44000000</text:p>
          </table:table-cell>
          <table:table-cell table:formula="of:=CONCATENATE( &quot;&lt;wavetrack name=|step-&quot;;[.B168]-1;&quot;.&quot;;[.C168];&quot;| channel=|2| linked=|0| mute=|0| solo=|0| height=|150| minimized=|1| isSelected=|0| rate=|44100| gain=|1.0| pan=|0.0|&gt;   &lt;waveclip offset=|&quot;;[.F16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10| channel=|2| linked=|0| mute=|0| solo=|0| height=|150| minimized=|1| isSelected=|0| rate=|44100| gain=|1.0| pan=|0.0|&gt;   &lt;waveclip offset=|989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10| channel=|2| linked=|0| mute=|0| solo=|0| height=|150| minimized=|1| isSelected=|0| rate=|44100| gain=|1.0| pan=|0.0|&gt; <text:s text:c="2"/>&lt;waveclip offset=|989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VLOOKUP([.B169]; [Sheet2.$A$1:.$K$22]; 4)" office:value-type="float" office:value="4.5" calcext:value-type="float">
            <text:p>4,5</text:p>
          </table:table-cell>
          <table:table-cell table:formula="of:=[.E168]+[.D169]" office:value-type="float" office:value="993.94" calcext:value-type="float">
            <text:p>993,94000000</text:p>
          </table:table-cell>
          <table:table-cell office:value-type="string" calcext:value-type="string">
            <text:p>993.94000000</text:p>
          </table:table-cell>
          <table:table-cell table:formula="of:=CONCATENATE( &quot;&lt;wavetrack name=|step-&quot;;[.B169]-1;&quot;.&quot;;[.C169];&quot;| channel=|2| linked=|0| mute=|0| solo=|0| height=|150| minimized=|1| isSelected=|0| rate=|44100| gain=|1.0| pan=|0.0|&gt;   &lt;waveclip offset=|&quot;;[.F16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11| channel=|2| linked=|0| mute=|0| solo=|0| height=|150| minimized=|1| isSelected=|0| rate=|44100| gain=|1.0| pan=|0.0|&gt;   &lt;waveclip offset=|993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11| channel=|2| linked=|0| mute=|0| solo=|0| height=|150| minimized=|1| isSelected=|0| rate=|44100| gain=|1.0| pan=|0.0|&gt; <text:s text:c="2"/>&lt;waveclip offset=|993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VLOOKUP([.B170]; [Sheet2.$A$1:.$K$22]; 4)" office:value-type="float" office:value="4.5" calcext:value-type="float">
            <text:p>4,5</text:p>
          </table:table-cell>
          <table:table-cell table:formula="of:=[.E169]+[.D170]" office:value-type="float" office:value="998.44" calcext:value-type="float">
            <text:p>998,44000000</text:p>
          </table:table-cell>
          <table:table-cell office:value-type="string" calcext:value-type="string">
            <text:p>998.44000000</text:p>
          </table:table-cell>
          <table:table-cell table:formula="of:=CONCATENATE( &quot;&lt;wavetrack name=|step-&quot;;[.B170]-1;&quot;.&quot;;[.C170];&quot;| channel=|2| linked=|0| mute=|0| solo=|0| height=|150| minimized=|1| isSelected=|0| rate=|44100| gain=|1.0| pan=|0.0|&gt;   &lt;waveclip offset=|&quot;;[.F17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12| channel=|2| linked=|0| mute=|0| solo=|0| height=|150| minimized=|1| isSelected=|0| rate=|44100| gain=|1.0| pan=|0.0|&gt;   &lt;waveclip offset=|998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12| channel=|2| linked=|0| mute=|0| solo=|0| height=|150| minimized=|1| isSelected=|0| rate=|44100| gain=|1.0| pan=|0.0|&gt; <text:s text:c="2"/>&lt;waveclip offset=|998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VLOOKUP([.B171]; [Sheet2.$A$1:.$K$22]; 4)" office:value-type="float" office:value="4.5" calcext:value-type="float">
            <text:p>4,5</text:p>
          </table:table-cell>
          <table:table-cell table:formula="of:=[.E170]+[.D171]" office:value-type="float" office:value="1002.94" calcext:value-type="float">
            <text:p>1002,94000000</text:p>
          </table:table-cell>
          <table:table-cell office:value-type="string" calcext:value-type="string">
            <text:p>1002.94000000</text:p>
          </table:table-cell>
          <table:table-cell table:formula="of:=CONCATENATE( &quot;&lt;wavetrack name=|step-&quot;;[.B171]-1;&quot;.&quot;;[.C171];&quot;| channel=|2| linked=|0| mute=|0| solo=|0| height=|150| minimized=|1| isSelected=|0| rate=|44100| gain=|1.0| pan=|0.0|&gt;   &lt;waveclip offset=|&quot;;[.F17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13| channel=|2| linked=|0| mute=|0| solo=|0| height=|150| minimized=|1| isSelected=|0| rate=|44100| gain=|1.0| pan=|0.0|&gt;   &lt;waveclip offset=|1002.9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13| channel=|2| linked=|0| mute=|0| solo=|0| height=|150| minimized=|1| isSelected=|0| rate=|44100| gain=|1.0| pan=|0.0|&gt; <text:s text:c="2"/>&lt;waveclip offset=|1002.9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59:.B172])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VLOOKUP([.B172]; [Sheet2.$A$1:.$K$22]; 4)" office:value-type="float" office:value="4.5" calcext:value-type="float">
            <text:p>4,5</text:p>
          </table:table-cell>
          <table:table-cell table:formula="of:=[.E171]+[.D172]" office:value-type="float" office:value="1007.44" calcext:value-type="float">
            <text:p>1007,44000000</text:p>
          </table:table-cell>
          <table:table-cell office:value-type="string" calcext:value-type="string">
            <text:p>1007.44000000</text:p>
          </table:table-cell>
          <table:table-cell table:formula="of:=CONCATENATE( &quot;&lt;wavetrack name=|step-&quot;;[.B172]-1;&quot;.&quot;;[.C172];&quot;| channel=|2| linked=|0| mute=|0| solo=|0| height=|150| minimized=|1| isSelected=|0| rate=|44100| gain=|1.0| pan=|0.0|&gt;   &lt;waveclip offset=|&quot;;[.F17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5.14| channel=|2| linked=|0| mute=|0| solo=|0| height=|150| minimized=|1| isSelected=|0| rate=|44100| gain=|1.0| pan=|0.0|&gt;   &lt;waveclip offset=|1007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5.14| channel=|2| linked=|0| mute=|0| solo=|0| height=|150| minimized=|1| isSelected=|0| rate=|44100| gain=|1.0| pan=|0.0|&gt; <text:s text:c="2"/>&lt;waveclip offset=|1007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VLOOKUP([.B173]; [Sheet2.$A$1:.$K$22]; 4)" office:value-type="float" office:value="4.36" calcext:value-type="float">
            <text:p>4,36</text:p>
          </table:table-cell>
          <table:table-cell table:formula="of:=[.E172]+[.D173]" office:value-type="float" office:value="1011.8" calcext:value-type="float">
            <text:p>1011,80000000</text:p>
          </table:table-cell>
          <table:table-cell office:value-type="string" calcext:value-type="string">
            <text:p>1011.80000000</text:p>
          </table:table-cell>
          <table:table-cell table:formula="of:=CONCATENATE( &quot;&lt;wavetrack name=|step-&quot;;[.B173]-1;&quot;.&quot;;[.C173];&quot;| channel=|2| linked=|0| mute=|0| solo=|0| height=|150| minimized=|1| isSelected=|0| rate=|44100| gain=|1.0| pan=|0.0|&gt;   &lt;waveclip offset=|&quot;;[.F17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1| channel=|2| linked=|0| mute=|0| solo=|0| height=|150| minimized=|1| isSelected=|0| rate=|44100| gain=|1.0| pan=|0.0|&gt;   &lt;waveclip offset=|1011.8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1| channel=|2| linked=|0| mute=|0| solo=|0| height=|150| minimized=|1| isSelected=|0| rate=|44100| gain=|1.0| pan=|0.0|&gt; <text:s text:c="2"/>&lt;waveclip offset=|1011.8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VLOOKUP([.B174]; [Sheet2.$A$1:.$K$22]; 4)" office:value-type="float" office:value="4.36" calcext:value-type="float">
            <text:p>4,36</text:p>
          </table:table-cell>
          <table:table-cell table:formula="of:=[.E173]+[.D174]" office:value-type="float" office:value="1016.16" calcext:value-type="float">
            <text:p>1016,16000000</text:p>
          </table:table-cell>
          <table:table-cell office:value-type="string" calcext:value-type="string">
            <text:p>1016.16000000</text:p>
          </table:table-cell>
          <table:table-cell table:formula="of:=CONCATENATE( &quot;&lt;wavetrack name=|step-&quot;;[.B174]-1;&quot;.&quot;;[.C174];&quot;| channel=|2| linked=|0| mute=|0| solo=|0| height=|150| minimized=|1| isSelected=|0| rate=|44100| gain=|1.0| pan=|0.0|&gt;   &lt;waveclip offset=|&quot;;[.F17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2| channel=|2| linked=|0| mute=|0| solo=|0| height=|150| minimized=|1| isSelected=|0| rate=|44100| gain=|1.0| pan=|0.0|&gt;   &lt;waveclip offset=|1016.1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2| channel=|2| linked=|0| mute=|0| solo=|0| height=|150| minimized=|1| isSelected=|0| rate=|44100| gain=|1.0| pan=|0.0|&gt; <text:s text:c="2"/>&lt;waveclip offset=|1016.1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VLOOKUP([.B175]; [Sheet2.$A$1:.$K$22]; 4)" office:value-type="float" office:value="4.36" calcext:value-type="float">
            <text:p>4,36</text:p>
          </table:table-cell>
          <table:table-cell table:formula="of:=[.E174]+[.D175]" office:value-type="float" office:value="1020.52" calcext:value-type="float">
            <text:p>1020,52000000</text:p>
          </table:table-cell>
          <table:table-cell office:value-type="string" calcext:value-type="string">
            <text:p>1020.52000000</text:p>
          </table:table-cell>
          <table:table-cell table:formula="of:=CONCATENATE( &quot;&lt;wavetrack name=|step-&quot;;[.B175]-1;&quot;.&quot;;[.C175];&quot;| channel=|2| linked=|0| mute=|0| solo=|0| height=|150| minimized=|1| isSelected=|0| rate=|44100| gain=|1.0| pan=|0.0|&gt;   &lt;waveclip offset=|&quot;;[.F17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3| channel=|2| linked=|0| mute=|0| solo=|0| height=|150| minimized=|1| isSelected=|0| rate=|44100| gain=|1.0| pan=|0.0|&gt;   &lt;waveclip offset=|1020.5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3| channel=|2| linked=|0| mute=|0| solo=|0| height=|150| minimized=|1| isSelected=|0| rate=|44100| gain=|1.0| pan=|0.0|&gt; <text:s text:c="2"/>&lt;waveclip offset=|1020.5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VLOOKUP([.B176]; [Sheet2.$A$1:.$K$22]; 4)" office:value-type="float" office:value="4.36" calcext:value-type="float">
            <text:p>4,36</text:p>
          </table:table-cell>
          <table:table-cell table:formula="of:=[.E175]+[.D176]" office:value-type="float" office:value="1024.88" calcext:value-type="float">
            <text:p>1024,88000000</text:p>
          </table:table-cell>
          <table:table-cell office:value-type="string" calcext:value-type="string">
            <text:p>1024.88000000</text:p>
          </table:table-cell>
          <table:table-cell table:formula="of:=CONCATENATE( &quot;&lt;wavetrack name=|step-&quot;;[.B176]-1;&quot;.&quot;;[.C176];&quot;| channel=|2| linked=|0| mute=|0| solo=|0| height=|150| minimized=|1| isSelected=|0| rate=|44100| gain=|1.0| pan=|0.0|&gt;   &lt;waveclip offset=|&quot;;[.F17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4| channel=|2| linked=|0| mute=|0| solo=|0| height=|150| minimized=|1| isSelected=|0| rate=|44100| gain=|1.0| pan=|0.0|&gt;   &lt;waveclip offset=|1024.8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4| channel=|2| linked=|0| mute=|0| solo=|0| height=|150| minimized=|1| isSelected=|0| rate=|44100| gain=|1.0| pan=|0.0|&gt; <text:s text:c="2"/>&lt;waveclip offset=|1024.8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VLOOKUP([.B177]; [Sheet2.$A$1:.$K$22]; 4)" office:value-type="float" office:value="4.36" calcext:value-type="float">
            <text:p>4,36</text:p>
          </table:table-cell>
          <table:table-cell table:formula="of:=[.E176]+[.D177]" office:value-type="float" office:value="1029.24" calcext:value-type="float">
            <text:p>1029,24000000</text:p>
          </table:table-cell>
          <table:table-cell office:value-type="string" calcext:value-type="string">
            <text:p>1029.24000000</text:p>
          </table:table-cell>
          <table:table-cell table:formula="of:=CONCATENATE( &quot;&lt;wavetrack name=|step-&quot;;[.B177]-1;&quot;.&quot;;[.C177];&quot;| channel=|2| linked=|0| mute=|0| solo=|0| height=|150| minimized=|1| isSelected=|0| rate=|44100| gain=|1.0| pan=|0.0|&gt;   &lt;waveclip offset=|&quot;;[.F17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5| channel=|2| linked=|0| mute=|0| solo=|0| height=|150| minimized=|1| isSelected=|0| rate=|44100| gain=|1.0| pan=|0.0|&gt;   &lt;waveclip offset=|1029.2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5| channel=|2| linked=|0| mute=|0| solo=|0| height=|150| minimized=|1| isSelected=|0| rate=|44100| gain=|1.0| pan=|0.0|&gt; <text:s text:c="2"/>&lt;waveclip offset=|1029.2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VLOOKUP([.B178]; [Sheet2.$A$1:.$K$22]; 4)" office:value-type="float" office:value="4.36" calcext:value-type="float">
            <text:p>4,36</text:p>
          </table:table-cell>
          <table:table-cell table:formula="of:=[.E177]+[.D178]" office:value-type="float" office:value="1033.6" calcext:value-type="float">
            <text:p>1033,60000000</text:p>
          </table:table-cell>
          <table:table-cell office:value-type="string" calcext:value-type="string">
            <text:p>1033.60000000</text:p>
          </table:table-cell>
          <table:table-cell table:formula="of:=CONCATENATE( &quot;&lt;wavetrack name=|step-&quot;;[.B178]-1;&quot;.&quot;;[.C178];&quot;| channel=|2| linked=|0| mute=|0| solo=|0| height=|150| minimized=|1| isSelected=|0| rate=|44100| gain=|1.0| pan=|0.0|&gt;   &lt;waveclip offset=|&quot;;[.F17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6| channel=|2| linked=|0| mute=|0| solo=|0| height=|150| minimized=|1| isSelected=|0| rate=|44100| gain=|1.0| pan=|0.0|&gt;   &lt;waveclip offset=|1033.6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6| channel=|2| linked=|0| mute=|0| solo=|0| height=|150| minimized=|1| isSelected=|0| rate=|44100| gain=|1.0| pan=|0.0|&gt; <text:s text:c="2"/>&lt;waveclip offset=|1033.6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VLOOKUP([.B179]; [Sheet2.$A$1:.$K$22]; 4)" office:value-type="float" office:value="4.36" calcext:value-type="float">
            <text:p>4,36</text:p>
          </table:table-cell>
          <table:table-cell table:formula="of:=[.E178]+[.D179]" office:value-type="float" office:value="1037.96" calcext:value-type="float">
            <text:p>1037,96000000</text:p>
          </table:table-cell>
          <table:table-cell office:value-type="string" calcext:value-type="string">
            <text:p>1037.96000000</text:p>
          </table:table-cell>
          <table:table-cell table:formula="of:=CONCATENATE( &quot;&lt;wavetrack name=|step-&quot;;[.B179]-1;&quot;.&quot;;[.C179];&quot;| channel=|2| linked=|0| mute=|0| solo=|0| height=|150| minimized=|1| isSelected=|0| rate=|44100| gain=|1.0| pan=|0.0|&gt;   &lt;waveclip offset=|&quot;;[.F17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7| channel=|2| linked=|0| mute=|0| solo=|0| height=|150| minimized=|1| isSelected=|0| rate=|44100| gain=|1.0| pan=|0.0|&gt;   &lt;waveclip offset=|1037.9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7| channel=|2| linked=|0| mute=|0| solo=|0| height=|150| minimized=|1| isSelected=|0| rate=|44100| gain=|1.0| pan=|0.0|&gt; <text:s text:c="2"/>&lt;waveclip offset=|1037.9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VLOOKUP([.B180]; [Sheet2.$A$1:.$K$22]; 4)" office:value-type="float" office:value="4.36" calcext:value-type="float">
            <text:p>4,36</text:p>
          </table:table-cell>
          <table:table-cell table:formula="of:=[.E179]+[.D180]" office:value-type="float" office:value="1042.32" calcext:value-type="float">
            <text:p>1042,32000000</text:p>
          </table:table-cell>
          <table:table-cell office:value-type="string" calcext:value-type="string">
            <text:p>1042.32000000</text:p>
          </table:table-cell>
          <table:table-cell table:formula="of:=CONCATENATE( &quot;&lt;wavetrack name=|step-&quot;;[.B180]-1;&quot;.&quot;;[.C180];&quot;| channel=|2| linked=|0| mute=|0| solo=|0| height=|150| minimized=|1| isSelected=|0| rate=|44100| gain=|1.0| pan=|0.0|&gt;   &lt;waveclip offset=|&quot;;[.F18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8| channel=|2| linked=|0| mute=|0| solo=|0| height=|150| minimized=|1| isSelected=|0| rate=|44100| gain=|1.0| pan=|0.0|&gt;   &lt;waveclip offset=|1042.3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8| channel=|2| linked=|0| mute=|0| solo=|0| height=|150| minimized=|1| isSelected=|0| rate=|44100| gain=|1.0| pan=|0.0|&gt; <text:s text:c="2"/>&lt;waveclip offset=|1042.3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VLOOKUP([.B181]; [Sheet2.$A$1:.$K$22]; 4)" office:value-type="float" office:value="4.36" calcext:value-type="float">
            <text:p>4,36</text:p>
          </table:table-cell>
          <table:table-cell table:formula="of:=[.E180]+[.D181]" office:value-type="float" office:value="1046.68" calcext:value-type="float">
            <text:p>1046,68000000</text:p>
          </table:table-cell>
          <table:table-cell office:value-type="string" calcext:value-type="string">
            <text:p>1046.68000000</text:p>
          </table:table-cell>
          <table:table-cell table:formula="of:=CONCATENATE( &quot;&lt;wavetrack name=|step-&quot;;[.B181]-1;&quot;.&quot;;[.C181];&quot;| channel=|2| linked=|0| mute=|0| solo=|0| height=|150| minimized=|1| isSelected=|0| rate=|44100| gain=|1.0| pan=|0.0|&gt;   &lt;waveclip offset=|&quot;;[.F18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9| channel=|2| linked=|0| mute=|0| solo=|0| height=|150| minimized=|1| isSelected=|0| rate=|44100| gain=|1.0| pan=|0.0|&gt;   &lt;waveclip offset=|1046.6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9| channel=|2| linked=|0| mute=|0| solo=|0| height=|150| minimized=|1| isSelected=|0| rate=|44100| gain=|1.0| pan=|0.0|&gt; <text:s text:c="2"/>&lt;waveclip offset=|1046.6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VLOOKUP([.B182]; [Sheet2.$A$1:.$K$22]; 4)" office:value-type="float" office:value="4.36" calcext:value-type="float">
            <text:p>4,36</text:p>
          </table:table-cell>
          <table:table-cell table:formula="of:=[.E181]+[.D182]" office:value-type="float" office:value="1051.04" calcext:value-type="float">
            <text:p>1051,04000000</text:p>
          </table:table-cell>
          <table:table-cell office:value-type="string" calcext:value-type="string">
            <text:p>1051.04000000</text:p>
          </table:table-cell>
          <table:table-cell table:formula="of:=CONCATENATE( &quot;&lt;wavetrack name=|step-&quot;;[.B182]-1;&quot;.&quot;;[.C182];&quot;| channel=|2| linked=|0| mute=|0| solo=|0| height=|150| minimized=|1| isSelected=|0| rate=|44100| gain=|1.0| pan=|0.0|&gt;   &lt;waveclip offset=|&quot;;[.F18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10| channel=|2| linked=|0| mute=|0| solo=|0| height=|150| minimized=|1| isSelected=|0| rate=|44100| gain=|1.0| pan=|0.0|&gt;   &lt;waveclip offset=|1051.0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10| channel=|2| linked=|0| mute=|0| solo=|0| height=|150| minimized=|1| isSelected=|0| rate=|44100| gain=|1.0| pan=|0.0|&gt; <text:s text:c="2"/>&lt;waveclip offset=|1051.0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VLOOKUP([.B183]; [Sheet2.$A$1:.$K$22]; 4)" office:value-type="float" office:value="4.36" calcext:value-type="float">
            <text:p>4,36</text:p>
          </table:table-cell>
          <table:table-cell table:formula="of:=[.E182]+[.D183]" office:value-type="float" office:value="1055.4" calcext:value-type="float">
            <text:p>1055,40000000</text:p>
          </table:table-cell>
          <table:table-cell office:value-type="string" calcext:value-type="string">
            <text:p>1055.40000000</text:p>
          </table:table-cell>
          <table:table-cell table:formula="of:=CONCATENATE( &quot;&lt;wavetrack name=|step-&quot;;[.B183]-1;&quot;.&quot;;[.C183];&quot;| channel=|2| linked=|0| mute=|0| solo=|0| height=|150| minimized=|1| isSelected=|0| rate=|44100| gain=|1.0| pan=|0.0|&gt;   &lt;waveclip offset=|&quot;;[.F18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11| channel=|2| linked=|0| mute=|0| solo=|0| height=|150| minimized=|1| isSelected=|0| rate=|44100| gain=|1.0| pan=|0.0|&gt;   &lt;waveclip offset=|1055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11| channel=|2| linked=|0| mute=|0| solo=|0| height=|150| minimized=|1| isSelected=|0| rate=|44100| gain=|1.0| pan=|0.0|&gt; <text:s text:c="2"/>&lt;waveclip offset=|1055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VLOOKUP([.B184]; [Sheet2.$A$1:.$K$22]; 4)" office:value-type="float" office:value="4.36" calcext:value-type="float">
            <text:p>4,36</text:p>
          </table:table-cell>
          <table:table-cell table:formula="of:=[.E183]+[.D184]" office:value-type="float" office:value="1059.76" calcext:value-type="float">
            <text:p>1059,76000000</text:p>
          </table:table-cell>
          <table:table-cell office:value-type="string" calcext:value-type="string">
            <text:p>1059.76000000</text:p>
          </table:table-cell>
          <table:table-cell table:formula="of:=CONCATENATE( &quot;&lt;wavetrack name=|step-&quot;;[.B184]-1;&quot;.&quot;;[.C184];&quot;| channel=|2| linked=|0| mute=|0| solo=|0| height=|150| minimized=|1| isSelected=|0| rate=|44100| gain=|1.0| pan=|0.0|&gt;   &lt;waveclip offset=|&quot;;[.F18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12| channel=|2| linked=|0| mute=|0| solo=|0| height=|150| minimized=|1| isSelected=|0| rate=|44100| gain=|1.0| pan=|0.0|&gt;   &lt;waveclip offset=|1059.7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12| channel=|2| linked=|0| mute=|0| solo=|0| height=|150| minimized=|1| isSelected=|0| rate=|44100| gain=|1.0| pan=|0.0|&gt; <text:s text:c="2"/>&lt;waveclip offset=|1059.7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VLOOKUP([.B185]; [Sheet2.$A$1:.$K$22]; 4)" office:value-type="float" office:value="4.36" calcext:value-type="float">
            <text:p>4,36</text:p>
          </table:table-cell>
          <table:table-cell table:formula="of:=[.E184]+[.D185]" office:value-type="float" office:value="1064.12" calcext:value-type="float">
            <text:p>1064,12000000</text:p>
          </table:table-cell>
          <table:table-cell office:value-type="string" calcext:value-type="string">
            <text:p>1064.12000000</text:p>
          </table:table-cell>
          <table:table-cell table:formula="of:=CONCATENATE( &quot;&lt;wavetrack name=|step-&quot;;[.B185]-1;&quot;.&quot;;[.C185];&quot;| channel=|2| linked=|0| mute=|0| solo=|0| height=|150| minimized=|1| isSelected=|0| rate=|44100| gain=|1.0| pan=|0.0|&gt;   &lt;waveclip offset=|&quot;;[.F18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13| channel=|2| linked=|0| mute=|0| solo=|0| height=|150| minimized=|1| isSelected=|0| rate=|44100| gain=|1.0| pan=|0.0|&gt;   &lt;waveclip offset=|1064.1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13| channel=|2| linked=|0| mute=|0| solo=|0| height=|150| minimized=|1| isSelected=|0| rate=|44100| gain=|1.0| pan=|0.0|&gt; <text:s text:c="2"/>&lt;waveclip offset=|1064.1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73:.B186])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VLOOKUP([.B186]; [Sheet2.$A$1:.$K$22]; 4)" office:value-type="float" office:value="4.36" calcext:value-type="float">
            <text:p>4,36</text:p>
          </table:table-cell>
          <table:table-cell table:formula="of:=[.E185]+[.D186]" office:value-type="float" office:value="1068.48" calcext:value-type="float">
            <text:p>1068,48000000</text:p>
          </table:table-cell>
          <table:table-cell office:value-type="string" calcext:value-type="string">
            <text:p>1068.48000000</text:p>
          </table:table-cell>
          <table:table-cell table:formula="of:=CONCATENATE( &quot;&lt;wavetrack name=|step-&quot;;[.B186]-1;&quot;.&quot;;[.C186];&quot;| channel=|2| linked=|0| mute=|0| solo=|0| height=|150| minimized=|1| isSelected=|0| rate=|44100| gain=|1.0| pan=|0.0|&gt;   &lt;waveclip offset=|&quot;;[.F18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6.14| channel=|2| linked=|0| mute=|0| solo=|0| height=|150| minimized=|1| isSelected=|0| rate=|44100| gain=|1.0| pan=|0.0|&gt;   &lt;waveclip offset=|1068.4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6.14| channel=|2| linked=|0| mute=|0| solo=|0| height=|150| minimized=|1| isSelected=|0| rate=|44100| gain=|1.0| pan=|0.0|&gt; <text:s text:c="2"/>&lt;waveclip offset=|1068.4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VLOOKUP([.B187]; [Sheet2.$A$1:.$K$22]; 4)" office:value-type="float" office:value="4.24" calcext:value-type="float">
            <text:p>4,24</text:p>
          </table:table-cell>
          <table:table-cell table:formula="of:=[.E186]+[.D187]" office:value-type="float" office:value="1072.72" calcext:value-type="float">
            <text:p>1072,72000000</text:p>
          </table:table-cell>
          <table:table-cell office:value-type="string" calcext:value-type="string">
            <text:p>1072.72000000</text:p>
          </table:table-cell>
          <table:table-cell table:formula="of:=CONCATENATE( &quot;&lt;wavetrack name=|step-&quot;;[.B187]-1;&quot;.&quot;;[.C187];&quot;| channel=|2| linked=|0| mute=|0| solo=|0| height=|150| minimized=|1| isSelected=|0| rate=|44100| gain=|1.0| pan=|0.0|&gt;   &lt;waveclip offset=|&quot;;[.F18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| channel=|2| linked=|0| mute=|0| solo=|0| height=|150| minimized=|1| isSelected=|0| rate=|44100| gain=|1.0| pan=|0.0|&gt;   &lt;waveclip offset=|1072.7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| channel=|2| linked=|0| mute=|0| solo=|0| height=|150| minimized=|1| isSelected=|0| rate=|44100| gain=|1.0| pan=|0.0|&gt; <text:s text:c="2"/>&lt;waveclip offset=|1072.7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VLOOKUP([.B188]; [Sheet2.$A$1:.$K$22]; 4)" office:value-type="float" office:value="4.24" calcext:value-type="float">
            <text:p>4,24</text:p>
          </table:table-cell>
          <table:table-cell table:formula="of:=[.E187]+[.D188]" office:value-type="float" office:value="1076.96" calcext:value-type="float">
            <text:p>1076,96000000</text:p>
          </table:table-cell>
          <table:table-cell office:value-type="string" calcext:value-type="string">
            <text:p>1076.96000000</text:p>
          </table:table-cell>
          <table:table-cell table:formula="of:=CONCATENATE( &quot;&lt;wavetrack name=|step-&quot;;[.B188]-1;&quot;.&quot;;[.C188];&quot;| channel=|2| linked=|0| mute=|0| solo=|0| height=|150| minimized=|1| isSelected=|0| rate=|44100| gain=|1.0| pan=|0.0|&gt;   &lt;waveclip offset=|&quot;;[.F18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2| channel=|2| linked=|0| mute=|0| solo=|0| height=|150| minimized=|1| isSelected=|0| rate=|44100| gain=|1.0| pan=|0.0|&gt;   &lt;waveclip offset=|1076.9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2| channel=|2| linked=|0| mute=|0| solo=|0| height=|150| minimized=|1| isSelected=|0| rate=|44100| gain=|1.0| pan=|0.0|&gt; <text:s text:c="2"/>&lt;waveclip offset=|1076.9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VLOOKUP([.B189]; [Sheet2.$A$1:.$K$22]; 4)" office:value-type="float" office:value="4.24" calcext:value-type="float">
            <text:p>4,24</text:p>
          </table:table-cell>
          <table:table-cell table:formula="of:=[.E188]+[.D189]" office:value-type="float" office:value="1081.2" calcext:value-type="float">
            <text:p>1081,20000000</text:p>
          </table:table-cell>
          <table:table-cell office:value-type="string" calcext:value-type="string">
            <text:p>1081.20000000</text:p>
          </table:table-cell>
          <table:table-cell table:formula="of:=CONCATENATE( &quot;&lt;wavetrack name=|step-&quot;;[.B189]-1;&quot;.&quot;;[.C189];&quot;| channel=|2| linked=|0| mute=|0| solo=|0| height=|150| minimized=|1| isSelected=|0| rate=|44100| gain=|1.0| pan=|0.0|&gt;   &lt;waveclip offset=|&quot;;[.F18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3| channel=|2| linked=|0| mute=|0| solo=|0| height=|150| minimized=|1| isSelected=|0| rate=|44100| gain=|1.0| pan=|0.0|&gt;   &lt;waveclip offset=|1081.2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3| channel=|2| linked=|0| mute=|0| solo=|0| height=|150| minimized=|1| isSelected=|0| rate=|44100| gain=|1.0| pan=|0.0|&gt; <text:s text:c="2"/>&lt;waveclip offset=|1081.2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VLOOKUP([.B190]; [Sheet2.$A$1:.$K$22]; 4)" office:value-type="float" office:value="4.24" calcext:value-type="float">
            <text:p>4,24</text:p>
          </table:table-cell>
          <table:table-cell table:formula="of:=[.E189]+[.D190]" office:value-type="float" office:value="1085.44" calcext:value-type="float">
            <text:p>1085,44000000</text:p>
          </table:table-cell>
          <table:table-cell office:value-type="string" calcext:value-type="string">
            <text:p>1085.44000000</text:p>
          </table:table-cell>
          <table:table-cell table:formula="of:=CONCATENATE( &quot;&lt;wavetrack name=|step-&quot;;[.B190]-1;&quot;.&quot;;[.C190];&quot;| channel=|2| linked=|0| mute=|0| solo=|0| height=|150| minimized=|1| isSelected=|0| rate=|44100| gain=|1.0| pan=|0.0|&gt;   &lt;waveclip offset=|&quot;;[.F19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4| channel=|2| linked=|0| mute=|0| solo=|0| height=|150| minimized=|1| isSelected=|0| rate=|44100| gain=|1.0| pan=|0.0|&gt;   &lt;waveclip offset=|1085.4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4| channel=|2| linked=|0| mute=|0| solo=|0| height=|150| minimized=|1| isSelected=|0| rate=|44100| gain=|1.0| pan=|0.0|&gt; <text:s text:c="2"/>&lt;waveclip offset=|1085.4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VLOOKUP([.B191]; [Sheet2.$A$1:.$K$22]; 4)" office:value-type="float" office:value="4.24" calcext:value-type="float">
            <text:p>4,24</text:p>
          </table:table-cell>
          <table:table-cell table:formula="of:=[.E190]+[.D191]" office:value-type="float" office:value="1089.68" calcext:value-type="float">
            <text:p>1089,68000000</text:p>
          </table:table-cell>
          <table:table-cell office:value-type="string" calcext:value-type="string">
            <text:p>1089.68000000</text:p>
          </table:table-cell>
          <table:table-cell table:formula="of:=CONCATENATE( &quot;&lt;wavetrack name=|step-&quot;;[.B191]-1;&quot;.&quot;;[.C191];&quot;| channel=|2| linked=|0| mute=|0| solo=|0| height=|150| minimized=|1| isSelected=|0| rate=|44100| gain=|1.0| pan=|0.0|&gt;   &lt;waveclip offset=|&quot;;[.F19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5| channel=|2| linked=|0| mute=|0| solo=|0| height=|150| minimized=|1| isSelected=|0| rate=|44100| gain=|1.0| pan=|0.0|&gt;   &lt;waveclip offset=|1089.6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5| channel=|2| linked=|0| mute=|0| solo=|0| height=|150| minimized=|1| isSelected=|0| rate=|44100| gain=|1.0| pan=|0.0|&gt; <text:s text:c="2"/>&lt;waveclip offset=|1089.6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VLOOKUP([.B192]; [Sheet2.$A$1:.$K$22]; 4)" office:value-type="float" office:value="4.24" calcext:value-type="float">
            <text:p>4,24</text:p>
          </table:table-cell>
          <table:table-cell table:formula="of:=[.E191]+[.D192]" office:value-type="float" office:value="1093.92" calcext:value-type="float">
            <text:p>1093,92000000</text:p>
          </table:table-cell>
          <table:table-cell office:value-type="string" calcext:value-type="string">
            <text:p>1093.92000000</text:p>
          </table:table-cell>
          <table:table-cell table:formula="of:=CONCATENATE( &quot;&lt;wavetrack name=|step-&quot;;[.B192]-1;&quot;.&quot;;[.C192];&quot;| channel=|2| linked=|0| mute=|0| solo=|0| height=|150| minimized=|1| isSelected=|0| rate=|44100| gain=|1.0| pan=|0.0|&gt;   &lt;waveclip offset=|&quot;;[.F19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6| channel=|2| linked=|0| mute=|0| solo=|0| height=|150| minimized=|1| isSelected=|0| rate=|44100| gain=|1.0| pan=|0.0|&gt;   &lt;waveclip offset=|1093.9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6| channel=|2| linked=|0| mute=|0| solo=|0| height=|150| minimized=|1| isSelected=|0| rate=|44100| gain=|1.0| pan=|0.0|&gt; <text:s text:c="2"/>&lt;waveclip offset=|1093.9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VLOOKUP([.B193]; [Sheet2.$A$1:.$K$22]; 4)" office:value-type="float" office:value="4.24" calcext:value-type="float">
            <text:p>4,24</text:p>
          </table:table-cell>
          <table:table-cell table:formula="of:=[.E192]+[.D193]" office:value-type="float" office:value="1098.16" calcext:value-type="float">
            <text:p>1098,16000000</text:p>
          </table:table-cell>
          <table:table-cell office:value-type="string" calcext:value-type="string">
            <text:p>1098.16000000</text:p>
          </table:table-cell>
          <table:table-cell table:formula="of:=CONCATENATE( &quot;&lt;wavetrack name=|step-&quot;;[.B193]-1;&quot;.&quot;;[.C193];&quot;| channel=|2| linked=|0| mute=|0| solo=|0| height=|150| minimized=|1| isSelected=|0| rate=|44100| gain=|1.0| pan=|0.0|&gt;   &lt;waveclip offset=|&quot;;[.F19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7| channel=|2| linked=|0| mute=|0| solo=|0| height=|150| minimized=|1| isSelected=|0| rate=|44100| gain=|1.0| pan=|0.0|&gt;   &lt;waveclip offset=|1098.1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7| channel=|2| linked=|0| mute=|0| solo=|0| height=|150| minimized=|1| isSelected=|0| rate=|44100| gain=|1.0| pan=|0.0|&gt; <text:s text:c="2"/>&lt;waveclip offset=|1098.1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VLOOKUP([.B194]; [Sheet2.$A$1:.$K$22]; 4)" office:value-type="float" office:value="4.24" calcext:value-type="float">
            <text:p>4,24</text:p>
          </table:table-cell>
          <table:table-cell table:formula="of:=[.E193]+[.D194]" office:value-type="float" office:value="1102.4" calcext:value-type="float">
            <text:p>1102,40000000</text:p>
          </table:table-cell>
          <table:table-cell office:value-type="string" calcext:value-type="string">
            <text:p>1102.40000000</text:p>
          </table:table-cell>
          <table:table-cell table:formula="of:=CONCATENATE( &quot;&lt;wavetrack name=|step-&quot;;[.B194]-1;&quot;.&quot;;[.C194];&quot;| channel=|2| linked=|0| mute=|0| solo=|0| height=|150| minimized=|1| isSelected=|0| rate=|44100| gain=|1.0| pan=|0.0|&gt;   &lt;waveclip offset=|&quot;;[.F19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8| channel=|2| linked=|0| mute=|0| solo=|0| height=|150| minimized=|1| isSelected=|0| rate=|44100| gain=|1.0| pan=|0.0|&gt;   &lt;waveclip offset=|1102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8| channel=|2| linked=|0| mute=|0| solo=|0| height=|150| minimized=|1| isSelected=|0| rate=|44100| gain=|1.0| pan=|0.0|&gt; <text:s text:c="2"/>&lt;waveclip offset=|1102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VLOOKUP([.B195]; [Sheet2.$A$1:.$K$22]; 4)" office:value-type="float" office:value="4.24" calcext:value-type="float">
            <text:p>4,24</text:p>
          </table:table-cell>
          <table:table-cell table:formula="of:=[.E194]+[.D195]" office:value-type="float" office:value="1106.64" calcext:value-type="float">
            <text:p>1106,64000000</text:p>
          </table:table-cell>
          <table:table-cell office:value-type="string" calcext:value-type="string">
            <text:p>1106.64000000</text:p>
          </table:table-cell>
          <table:table-cell table:formula="of:=CONCATENATE( &quot;&lt;wavetrack name=|step-&quot;;[.B195]-1;&quot;.&quot;;[.C195];&quot;| channel=|2| linked=|0| mute=|0| solo=|0| height=|150| minimized=|1| isSelected=|0| rate=|44100| gain=|1.0| pan=|0.0|&gt;   &lt;waveclip offset=|&quot;;[.F19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9| channel=|2| linked=|0| mute=|0| solo=|0| height=|150| minimized=|1| isSelected=|0| rate=|44100| gain=|1.0| pan=|0.0|&gt;   &lt;waveclip offset=|1106.6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9| channel=|2| linked=|0| mute=|0| solo=|0| height=|150| minimized=|1| isSelected=|0| rate=|44100| gain=|1.0| pan=|0.0|&gt; <text:s text:c="2"/>&lt;waveclip offset=|1106.6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VLOOKUP([.B196]; [Sheet2.$A$1:.$K$22]; 4)" office:value-type="float" office:value="4.24" calcext:value-type="float">
            <text:p>4,24</text:p>
          </table:table-cell>
          <table:table-cell table:formula="of:=[.E195]+[.D196]" office:value-type="float" office:value="1110.88" calcext:value-type="float">
            <text:p>1110,88000000</text:p>
          </table:table-cell>
          <table:table-cell office:value-type="string" calcext:value-type="string">
            <text:p>1110.88000000</text:p>
          </table:table-cell>
          <table:table-cell table:formula="of:=CONCATENATE( &quot;&lt;wavetrack name=|step-&quot;;[.B196]-1;&quot;.&quot;;[.C196];&quot;| channel=|2| linked=|0| mute=|0| solo=|0| height=|150| minimized=|1| isSelected=|0| rate=|44100| gain=|1.0| pan=|0.0|&gt;   &lt;waveclip offset=|&quot;;[.F19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0| channel=|2| linked=|0| mute=|0| solo=|0| height=|150| minimized=|1| isSelected=|0| rate=|44100| gain=|1.0| pan=|0.0|&gt;   &lt;waveclip offset=|1110.8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0| channel=|2| linked=|0| mute=|0| solo=|0| height=|150| minimized=|1| isSelected=|0| rate=|44100| gain=|1.0| pan=|0.0|&gt; <text:s text:c="2"/>&lt;waveclip offset=|1110.8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VLOOKUP([.B197]; [Sheet2.$A$1:.$K$22]; 4)" office:value-type="float" office:value="4.24" calcext:value-type="float">
            <text:p>4,24</text:p>
          </table:table-cell>
          <table:table-cell table:formula="of:=[.E196]+[.D197]" office:value-type="float" office:value="1115.12" calcext:value-type="float">
            <text:p>1115,12000000</text:p>
          </table:table-cell>
          <table:table-cell office:value-type="string" calcext:value-type="string">
            <text:p>1115.12000000</text:p>
          </table:table-cell>
          <table:table-cell table:formula="of:=CONCATENATE( &quot;&lt;wavetrack name=|step-&quot;;[.B197]-1;&quot;.&quot;;[.C197];&quot;| channel=|2| linked=|0| mute=|0| solo=|0| height=|150| minimized=|1| isSelected=|0| rate=|44100| gain=|1.0| pan=|0.0|&gt;   &lt;waveclip offset=|&quot;;[.F19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1| channel=|2| linked=|0| mute=|0| solo=|0| height=|150| minimized=|1| isSelected=|0| rate=|44100| gain=|1.0| pan=|0.0|&gt;   &lt;waveclip offset=|1115.1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1| channel=|2| linked=|0| mute=|0| solo=|0| height=|150| minimized=|1| isSelected=|0| rate=|44100| gain=|1.0| pan=|0.0|&gt; <text:s text:c="2"/>&lt;waveclip offset=|1115.1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VLOOKUP([.B198]; [Sheet2.$A$1:.$K$22]; 4)" office:value-type="float" office:value="4.24" calcext:value-type="float">
            <text:p>4,24</text:p>
          </table:table-cell>
          <table:table-cell table:formula="of:=[.E197]+[.D198]" office:value-type="float" office:value="1119.36" calcext:value-type="float">
            <text:p>1119,36000000</text:p>
          </table:table-cell>
          <table:table-cell office:value-type="string" calcext:value-type="string">
            <text:p>1119.36000000</text:p>
          </table:table-cell>
          <table:table-cell table:formula="of:=CONCATENATE( &quot;&lt;wavetrack name=|step-&quot;;[.B198]-1;&quot;.&quot;;[.C198];&quot;| channel=|2| linked=|0| mute=|0| solo=|0| height=|150| minimized=|1| isSelected=|0| rate=|44100| gain=|1.0| pan=|0.0|&gt;   &lt;waveclip offset=|&quot;;[.F19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2| channel=|2| linked=|0| mute=|0| solo=|0| height=|150| minimized=|1| isSelected=|0| rate=|44100| gain=|1.0| pan=|0.0|&gt;   &lt;waveclip offset=|1119.3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2| channel=|2| linked=|0| mute=|0| solo=|0| height=|150| minimized=|1| isSelected=|0| rate=|44100| gain=|1.0| pan=|0.0|&gt; <text:s text:c="2"/>&lt;waveclip offset=|1119.3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VLOOKUP([.B199]; [Sheet2.$A$1:.$K$22]; 4)" office:value-type="float" office:value="4.24" calcext:value-type="float">
            <text:p>4,24</text:p>
          </table:table-cell>
          <table:table-cell table:formula="of:=[.E198]+[.D199]" office:value-type="float" office:value="1123.6" calcext:value-type="float">
            <text:p>1123,60000000</text:p>
          </table:table-cell>
          <table:table-cell office:value-type="string" calcext:value-type="string">
            <text:p>1123.60000000</text:p>
          </table:table-cell>
          <table:table-cell table:formula="of:=CONCATENATE( &quot;&lt;wavetrack name=|step-&quot;;[.B199]-1;&quot;.&quot;;[.C199];&quot;| channel=|2| linked=|0| mute=|0| solo=|0| height=|150| minimized=|1| isSelected=|0| rate=|44100| gain=|1.0| pan=|0.0|&gt;   &lt;waveclip offset=|&quot;;[.F19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3| channel=|2| linked=|0| mute=|0| solo=|0| height=|150| minimized=|1| isSelected=|0| rate=|44100| gain=|1.0| pan=|0.0|&gt;   &lt;waveclip offset=|1123.6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3| channel=|2| linked=|0| mute=|0| solo=|0| height=|150| minimized=|1| isSelected=|0| rate=|44100| gain=|1.0| pan=|0.0|&gt; <text:s text:c="2"/>&lt;waveclip offset=|1123.6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VLOOKUP([.B200]; [Sheet2.$A$1:.$K$22]; 4)" office:value-type="float" office:value="4.24" calcext:value-type="float">
            <text:p>4,24</text:p>
          </table:table-cell>
          <table:table-cell table:formula="of:=[.E199]+[.D200]" office:value-type="float" office:value="1127.84" calcext:value-type="float">
            <text:p>1127,84000000</text:p>
          </table:table-cell>
          <table:table-cell office:value-type="string" calcext:value-type="string">
            <text:p>1127.84000000</text:p>
          </table:table-cell>
          <table:table-cell table:formula="of:=CONCATENATE( &quot;&lt;wavetrack name=|step-&quot;;[.B200]-1;&quot;.&quot;;[.C200];&quot;| channel=|2| linked=|0| mute=|0| solo=|0| height=|150| minimized=|1| isSelected=|0| rate=|44100| gain=|1.0| pan=|0.0|&gt;   &lt;waveclip offset=|&quot;;[.F20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4| channel=|2| linked=|0| mute=|0| solo=|0| height=|150| minimized=|1| isSelected=|0| rate=|44100| gain=|1.0| pan=|0.0|&gt;   &lt;waveclip offset=|1127.8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4| channel=|2| linked=|0| mute=|0| solo=|0| height=|150| minimized=|1| isSelected=|0| rate=|44100| gain=|1.0| pan=|0.0|&gt; <text:s text:c="2"/>&lt;waveclip offset=|1127.8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187:.B201]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VLOOKUP([.B201]; [Sheet2.$A$1:.$K$22]; 4)" office:value-type="float" office:value="4.24" calcext:value-type="float">
            <text:p>4,24</text:p>
          </table:table-cell>
          <table:table-cell table:formula="of:=[.E200]+[.D201]" office:value-type="float" office:value="1132.08" calcext:value-type="float">
            <text:p>1132,08000000</text:p>
          </table:table-cell>
          <table:table-cell office:value-type="string" calcext:value-type="string">
            <text:p>1132.08000000</text:p>
          </table:table-cell>
          <table:table-cell table:formula="of:=CONCATENATE( &quot;&lt;wavetrack name=|step-&quot;;[.B201]-1;&quot;.&quot;;[.C201];&quot;| channel=|2| linked=|0| mute=|0| solo=|0| height=|150| minimized=|1| isSelected=|0| rate=|44100| gain=|1.0| pan=|0.0|&gt;   &lt;waveclip offset=|&quot;;[.F20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7.15| channel=|2| linked=|0| mute=|0| solo=|0| height=|150| minimized=|1| isSelected=|0| rate=|44100| gain=|1.0| pan=|0.0|&gt;   &lt;waveclip offset=|1132.0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7.15| channel=|2| linked=|0| mute=|0| solo=|0| height=|150| minimized=|1| isSelected=|0| rate=|44100| gain=|1.0| pan=|0.0|&gt; <text:s text:c="2"/>&lt;waveclip offset=|1132.0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VLOOKUP([.B202]; [Sheet2.$A$1:.$K$22]; 4)" office:value-type="float" office:value="4.11" calcext:value-type="float">
            <text:p>4,11</text:p>
          </table:table-cell>
          <table:table-cell table:formula="of:=[.E201]+[.D202]" office:value-type="float" office:value="1136.19" calcext:value-type="float">
            <text:p>1136,19000000</text:p>
          </table:table-cell>
          <table:table-cell office:value-type="string" calcext:value-type="string">
            <text:p>1136.19000000</text:p>
          </table:table-cell>
          <table:table-cell table:formula="of:=CONCATENATE( &quot;&lt;wavetrack name=|step-&quot;;[.B202]-1;&quot;.&quot;;[.C202];&quot;| channel=|2| linked=|0| mute=|0| solo=|0| height=|150| minimized=|1| isSelected=|0| rate=|44100| gain=|1.0| pan=|0.0|&gt;   &lt;waveclip offset=|&quot;;[.F20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| channel=|2| linked=|0| mute=|0| solo=|0| height=|150| minimized=|1| isSelected=|0| rate=|44100| gain=|1.0| pan=|0.0|&gt;   &lt;waveclip offset=|1136.1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| channel=|2| linked=|0| mute=|0| solo=|0| height=|150| minimized=|1| isSelected=|0| rate=|44100| gain=|1.0| pan=|0.0|&gt; <text:s text:c="2"/>&lt;waveclip offset=|1136.1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VLOOKUP([.B203]; [Sheet2.$A$1:.$K$22]; 4)" office:value-type="float" office:value="4.11" calcext:value-type="float">
            <text:p>4,11</text:p>
          </table:table-cell>
          <table:table-cell table:formula="of:=[.E202]+[.D203]" office:value-type="float" office:value="1140.3" calcext:value-type="float">
            <text:p>1140,30000000</text:p>
          </table:table-cell>
          <table:table-cell office:value-type="string" calcext:value-type="string">
            <text:p>1140.30000000</text:p>
          </table:table-cell>
          <table:table-cell table:formula="of:=CONCATENATE( &quot;&lt;wavetrack name=|step-&quot;;[.B203]-1;&quot;.&quot;;[.C203];&quot;| channel=|2| linked=|0| mute=|0| solo=|0| height=|150| minimized=|1| isSelected=|0| rate=|44100| gain=|1.0| pan=|0.0|&gt;   &lt;waveclip offset=|&quot;;[.F20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2| channel=|2| linked=|0| mute=|0| solo=|0| height=|150| minimized=|1| isSelected=|0| rate=|44100| gain=|1.0| pan=|0.0|&gt;   &lt;waveclip offset=|1140.3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2| channel=|2| linked=|0| mute=|0| solo=|0| height=|150| minimized=|1| isSelected=|0| rate=|44100| gain=|1.0| pan=|0.0|&gt; <text:s text:c="2"/>&lt;waveclip offset=|1140.3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VLOOKUP([.B204]; [Sheet2.$A$1:.$K$22]; 4)" office:value-type="float" office:value="4.11" calcext:value-type="float">
            <text:p>4,11</text:p>
          </table:table-cell>
          <table:table-cell table:formula="of:=[.E203]+[.D204]" office:value-type="float" office:value="1144.41" calcext:value-type="float">
            <text:p>1144,41000000</text:p>
          </table:table-cell>
          <table:table-cell office:value-type="string" calcext:value-type="string">
            <text:p>1144.41000000</text:p>
          </table:table-cell>
          <table:table-cell table:formula="of:=CONCATENATE( &quot;&lt;wavetrack name=|step-&quot;;[.B204]-1;&quot;.&quot;;[.C204];&quot;| channel=|2| linked=|0| mute=|0| solo=|0| height=|150| minimized=|1| isSelected=|0| rate=|44100| gain=|1.0| pan=|0.0|&gt;   &lt;waveclip offset=|&quot;;[.F20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3| channel=|2| linked=|0| mute=|0| solo=|0| height=|150| minimized=|1| isSelected=|0| rate=|44100| gain=|1.0| pan=|0.0|&gt;   &lt;waveclip offset=|1144.4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3| channel=|2| linked=|0| mute=|0| solo=|0| height=|150| minimized=|1| isSelected=|0| rate=|44100| gain=|1.0| pan=|0.0|&gt; <text:s text:c="2"/>&lt;waveclip offset=|1144.4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VLOOKUP([.B205]; [Sheet2.$A$1:.$K$22]; 4)" office:value-type="float" office:value="4.11" calcext:value-type="float">
            <text:p>4,11</text:p>
          </table:table-cell>
          <table:table-cell table:formula="of:=[.E204]+[.D205]" office:value-type="float" office:value="1148.52" calcext:value-type="float">
            <text:p>1148,52000000</text:p>
          </table:table-cell>
          <table:table-cell office:value-type="string" calcext:value-type="string">
            <text:p>1148.52000000</text:p>
          </table:table-cell>
          <table:table-cell table:formula="of:=CONCATENATE( &quot;&lt;wavetrack name=|step-&quot;;[.B205]-1;&quot;.&quot;;[.C205];&quot;| channel=|2| linked=|0| mute=|0| solo=|0| height=|150| minimized=|1| isSelected=|0| rate=|44100| gain=|1.0| pan=|0.0|&gt;   &lt;waveclip offset=|&quot;;[.F20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4| channel=|2| linked=|0| mute=|0| solo=|0| height=|150| minimized=|1| isSelected=|0| rate=|44100| gain=|1.0| pan=|0.0|&gt;   &lt;waveclip offset=|1148.5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4| channel=|2| linked=|0| mute=|0| solo=|0| height=|150| minimized=|1| isSelected=|0| rate=|44100| gain=|1.0| pan=|0.0|&gt; <text:s text:c="2"/>&lt;waveclip offset=|1148.5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VLOOKUP([.B206]; [Sheet2.$A$1:.$K$22]; 4)" office:value-type="float" office:value="4.11" calcext:value-type="float">
            <text:p>4,11</text:p>
          </table:table-cell>
          <table:table-cell table:formula="of:=[.E205]+[.D206]" office:value-type="float" office:value="1152.63" calcext:value-type="float">
            <text:p>1152,63000000</text:p>
          </table:table-cell>
          <table:table-cell office:value-type="string" calcext:value-type="string">
            <text:p>1152.63000000</text:p>
          </table:table-cell>
          <table:table-cell table:formula="of:=CONCATENATE( &quot;&lt;wavetrack name=|step-&quot;;[.B206]-1;&quot;.&quot;;[.C206];&quot;| channel=|2| linked=|0| mute=|0| solo=|0| height=|150| minimized=|1| isSelected=|0| rate=|44100| gain=|1.0| pan=|0.0|&gt;   &lt;waveclip offset=|&quot;;[.F20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5| channel=|2| linked=|0| mute=|0| solo=|0| height=|150| minimized=|1| isSelected=|0| rate=|44100| gain=|1.0| pan=|0.0|&gt;   &lt;waveclip offset=|1152.6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5| channel=|2| linked=|0| mute=|0| solo=|0| height=|150| minimized=|1| isSelected=|0| rate=|44100| gain=|1.0| pan=|0.0|&gt; <text:s text:c="2"/>&lt;waveclip offset=|1152.6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VLOOKUP([.B207]; [Sheet2.$A$1:.$K$22]; 4)" office:value-type="float" office:value="4.11" calcext:value-type="float">
            <text:p>4,11</text:p>
          </table:table-cell>
          <table:table-cell table:formula="of:=[.E206]+[.D207]" office:value-type="float" office:value="1156.74" calcext:value-type="float">
            <text:p>1156,74000000</text:p>
          </table:table-cell>
          <table:table-cell office:value-type="string" calcext:value-type="string">
            <text:p>1156.74000000</text:p>
          </table:table-cell>
          <table:table-cell table:formula="of:=CONCATENATE( &quot;&lt;wavetrack name=|step-&quot;;[.B207]-1;&quot;.&quot;;[.C207];&quot;| channel=|2| linked=|0| mute=|0| solo=|0| height=|150| minimized=|1| isSelected=|0| rate=|44100| gain=|1.0| pan=|0.0|&gt;   &lt;waveclip offset=|&quot;;[.F20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6| channel=|2| linked=|0| mute=|0| solo=|0| height=|150| minimized=|1| isSelected=|0| rate=|44100| gain=|1.0| pan=|0.0|&gt;   &lt;waveclip offset=|1156.7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6| channel=|2| linked=|0| mute=|0| solo=|0| height=|150| minimized=|1| isSelected=|0| rate=|44100| gain=|1.0| pan=|0.0|&gt; <text:s text:c="2"/>&lt;waveclip offset=|1156.7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VLOOKUP([.B208]; [Sheet2.$A$1:.$K$22]; 4)" office:value-type="float" office:value="4.11" calcext:value-type="float">
            <text:p>4,11</text:p>
          </table:table-cell>
          <table:table-cell table:formula="of:=[.E207]+[.D208]" office:value-type="float" office:value="1160.85" calcext:value-type="float">
            <text:p>1160,85000000</text:p>
          </table:table-cell>
          <table:table-cell office:value-type="string" calcext:value-type="string">
            <text:p>1160.85000000</text:p>
          </table:table-cell>
          <table:table-cell table:formula="of:=CONCATENATE( &quot;&lt;wavetrack name=|step-&quot;;[.B208]-1;&quot;.&quot;;[.C208];&quot;| channel=|2| linked=|0| mute=|0| solo=|0| height=|150| minimized=|1| isSelected=|0| rate=|44100| gain=|1.0| pan=|0.0|&gt;   &lt;waveclip offset=|&quot;;[.F20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7| channel=|2| linked=|0| mute=|0| solo=|0| height=|150| minimized=|1| isSelected=|0| rate=|44100| gain=|1.0| pan=|0.0|&gt;   &lt;waveclip offset=|1160.85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7| channel=|2| linked=|0| mute=|0| solo=|0| height=|150| minimized=|1| isSelected=|0| rate=|44100| gain=|1.0| pan=|0.0|&gt; <text:s text:c="2"/>&lt;waveclip offset=|1160.85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VLOOKUP([.B209]; [Sheet2.$A$1:.$K$22]; 4)" office:value-type="float" office:value="4.11" calcext:value-type="float">
            <text:p>4,11</text:p>
          </table:table-cell>
          <table:table-cell table:formula="of:=[.E208]+[.D209]" office:value-type="float" office:value="1164.96" calcext:value-type="float">
            <text:p>1164,96000000</text:p>
          </table:table-cell>
          <table:table-cell office:value-type="string" calcext:value-type="string">
            <text:p>1164.96000000</text:p>
          </table:table-cell>
          <table:table-cell table:formula="of:=CONCATENATE( &quot;&lt;wavetrack name=|step-&quot;;[.B209]-1;&quot;.&quot;;[.C209];&quot;| channel=|2| linked=|0| mute=|0| solo=|0| height=|150| minimized=|1| isSelected=|0| rate=|44100| gain=|1.0| pan=|0.0|&gt;   &lt;waveclip offset=|&quot;;[.F20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8| channel=|2| linked=|0| mute=|0| solo=|0| height=|150| minimized=|1| isSelected=|0| rate=|44100| gain=|1.0| pan=|0.0|&gt;   &lt;waveclip offset=|1164.9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8| channel=|2| linked=|0| mute=|0| solo=|0| height=|150| minimized=|1| isSelected=|0| rate=|44100| gain=|1.0| pan=|0.0|&gt; <text:s text:c="2"/>&lt;waveclip offset=|1164.9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VLOOKUP([.B210]; [Sheet2.$A$1:.$K$22]; 4)" office:value-type="float" office:value="4.11" calcext:value-type="float">
            <text:p>4,11</text:p>
          </table:table-cell>
          <table:table-cell table:formula="of:=[.E209]+[.D210]" office:value-type="float" office:value="1169.07" calcext:value-type="float">
            <text:p>1169,07000000</text:p>
          </table:table-cell>
          <table:table-cell office:value-type="string" calcext:value-type="string">
            <text:p>1169.07000000</text:p>
          </table:table-cell>
          <table:table-cell table:formula="of:=CONCATENATE( &quot;&lt;wavetrack name=|step-&quot;;[.B210]-1;&quot;.&quot;;[.C210];&quot;| channel=|2| linked=|0| mute=|0| solo=|0| height=|150| minimized=|1| isSelected=|0| rate=|44100| gain=|1.0| pan=|0.0|&gt;   &lt;waveclip offset=|&quot;;[.F21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9| channel=|2| linked=|0| mute=|0| solo=|0| height=|150| minimized=|1| isSelected=|0| rate=|44100| gain=|1.0| pan=|0.0|&gt;   &lt;waveclip offset=|1169.0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9| channel=|2| linked=|0| mute=|0| solo=|0| height=|150| minimized=|1| isSelected=|0| rate=|44100| gain=|1.0| pan=|0.0|&gt; <text:s text:c="2"/>&lt;waveclip offset=|1169.0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VLOOKUP([.B211]; [Sheet2.$A$1:.$K$22]; 4)" office:value-type="float" office:value="4.11" calcext:value-type="float">
            <text:p>4,11</text:p>
          </table:table-cell>
          <table:table-cell table:formula="of:=[.E210]+[.D211]" office:value-type="float" office:value="1173.18" calcext:value-type="float">
            <text:p>1173,18000000</text:p>
          </table:table-cell>
          <table:table-cell office:value-type="string" calcext:value-type="string">
            <text:p>1173.18000000</text:p>
          </table:table-cell>
          <table:table-cell table:formula="of:=CONCATENATE( &quot;&lt;wavetrack name=|step-&quot;;[.B211]-1;&quot;.&quot;;[.C211];&quot;| channel=|2| linked=|0| mute=|0| solo=|0| height=|150| minimized=|1| isSelected=|0| rate=|44100| gain=|1.0| pan=|0.0|&gt;   &lt;waveclip offset=|&quot;;[.F21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0| channel=|2| linked=|0| mute=|0| solo=|0| height=|150| minimized=|1| isSelected=|0| rate=|44100| gain=|1.0| pan=|0.0|&gt;   &lt;waveclip offset=|1173.1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0| channel=|2| linked=|0| mute=|0| solo=|0| height=|150| minimized=|1| isSelected=|0| rate=|44100| gain=|1.0| pan=|0.0|&gt; <text:s text:c="2"/>&lt;waveclip offset=|1173.1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VLOOKUP([.B212]; [Sheet2.$A$1:.$K$22]; 4)" office:value-type="float" office:value="4.11" calcext:value-type="float">
            <text:p>4,11</text:p>
          </table:table-cell>
          <table:table-cell table:formula="of:=[.E211]+[.D212]" office:value-type="float" office:value="1177.29" calcext:value-type="float">
            <text:p>1177,29000000</text:p>
          </table:table-cell>
          <table:table-cell office:value-type="string" calcext:value-type="string">
            <text:p>1177.29000000</text:p>
          </table:table-cell>
          <table:table-cell table:formula="of:=CONCATENATE( &quot;&lt;wavetrack name=|step-&quot;;[.B212]-1;&quot;.&quot;;[.C212];&quot;| channel=|2| linked=|0| mute=|0| solo=|0| height=|150| minimized=|1| isSelected=|0| rate=|44100| gain=|1.0| pan=|0.0|&gt;   &lt;waveclip offset=|&quot;;[.F21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1| channel=|2| linked=|0| mute=|0| solo=|0| height=|150| minimized=|1| isSelected=|0| rate=|44100| gain=|1.0| pan=|0.0|&gt;   &lt;waveclip offset=|1177.2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1| channel=|2| linked=|0| mute=|0| solo=|0| height=|150| minimized=|1| isSelected=|0| rate=|44100| gain=|1.0| pan=|0.0|&gt; <text:s text:c="2"/>&lt;waveclip offset=|1177.2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VLOOKUP([.B213]; [Sheet2.$A$1:.$K$22]; 4)" office:value-type="float" office:value="4.11" calcext:value-type="float">
            <text:p>4,11</text:p>
          </table:table-cell>
          <table:table-cell table:formula="of:=[.E212]+[.D213]" office:value-type="float" office:value="1181.4" calcext:value-type="float">
            <text:p>1181,40000000</text:p>
          </table:table-cell>
          <table:table-cell office:value-type="string" calcext:value-type="string">
            <text:p>1181.40000000</text:p>
          </table:table-cell>
          <table:table-cell table:formula="of:=CONCATENATE( &quot;&lt;wavetrack name=|step-&quot;;[.B213]-1;&quot;.&quot;;[.C213];&quot;| channel=|2| linked=|0| mute=|0| solo=|0| height=|150| minimized=|1| isSelected=|0| rate=|44100| gain=|1.0| pan=|0.0|&gt;   &lt;waveclip offset=|&quot;;[.F21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2| channel=|2| linked=|0| mute=|0| solo=|0| height=|150| minimized=|1| isSelected=|0| rate=|44100| gain=|1.0| pan=|0.0|&gt;   &lt;waveclip offset=|1181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2| channel=|2| linked=|0| mute=|0| solo=|0| height=|150| minimized=|1| isSelected=|0| rate=|44100| gain=|1.0| pan=|0.0|&gt; <text:s text:c="2"/>&lt;waveclip offset=|1181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VLOOKUP([.B214]; [Sheet2.$A$1:.$K$22]; 4)" office:value-type="float" office:value="4.11" calcext:value-type="float">
            <text:p>4,11</text:p>
          </table:table-cell>
          <table:table-cell table:formula="of:=[.E213]+[.D214]" office:value-type="float" office:value="1185.51" calcext:value-type="float">
            <text:p>1185,51000000</text:p>
          </table:table-cell>
          <table:table-cell office:value-type="string" calcext:value-type="string">
            <text:p>1185.51000000</text:p>
          </table:table-cell>
          <table:table-cell table:formula="of:=CONCATENATE( &quot;&lt;wavetrack name=|step-&quot;;[.B214]-1;&quot;.&quot;;[.C214];&quot;| channel=|2| linked=|0| mute=|0| solo=|0| height=|150| minimized=|1| isSelected=|0| rate=|44100| gain=|1.0| pan=|0.0|&gt;   &lt;waveclip offset=|&quot;;[.F21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3| channel=|2| linked=|0| mute=|0| solo=|0| height=|150| minimized=|1| isSelected=|0| rate=|44100| gain=|1.0| pan=|0.0|&gt;   &lt;waveclip offset=|1185.5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3| channel=|2| linked=|0| mute=|0| solo=|0| height=|150| minimized=|1| isSelected=|0| rate=|44100| gain=|1.0| pan=|0.0|&gt; <text:s text:c="2"/>&lt;waveclip offset=|1185.5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VLOOKUP([.B215]; [Sheet2.$A$1:.$K$22]; 4)" office:value-type="float" office:value="4.11" calcext:value-type="float">
            <text:p>4,11</text:p>
          </table:table-cell>
          <table:table-cell table:formula="of:=[.E214]+[.D215]" office:value-type="float" office:value="1189.62" calcext:value-type="float">
            <text:p>1189,62000000</text:p>
          </table:table-cell>
          <table:table-cell office:value-type="string" calcext:value-type="string">
            <text:p>1189.62000000</text:p>
          </table:table-cell>
          <table:table-cell table:formula="of:=CONCATENATE( &quot;&lt;wavetrack name=|step-&quot;;[.B215]-1;&quot;.&quot;;[.C215];&quot;| channel=|2| linked=|0| mute=|0| solo=|0| height=|150| minimized=|1| isSelected=|0| rate=|44100| gain=|1.0| pan=|0.0|&gt;   &lt;waveclip offset=|&quot;;[.F21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4| channel=|2| linked=|0| mute=|0| solo=|0| height=|150| minimized=|1| isSelected=|0| rate=|44100| gain=|1.0| pan=|0.0|&gt;   &lt;waveclip offset=|1189.6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4| channel=|2| linked=|0| mute=|0| solo=|0| height=|150| minimized=|1| isSelected=|0| rate=|44100| gain=|1.0| pan=|0.0|&gt; <text:s text:c="2"/>&lt;waveclip offset=|1189.6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202:.B216]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VLOOKUP([.B216]; [Sheet2.$A$1:.$K$22]; 4)" office:value-type="float" office:value="4.11" calcext:value-type="float">
            <text:p>4,11</text:p>
          </table:table-cell>
          <table:table-cell table:formula="of:=[.E215]+[.D216]" office:value-type="float" office:value="1193.73" calcext:value-type="float">
            <text:p>1193,73000000</text:p>
          </table:table-cell>
          <table:table-cell office:value-type="string" calcext:value-type="string">
            <text:p>1193.73000000</text:p>
          </table:table-cell>
          <table:table-cell table:formula="of:=CONCATENATE( &quot;&lt;wavetrack name=|step-&quot;;[.B216]-1;&quot;.&quot;;[.C216];&quot;| channel=|2| linked=|0| mute=|0| solo=|0| height=|150| minimized=|1| isSelected=|0| rate=|44100| gain=|1.0| pan=|0.0|&gt;   &lt;waveclip offset=|&quot;;[.F21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8.15| channel=|2| linked=|0| mute=|0| solo=|0| height=|150| minimized=|1| isSelected=|0| rate=|44100| gain=|1.0| pan=|0.0|&gt;   &lt;waveclip offset=|1193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8.15| channel=|2| linked=|0| mute=|0| solo=|0| height=|150| minimized=|1| isSelected=|0| rate=|44100| gain=|1.0| pan=|0.0|&gt; <text:s text:c="2"/>&lt;waveclip offset=|1193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VLOOKUP([.B217]; [Sheet2.$A$1:.$K$22]; 4)" office:value-type="float" office:value="4" calcext:value-type="float">
            <text:p>4</text:p>
          </table:table-cell>
          <table:table-cell table:formula="of:=[.E216]+[.D217]" office:value-type="float" office:value="1197.73" calcext:value-type="float">
            <text:p>1197,73000000</text:p>
          </table:table-cell>
          <table:table-cell office:value-type="string" calcext:value-type="string">
            <text:p>1197.73000000</text:p>
          </table:table-cell>
          <table:table-cell table:formula="of:=CONCATENATE( &quot;&lt;wavetrack name=|step-&quot;;[.B217]-1;&quot;.&quot;;[.C217];&quot;| channel=|2| linked=|0| mute=|0| solo=|0| height=|150| minimized=|1| isSelected=|0| rate=|44100| gain=|1.0| pan=|0.0|&gt;   &lt;waveclip offset=|&quot;;[.F21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| channel=|2| linked=|0| mute=|0| solo=|0| height=|150| minimized=|1| isSelected=|0| rate=|44100| gain=|1.0| pan=|0.0|&gt;   &lt;waveclip offset=|1197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| channel=|2| linked=|0| mute=|0| solo=|0| height=|150| minimized=|1| isSelected=|0| rate=|44100| gain=|1.0| pan=|0.0|&gt; <text:s text:c="2"/>&lt;waveclip offset=|1197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VLOOKUP([.B218]; [Sheet2.$A$1:.$K$22]; 4)" office:value-type="float" office:value="4" calcext:value-type="float">
            <text:p>4</text:p>
          </table:table-cell>
          <table:table-cell table:formula="of:=[.E217]+[.D218]" office:value-type="float" office:value="1201.73" calcext:value-type="float">
            <text:p>1201,73000000</text:p>
          </table:table-cell>
          <table:table-cell office:value-type="string" calcext:value-type="string">
            <text:p>1201.73000000</text:p>
          </table:table-cell>
          <table:table-cell table:formula="of:=CONCATENATE( &quot;&lt;wavetrack name=|step-&quot;;[.B218]-1;&quot;.&quot;;[.C218];&quot;| channel=|2| linked=|0| mute=|0| solo=|0| height=|150| minimized=|1| isSelected=|0| rate=|44100| gain=|1.0| pan=|0.0|&gt;   &lt;waveclip offset=|&quot;;[.F21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2| channel=|2| linked=|0| mute=|0| solo=|0| height=|150| minimized=|1| isSelected=|0| rate=|44100| gain=|1.0| pan=|0.0|&gt;   &lt;waveclip offset=|1201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2| channel=|2| linked=|0| mute=|0| solo=|0| height=|150| minimized=|1| isSelected=|0| rate=|44100| gain=|1.0| pan=|0.0|&gt; <text:s text:c="2"/>&lt;waveclip offset=|1201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VLOOKUP([.B219]; [Sheet2.$A$1:.$K$22]; 4)" office:value-type="float" office:value="4" calcext:value-type="float">
            <text:p>4</text:p>
          </table:table-cell>
          <table:table-cell table:formula="of:=[.E218]+[.D219]" office:value-type="float" office:value="1205.73" calcext:value-type="float">
            <text:p>1205,73000000</text:p>
          </table:table-cell>
          <table:table-cell office:value-type="string" calcext:value-type="string">
            <text:p>1205.73000000</text:p>
          </table:table-cell>
          <table:table-cell table:formula="of:=CONCATENATE( &quot;&lt;wavetrack name=|step-&quot;;[.B219]-1;&quot;.&quot;;[.C219];&quot;| channel=|2| linked=|0| mute=|0| solo=|0| height=|150| minimized=|1| isSelected=|0| rate=|44100| gain=|1.0| pan=|0.0|&gt;   &lt;waveclip offset=|&quot;;[.F21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3| channel=|2| linked=|0| mute=|0| solo=|0| height=|150| minimized=|1| isSelected=|0| rate=|44100| gain=|1.0| pan=|0.0|&gt;   &lt;waveclip offset=|1205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3| channel=|2| linked=|0| mute=|0| solo=|0| height=|150| minimized=|1| isSelected=|0| rate=|44100| gain=|1.0| pan=|0.0|&gt; <text:s text:c="2"/>&lt;waveclip offset=|1205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VLOOKUP([.B220]; [Sheet2.$A$1:.$K$22]; 4)" office:value-type="float" office:value="4" calcext:value-type="float">
            <text:p>4</text:p>
          </table:table-cell>
          <table:table-cell table:formula="of:=[.E219]+[.D220]" office:value-type="float" office:value="1209.73" calcext:value-type="float">
            <text:p>1209,73000000</text:p>
          </table:table-cell>
          <table:table-cell office:value-type="string" calcext:value-type="string">
            <text:p>1209.73000000</text:p>
          </table:table-cell>
          <table:table-cell table:formula="of:=CONCATENATE( &quot;&lt;wavetrack name=|step-&quot;;[.B220]-1;&quot;.&quot;;[.C220];&quot;| channel=|2| linked=|0| mute=|0| solo=|0| height=|150| minimized=|1| isSelected=|0| rate=|44100| gain=|1.0| pan=|0.0|&gt;   &lt;waveclip offset=|&quot;;[.F22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4| channel=|2| linked=|0| mute=|0| solo=|0| height=|150| minimized=|1| isSelected=|0| rate=|44100| gain=|1.0| pan=|0.0|&gt;   &lt;waveclip offset=|1209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4| channel=|2| linked=|0| mute=|0| solo=|0| height=|150| minimized=|1| isSelected=|0| rate=|44100| gain=|1.0| pan=|0.0|&gt; <text:s text:c="2"/>&lt;waveclip offset=|1209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VLOOKUP([.B221]; [Sheet2.$A$1:.$K$22]; 4)" office:value-type="float" office:value="4" calcext:value-type="float">
            <text:p>4</text:p>
          </table:table-cell>
          <table:table-cell table:formula="of:=[.E220]+[.D221]" office:value-type="float" office:value="1213.73" calcext:value-type="float">
            <text:p>1213,73000000</text:p>
          </table:table-cell>
          <table:table-cell office:value-type="string" calcext:value-type="string">
            <text:p>1213.73000000</text:p>
          </table:table-cell>
          <table:table-cell table:formula="of:=CONCATENATE( &quot;&lt;wavetrack name=|step-&quot;;[.B221]-1;&quot;.&quot;;[.C221];&quot;| channel=|2| linked=|0| mute=|0| solo=|0| height=|150| minimized=|1| isSelected=|0| rate=|44100| gain=|1.0| pan=|0.0|&gt;   &lt;waveclip offset=|&quot;;[.F22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5| channel=|2| linked=|0| mute=|0| solo=|0| height=|150| minimized=|1| isSelected=|0| rate=|44100| gain=|1.0| pan=|0.0|&gt;   &lt;waveclip offset=|1213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5| channel=|2| linked=|0| mute=|0| solo=|0| height=|150| minimized=|1| isSelected=|0| rate=|44100| gain=|1.0| pan=|0.0|&gt; <text:s text:c="2"/>&lt;waveclip offset=|1213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VLOOKUP([.B222]; [Sheet2.$A$1:.$K$22]; 4)" office:value-type="float" office:value="4" calcext:value-type="float">
            <text:p>4</text:p>
          </table:table-cell>
          <table:table-cell table:formula="of:=[.E221]+[.D222]" office:value-type="float" office:value="1217.73" calcext:value-type="float">
            <text:p>1217,73000000</text:p>
          </table:table-cell>
          <table:table-cell office:value-type="string" calcext:value-type="string">
            <text:p>1217.73000000</text:p>
          </table:table-cell>
          <table:table-cell table:formula="of:=CONCATENATE( &quot;&lt;wavetrack name=|step-&quot;;[.B222]-1;&quot;.&quot;;[.C222];&quot;| channel=|2| linked=|0| mute=|0| solo=|0| height=|150| minimized=|1| isSelected=|0| rate=|44100| gain=|1.0| pan=|0.0|&gt;   &lt;waveclip offset=|&quot;;[.F22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6| channel=|2| linked=|0| mute=|0| solo=|0| height=|150| minimized=|1| isSelected=|0| rate=|44100| gain=|1.0| pan=|0.0|&gt;   &lt;waveclip offset=|1217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6| channel=|2| linked=|0| mute=|0| solo=|0| height=|150| minimized=|1| isSelected=|0| rate=|44100| gain=|1.0| pan=|0.0|&gt; <text:s text:c="2"/>&lt;waveclip offset=|1217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VLOOKUP([.B223]; [Sheet2.$A$1:.$K$22]; 4)" office:value-type="float" office:value="4" calcext:value-type="float">
            <text:p>4</text:p>
          </table:table-cell>
          <table:table-cell table:formula="of:=[.E222]+[.D223]" office:value-type="float" office:value="1221.73" calcext:value-type="float">
            <text:p>1221,73000000</text:p>
          </table:table-cell>
          <table:table-cell office:value-type="string" calcext:value-type="string">
            <text:p>1221.73000000</text:p>
          </table:table-cell>
          <table:table-cell table:formula="of:=CONCATENATE( &quot;&lt;wavetrack name=|step-&quot;;[.B223]-1;&quot;.&quot;;[.C223];&quot;| channel=|2| linked=|0| mute=|0| solo=|0| height=|150| minimized=|1| isSelected=|0| rate=|44100| gain=|1.0| pan=|0.0|&gt;   &lt;waveclip offset=|&quot;;[.F22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7| channel=|2| linked=|0| mute=|0| solo=|0| height=|150| minimized=|1| isSelected=|0| rate=|44100| gain=|1.0| pan=|0.0|&gt;   &lt;waveclip offset=|1221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7| channel=|2| linked=|0| mute=|0| solo=|0| height=|150| minimized=|1| isSelected=|0| rate=|44100| gain=|1.0| pan=|0.0|&gt; <text:s text:c="2"/>&lt;waveclip offset=|1221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VLOOKUP([.B224]; [Sheet2.$A$1:.$K$22]; 4)" office:value-type="float" office:value="4" calcext:value-type="float">
            <text:p>4</text:p>
          </table:table-cell>
          <table:table-cell table:formula="of:=[.E223]+[.D224]" office:value-type="float" office:value="1225.73" calcext:value-type="float">
            <text:p>1225,73000000</text:p>
          </table:table-cell>
          <table:table-cell office:value-type="string" calcext:value-type="string">
            <text:p>1225.73000000</text:p>
          </table:table-cell>
          <table:table-cell table:formula="of:=CONCATENATE( &quot;&lt;wavetrack name=|step-&quot;;[.B224]-1;&quot;.&quot;;[.C224];&quot;| channel=|2| linked=|0| mute=|0| solo=|0| height=|150| minimized=|1| isSelected=|0| rate=|44100| gain=|1.0| pan=|0.0|&gt;   &lt;waveclip offset=|&quot;;[.F22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8| channel=|2| linked=|0| mute=|0| solo=|0| height=|150| minimized=|1| isSelected=|0| rate=|44100| gain=|1.0| pan=|0.0|&gt;   &lt;waveclip offset=|1225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8| channel=|2| linked=|0| mute=|0| solo=|0| height=|150| minimized=|1| isSelected=|0| rate=|44100| gain=|1.0| pan=|0.0|&gt; <text:s text:c="2"/>&lt;waveclip offset=|1225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VLOOKUP([.B225]; [Sheet2.$A$1:.$K$22]; 4)" office:value-type="float" office:value="4" calcext:value-type="float">
            <text:p>4</text:p>
          </table:table-cell>
          <table:table-cell table:formula="of:=[.E224]+[.D225]" office:value-type="float" office:value="1229.73" calcext:value-type="float">
            <text:p>1229,73000000</text:p>
          </table:table-cell>
          <table:table-cell office:value-type="string" calcext:value-type="string">
            <text:p>1229.73000000</text:p>
          </table:table-cell>
          <table:table-cell table:formula="of:=CONCATENATE( &quot;&lt;wavetrack name=|step-&quot;;[.B225]-1;&quot;.&quot;;[.C225];&quot;| channel=|2| linked=|0| mute=|0| solo=|0| height=|150| minimized=|1| isSelected=|0| rate=|44100| gain=|1.0| pan=|0.0|&gt;   &lt;waveclip offset=|&quot;;[.F22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9| channel=|2| linked=|0| mute=|0| solo=|0| height=|150| minimized=|1| isSelected=|0| rate=|44100| gain=|1.0| pan=|0.0|&gt;   &lt;waveclip offset=|1229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9| channel=|2| linked=|0| mute=|0| solo=|0| height=|150| minimized=|1| isSelected=|0| rate=|44100| gain=|1.0| pan=|0.0|&gt; <text:s text:c="2"/>&lt;waveclip offset=|1229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VLOOKUP([.B226]; [Sheet2.$A$1:.$K$22]; 4)" office:value-type="float" office:value="4" calcext:value-type="float">
            <text:p>4</text:p>
          </table:table-cell>
          <table:table-cell table:formula="of:=[.E225]+[.D226]" office:value-type="float" office:value="1233.73" calcext:value-type="float">
            <text:p>1233,73000000</text:p>
          </table:table-cell>
          <table:table-cell office:value-type="string" calcext:value-type="string">
            <text:p>1233.73000000</text:p>
          </table:table-cell>
          <table:table-cell table:formula="of:=CONCATENATE( &quot;&lt;wavetrack name=|step-&quot;;[.B226]-1;&quot;.&quot;;[.C226];&quot;| channel=|2| linked=|0| mute=|0| solo=|0| height=|150| minimized=|1| isSelected=|0| rate=|44100| gain=|1.0| pan=|0.0|&gt;   &lt;waveclip offset=|&quot;;[.F22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0| channel=|2| linked=|0| mute=|0| solo=|0| height=|150| minimized=|1| isSelected=|0| rate=|44100| gain=|1.0| pan=|0.0|&gt;   &lt;waveclip offset=|1233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0| channel=|2| linked=|0| mute=|0| solo=|0| height=|150| minimized=|1| isSelected=|0| rate=|44100| gain=|1.0| pan=|0.0|&gt; <text:s text:c="2"/>&lt;waveclip offset=|1233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VLOOKUP([.B227]; [Sheet2.$A$1:.$K$22]; 4)" office:value-type="float" office:value="4" calcext:value-type="float">
            <text:p>4</text:p>
          </table:table-cell>
          <table:table-cell table:formula="of:=[.E226]+[.D227]" office:value-type="float" office:value="1237.73" calcext:value-type="float">
            <text:p>1237,73000000</text:p>
          </table:table-cell>
          <table:table-cell office:value-type="string" calcext:value-type="string">
            <text:p>1237.73000000</text:p>
          </table:table-cell>
          <table:table-cell table:formula="of:=CONCATENATE( &quot;&lt;wavetrack name=|step-&quot;;[.B227]-1;&quot;.&quot;;[.C227];&quot;| channel=|2| linked=|0| mute=|0| solo=|0| height=|150| minimized=|1| isSelected=|0| rate=|44100| gain=|1.0| pan=|0.0|&gt;   &lt;waveclip offset=|&quot;;[.F22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1| channel=|2| linked=|0| mute=|0| solo=|0| height=|150| minimized=|1| isSelected=|0| rate=|44100| gain=|1.0| pan=|0.0|&gt;   &lt;waveclip offset=|1237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1| channel=|2| linked=|0| mute=|0| solo=|0| height=|150| minimized=|1| isSelected=|0| rate=|44100| gain=|1.0| pan=|0.0|&gt; <text:s text:c="2"/>&lt;waveclip offset=|1237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VLOOKUP([.B228]; [Sheet2.$A$1:.$K$22]; 4)" office:value-type="float" office:value="4" calcext:value-type="float">
            <text:p>4</text:p>
          </table:table-cell>
          <table:table-cell table:formula="of:=[.E227]+[.D228]" office:value-type="float" office:value="1241.73" calcext:value-type="float">
            <text:p>1241,73000000</text:p>
          </table:table-cell>
          <table:table-cell office:value-type="string" calcext:value-type="string">
            <text:p>1241.73000000</text:p>
          </table:table-cell>
          <table:table-cell table:formula="of:=CONCATENATE( &quot;&lt;wavetrack name=|step-&quot;;[.B228]-1;&quot;.&quot;;[.C228];&quot;| channel=|2| linked=|0| mute=|0| solo=|0| height=|150| minimized=|1| isSelected=|0| rate=|44100| gain=|1.0| pan=|0.0|&gt;   &lt;waveclip offset=|&quot;;[.F22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2| channel=|2| linked=|0| mute=|0| solo=|0| height=|150| minimized=|1| isSelected=|0| rate=|44100| gain=|1.0| pan=|0.0|&gt;   &lt;waveclip offset=|1241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2| channel=|2| linked=|0| mute=|0| solo=|0| height=|150| minimized=|1| isSelected=|0| rate=|44100| gain=|1.0| pan=|0.0|&gt; <text:s text:c="2"/>&lt;waveclip offset=|1241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VLOOKUP([.B229]; [Sheet2.$A$1:.$K$22]; 4)" office:value-type="float" office:value="4" calcext:value-type="float">
            <text:p>4</text:p>
          </table:table-cell>
          <table:table-cell table:formula="of:=[.E228]+[.D229]" office:value-type="float" office:value="1245.73" calcext:value-type="float">
            <text:p>1245,73000000</text:p>
          </table:table-cell>
          <table:table-cell office:value-type="string" calcext:value-type="string">
            <text:p>1245.73000000</text:p>
          </table:table-cell>
          <table:table-cell table:formula="of:=CONCATENATE( &quot;&lt;wavetrack name=|step-&quot;;[.B229]-1;&quot;.&quot;;[.C229];&quot;| channel=|2| linked=|0| mute=|0| solo=|0| height=|150| minimized=|1| isSelected=|0| rate=|44100| gain=|1.0| pan=|0.0|&gt;   &lt;waveclip offset=|&quot;;[.F22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3| channel=|2| linked=|0| mute=|0| solo=|0| height=|150| minimized=|1| isSelected=|0| rate=|44100| gain=|1.0| pan=|0.0|&gt;   &lt;waveclip offset=|1245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3| channel=|2| linked=|0| mute=|0| solo=|0| height=|150| minimized=|1| isSelected=|0| rate=|44100| gain=|1.0| pan=|0.0|&gt; <text:s text:c="2"/>&lt;waveclip offset=|1245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VLOOKUP([.B230]; [Sheet2.$A$1:.$K$22]; 4)" office:value-type="float" office:value="4" calcext:value-type="float">
            <text:p>4</text:p>
          </table:table-cell>
          <table:table-cell table:formula="of:=[.E229]+[.D230]" office:value-type="float" office:value="1249.73" calcext:value-type="float">
            <text:p>1249,73000000</text:p>
          </table:table-cell>
          <table:table-cell office:value-type="string" calcext:value-type="string">
            <text:p>1249.73000000</text:p>
          </table:table-cell>
          <table:table-cell table:formula="of:=CONCATENATE( &quot;&lt;wavetrack name=|step-&quot;;[.B230]-1;&quot;.&quot;;[.C230];&quot;| channel=|2| linked=|0| mute=|0| solo=|0| height=|150| minimized=|1| isSelected=|0| rate=|44100| gain=|1.0| pan=|0.0|&gt;   &lt;waveclip offset=|&quot;;[.F23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4| channel=|2| linked=|0| mute=|0| solo=|0| height=|150| minimized=|1| isSelected=|0| rate=|44100| gain=|1.0| pan=|0.0|&gt;   &lt;waveclip offset=|1249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4| channel=|2| linked=|0| mute=|0| solo=|0| height=|150| minimized=|1| isSelected=|0| rate=|44100| gain=|1.0| pan=|0.0|&gt; <text:s text:c="2"/>&lt;waveclip offset=|1249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217:.B231]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VLOOKUP([.B231]; [Sheet2.$A$1:.$K$22]; 4)" office:value-type="float" office:value="4" calcext:value-type="float">
            <text:p>4</text:p>
          </table:table-cell>
          <table:table-cell table:formula="of:=[.E230]+[.D231]" office:value-type="float" office:value="1253.73" calcext:value-type="float">
            <text:p>1253,73000000</text:p>
          </table:table-cell>
          <table:table-cell office:value-type="string" calcext:value-type="string">
            <text:p>1253.73000000</text:p>
          </table:table-cell>
          <table:table-cell table:formula="of:=CONCATENATE( &quot;&lt;wavetrack name=|step-&quot;;[.B231]-1;&quot;.&quot;;[.C231];&quot;| channel=|2| linked=|0| mute=|0| solo=|0| height=|150| minimized=|1| isSelected=|0| rate=|44100| gain=|1.0| pan=|0.0|&gt;   &lt;waveclip offset=|&quot;;[.F23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19.15| channel=|2| linked=|0| mute=|0| solo=|0| height=|150| minimized=|1| isSelected=|0| rate=|44100| gain=|1.0| pan=|0.0|&gt;   &lt;waveclip offset=|1253.7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19.15| channel=|2| linked=|0| mute=|0| solo=|0| height=|150| minimized=|1| isSelected=|0| rate=|44100| gain=|1.0| pan=|0.0|&gt; <text:s text:c="2"/>&lt;waveclip offset=|1253.7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VLOOKUP([.B232]; [Sheet2.$A$1:.$K$22]; 4)" office:value-type="float" office:value="3.89" calcext:value-type="float">
            <text:p>3,89</text:p>
          </table:table-cell>
          <table:table-cell table:formula="of:=[.E231]+[.D232]" office:value-type="float" office:value="1257.62" calcext:value-type="float">
            <text:p>1257,62000000</text:p>
          </table:table-cell>
          <table:table-cell office:value-type="string" calcext:value-type="string">
            <text:p>1257.62000000</text:p>
          </table:table-cell>
          <table:table-cell table:formula="of:=CONCATENATE( &quot;&lt;wavetrack name=|step-&quot;;[.B232]-1;&quot;.&quot;;[.C232];&quot;| channel=|2| linked=|0| mute=|0| solo=|0| height=|150| minimized=|1| isSelected=|0| rate=|44100| gain=|1.0| pan=|0.0|&gt;   &lt;waveclip offset=|&quot;;[.F23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| channel=|2| linked=|0| mute=|0| solo=|0| height=|150| minimized=|1| isSelected=|0| rate=|44100| gain=|1.0| pan=|0.0|&gt;   &lt;waveclip offset=|1257.6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| channel=|2| linked=|0| mute=|0| solo=|0| height=|150| minimized=|1| isSelected=|0| rate=|44100| gain=|1.0| pan=|0.0|&gt; <text:s text:c="2"/>&lt;waveclip offset=|1257.6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VLOOKUP([.B233]; [Sheet2.$A$1:.$K$22]; 4)" office:value-type="float" office:value="3.89" calcext:value-type="float">
            <text:p>3,89</text:p>
          </table:table-cell>
          <table:table-cell table:formula="of:=[.E232]+[.D233]" office:value-type="float" office:value="1261.51" calcext:value-type="float">
            <text:p>1261,51000000</text:p>
          </table:table-cell>
          <table:table-cell office:value-type="string" calcext:value-type="string">
            <text:p>1261.51000000</text:p>
          </table:table-cell>
          <table:table-cell table:formula="of:=CONCATENATE( &quot;&lt;wavetrack name=|step-&quot;;[.B233]-1;&quot;.&quot;;[.C233];&quot;| channel=|2| linked=|0| mute=|0| solo=|0| height=|150| minimized=|1| isSelected=|0| rate=|44100| gain=|1.0| pan=|0.0|&gt;   &lt;waveclip offset=|&quot;;[.F23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2| channel=|2| linked=|0| mute=|0| solo=|0| height=|150| minimized=|1| isSelected=|0| rate=|44100| gain=|1.0| pan=|0.0|&gt;   &lt;waveclip offset=|1261.5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2| channel=|2| linked=|0| mute=|0| solo=|0| height=|150| minimized=|1| isSelected=|0| rate=|44100| gain=|1.0| pan=|0.0|&gt; <text:s text:c="2"/>&lt;waveclip offset=|1261.5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VLOOKUP([.B234]; [Sheet2.$A$1:.$K$22]; 4)" office:value-type="float" office:value="3.89" calcext:value-type="float">
            <text:p>3,89</text:p>
          </table:table-cell>
          <table:table-cell table:formula="of:=[.E233]+[.D234]" office:value-type="float" office:value="1265.4" calcext:value-type="float">
            <text:p>1265,40000000</text:p>
          </table:table-cell>
          <table:table-cell office:value-type="string" calcext:value-type="string">
            <text:p>1265.40000000</text:p>
          </table:table-cell>
          <table:table-cell table:formula="of:=CONCATENATE( &quot;&lt;wavetrack name=|step-&quot;;[.B234]-1;&quot;.&quot;;[.C234];&quot;| channel=|2| linked=|0| mute=|0| solo=|0| height=|150| minimized=|1| isSelected=|0| rate=|44100| gain=|1.0| pan=|0.0|&gt;   &lt;waveclip offset=|&quot;;[.F23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3| channel=|2| linked=|0| mute=|0| solo=|0| height=|150| minimized=|1| isSelected=|0| rate=|44100| gain=|1.0| pan=|0.0|&gt;   &lt;waveclip offset=|1265.4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3| channel=|2| linked=|0| mute=|0| solo=|0| height=|150| minimized=|1| isSelected=|0| rate=|44100| gain=|1.0| pan=|0.0|&gt; <text:s text:c="2"/>&lt;waveclip offset=|1265.4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VLOOKUP([.B235]; [Sheet2.$A$1:.$K$22]; 4)" office:value-type="float" office:value="3.89" calcext:value-type="float">
            <text:p>3,89</text:p>
          </table:table-cell>
          <table:table-cell table:formula="of:=[.E234]+[.D235]" office:value-type="float" office:value="1269.29" calcext:value-type="float">
            <text:p>1269,29000000</text:p>
          </table:table-cell>
          <table:table-cell office:value-type="string" calcext:value-type="string">
            <text:p>1269.29000000</text:p>
          </table:table-cell>
          <table:table-cell table:formula="of:=CONCATENATE( &quot;&lt;wavetrack name=|step-&quot;;[.B235]-1;&quot;.&quot;;[.C235];&quot;| channel=|2| linked=|0| mute=|0| solo=|0| height=|150| minimized=|1| isSelected=|0| rate=|44100| gain=|1.0| pan=|0.0|&gt;   &lt;waveclip offset=|&quot;;[.F23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4| channel=|2| linked=|0| mute=|0| solo=|0| height=|150| minimized=|1| isSelected=|0| rate=|44100| gain=|1.0| pan=|0.0|&gt;   &lt;waveclip offset=|1269.2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4| channel=|2| linked=|0| mute=|0| solo=|0| height=|150| minimized=|1| isSelected=|0| rate=|44100| gain=|1.0| pan=|0.0|&gt; <text:s text:c="2"/>&lt;waveclip offset=|1269.2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VLOOKUP([.B236]; [Sheet2.$A$1:.$K$22]; 4)" office:value-type="float" office:value="3.89" calcext:value-type="float">
            <text:p>3,89</text:p>
          </table:table-cell>
          <table:table-cell table:formula="of:=[.E235]+[.D236]" office:value-type="float" office:value="1273.18" calcext:value-type="float">
            <text:p>1273,18000000</text:p>
          </table:table-cell>
          <table:table-cell office:value-type="string" calcext:value-type="string">
            <text:p>1273.18000000</text:p>
          </table:table-cell>
          <table:table-cell table:formula="of:=CONCATENATE( &quot;&lt;wavetrack name=|step-&quot;;[.B236]-1;&quot;.&quot;;[.C236];&quot;| channel=|2| linked=|0| mute=|0| solo=|0| height=|150| minimized=|1| isSelected=|0| rate=|44100| gain=|1.0| pan=|0.0|&gt;   &lt;waveclip offset=|&quot;;[.F23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5| channel=|2| linked=|0| mute=|0| solo=|0| height=|150| minimized=|1| isSelected=|0| rate=|44100| gain=|1.0| pan=|0.0|&gt;   &lt;waveclip offset=|1273.1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5| channel=|2| linked=|0| mute=|0| solo=|0| height=|150| minimized=|1| isSelected=|0| rate=|44100| gain=|1.0| pan=|0.0|&gt; <text:s text:c="2"/>&lt;waveclip offset=|1273.1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VLOOKUP([.B237]; [Sheet2.$A$1:.$K$22]; 4)" office:value-type="float" office:value="3.89" calcext:value-type="float">
            <text:p>3,89</text:p>
          </table:table-cell>
          <table:table-cell table:formula="of:=[.E236]+[.D237]" office:value-type="float" office:value="1277.07" calcext:value-type="float">
            <text:p>1277,07000000</text:p>
          </table:table-cell>
          <table:table-cell office:value-type="string" calcext:value-type="string">
            <text:p>1277.07000000</text:p>
          </table:table-cell>
          <table:table-cell table:formula="of:=CONCATENATE( &quot;&lt;wavetrack name=|step-&quot;;[.B237]-1;&quot;.&quot;;[.C237];&quot;| channel=|2| linked=|0| mute=|0| solo=|0| height=|150| minimized=|1| isSelected=|0| rate=|44100| gain=|1.0| pan=|0.0|&gt;   &lt;waveclip offset=|&quot;;[.F23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6| channel=|2| linked=|0| mute=|0| solo=|0| height=|150| minimized=|1| isSelected=|0| rate=|44100| gain=|1.0| pan=|0.0|&gt;   &lt;waveclip offset=|1277.0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6| channel=|2| linked=|0| mute=|0| solo=|0| height=|150| minimized=|1| isSelected=|0| rate=|44100| gain=|1.0| pan=|0.0|&gt; <text:s text:c="2"/>&lt;waveclip offset=|1277.0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VLOOKUP([.B238]; [Sheet2.$A$1:.$K$22]; 4)" office:value-type="float" office:value="3.89" calcext:value-type="float">
            <text:p>3,89</text:p>
          </table:table-cell>
          <table:table-cell table:formula="of:=[.E237]+[.D238]" office:value-type="float" office:value="1280.96" calcext:value-type="float">
            <text:p>1280,96000000</text:p>
          </table:table-cell>
          <table:table-cell office:value-type="string" calcext:value-type="string">
            <text:p>1280.96000000</text:p>
          </table:table-cell>
          <table:table-cell table:formula="of:=CONCATENATE( &quot;&lt;wavetrack name=|step-&quot;;[.B238]-1;&quot;.&quot;;[.C238];&quot;| channel=|2| linked=|0| mute=|0| solo=|0| height=|150| minimized=|1| isSelected=|0| rate=|44100| gain=|1.0| pan=|0.0|&gt;   &lt;waveclip offset=|&quot;;[.F238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7| channel=|2| linked=|0| mute=|0| solo=|0| height=|150| minimized=|1| isSelected=|0| rate=|44100| gain=|1.0| pan=|0.0|&gt;   &lt;waveclip offset=|1280.96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7| channel=|2| linked=|0| mute=|0| solo=|0| height=|150| minimized=|1| isSelected=|0| rate=|44100| gain=|1.0| pan=|0.0|&gt; <text:s text:c="2"/>&lt;waveclip offset=|1280.96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VLOOKUP([.B239]; [Sheet2.$A$1:.$K$22]; 4)" office:value-type="float" office:value="3.89" calcext:value-type="float">
            <text:p>3,89</text:p>
          </table:table-cell>
          <table:table-cell table:formula="of:=[.E238]+[.D239]" office:value-type="float" office:value="1284.85" calcext:value-type="float">
            <text:p>1284,85000000</text:p>
          </table:table-cell>
          <table:table-cell office:value-type="string" calcext:value-type="string">
            <text:p>1284.85000000</text:p>
          </table:table-cell>
          <table:table-cell table:formula="of:=CONCATENATE( &quot;&lt;wavetrack name=|step-&quot;;[.B239]-1;&quot;.&quot;;[.C239];&quot;| channel=|2| linked=|0| mute=|0| solo=|0| height=|150| minimized=|1| isSelected=|0| rate=|44100| gain=|1.0| pan=|0.0|&gt;   &lt;waveclip offset=|&quot;;[.F239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8| channel=|2| linked=|0| mute=|0| solo=|0| height=|150| minimized=|1| isSelected=|0| rate=|44100| gain=|1.0| pan=|0.0|&gt;   &lt;waveclip offset=|1284.85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8| channel=|2| linked=|0| mute=|0| solo=|0| height=|150| minimized=|1| isSelected=|0| rate=|44100| gain=|1.0| pan=|0.0|&gt; <text:s text:c="2"/>&lt;waveclip offset=|1284.85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VLOOKUP([.B240]; [Sheet2.$A$1:.$K$22]; 4)" office:value-type="float" office:value="3.89" calcext:value-type="float">
            <text:p>3,89</text:p>
          </table:table-cell>
          <table:table-cell table:formula="of:=[.E239]+[.D240]" office:value-type="float" office:value="1288.74" calcext:value-type="float">
            <text:p>1288,74000000</text:p>
          </table:table-cell>
          <table:table-cell office:value-type="string" calcext:value-type="string">
            <text:p>1288.74000000</text:p>
          </table:table-cell>
          <table:table-cell table:formula="of:=CONCATENATE( &quot;&lt;wavetrack name=|step-&quot;;[.B240]-1;&quot;.&quot;;[.C240];&quot;| channel=|2| linked=|0| mute=|0| solo=|0| height=|150| minimized=|1| isSelected=|0| rate=|44100| gain=|1.0| pan=|0.0|&gt;   &lt;waveclip offset=|&quot;;[.F240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9| channel=|2| linked=|0| mute=|0| solo=|0| height=|150| minimized=|1| isSelected=|0| rate=|44100| gain=|1.0| pan=|0.0|&gt;   &lt;waveclip offset=|1288.74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9| channel=|2| linked=|0| mute=|0| solo=|0| height=|150| minimized=|1| isSelected=|0| rate=|44100| gain=|1.0| pan=|0.0|&gt; <text:s text:c="2"/>&lt;waveclip offset=|1288.74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VLOOKUP([.B241]; [Sheet2.$A$1:.$K$22]; 4)" office:value-type="float" office:value="3.89" calcext:value-type="float">
            <text:p>3,89</text:p>
          </table:table-cell>
          <table:table-cell table:formula="of:=[.E240]+[.D241]" office:value-type="float" office:value="1292.63" calcext:value-type="float">
            <text:p>1292,63000000</text:p>
          </table:table-cell>
          <table:table-cell office:value-type="string" calcext:value-type="string">
            <text:p>1292.63000000</text:p>
          </table:table-cell>
          <table:table-cell table:formula="of:=CONCATENATE( &quot;&lt;wavetrack name=|step-&quot;;[.B241]-1;&quot;.&quot;;[.C241];&quot;| channel=|2| linked=|0| mute=|0| solo=|0| height=|150| minimized=|1| isSelected=|0| rate=|44100| gain=|1.0| pan=|0.0|&gt;   &lt;waveclip offset=|&quot;;[.F241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0| channel=|2| linked=|0| mute=|0| solo=|0| height=|150| minimized=|1| isSelected=|0| rate=|44100| gain=|1.0| pan=|0.0|&gt;   &lt;waveclip offset=|1292.63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0| channel=|2| linked=|0| mute=|0| solo=|0| height=|150| minimized=|1| isSelected=|0| rate=|44100| gain=|1.0| pan=|0.0|&gt; <text:s text:c="2"/>&lt;waveclip offset=|1292.63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VLOOKUP([.B242]; [Sheet2.$A$1:.$K$22]; 4)" office:value-type="float" office:value="3.89" calcext:value-type="float">
            <text:p>3,89</text:p>
          </table:table-cell>
          <table:table-cell table:formula="of:=[.E241]+[.D242]" office:value-type="float" office:value="1296.52" calcext:value-type="float">
            <text:p>1296,52000000</text:p>
          </table:table-cell>
          <table:table-cell office:value-type="string" calcext:value-type="string">
            <text:p>1296.52000000</text:p>
          </table:table-cell>
          <table:table-cell table:formula="of:=CONCATENATE( &quot;&lt;wavetrack name=|step-&quot;;[.B242]-1;&quot;.&quot;;[.C242];&quot;| channel=|2| linked=|0| mute=|0| solo=|0| height=|150| minimized=|1| isSelected=|0| rate=|44100| gain=|1.0| pan=|0.0|&gt;   &lt;waveclip offset=|&quot;;[.F242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1| channel=|2| linked=|0| mute=|0| solo=|0| height=|150| minimized=|1| isSelected=|0| rate=|44100| gain=|1.0| pan=|0.0|&gt;   &lt;waveclip offset=|1296.52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1| channel=|2| linked=|0| mute=|0| solo=|0| height=|150| minimized=|1| isSelected=|0| rate=|44100| gain=|1.0| pan=|0.0|&gt; <text:s text:c="2"/>&lt;waveclip offset=|1296.52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VLOOKUP([.B243]; [Sheet2.$A$1:.$K$22]; 4)" office:value-type="float" office:value="3.89" calcext:value-type="float">
            <text:p>3,89</text:p>
          </table:table-cell>
          <table:table-cell table:formula="of:=[.E242]+[.D243]" office:value-type="float" office:value="1300.41" calcext:value-type="float">
            <text:p>1300,41000000</text:p>
          </table:table-cell>
          <table:table-cell office:value-type="string" calcext:value-type="string">
            <text:p>1300.41000000</text:p>
          </table:table-cell>
          <table:table-cell table:formula="of:=CONCATENATE( &quot;&lt;wavetrack name=|step-&quot;;[.B243]-1;&quot;.&quot;;[.C243];&quot;| channel=|2| linked=|0| mute=|0| solo=|0| height=|150| minimized=|1| isSelected=|0| rate=|44100| gain=|1.0| pan=|0.0|&gt;   &lt;waveclip offset=|&quot;;[.F243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2| channel=|2| linked=|0| mute=|0| solo=|0| height=|150| minimized=|1| isSelected=|0| rate=|44100| gain=|1.0| pan=|0.0|&gt;   &lt;waveclip offset=|1300.41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2| channel=|2| linked=|0| mute=|0| solo=|0| height=|150| minimized=|1| isSelected=|0| rate=|44100| gain=|1.0| pan=|0.0|&gt; <text:s text:c="2"/>&lt;waveclip offset=|1300.41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VLOOKUP([.B244]; [Sheet2.$A$1:.$K$22]; 4)" office:value-type="float" office:value="3.89" calcext:value-type="float">
            <text:p>3,89</text:p>
          </table:table-cell>
          <table:table-cell table:formula="of:=[.E243]+[.D244]" office:value-type="float" office:value="1304.3" calcext:value-type="float">
            <text:p>1304,30000000</text:p>
          </table:table-cell>
          <table:table-cell office:value-type="string" calcext:value-type="string">
            <text:p>1304.30000000</text:p>
          </table:table-cell>
          <table:table-cell table:formula="of:=CONCATENATE( &quot;&lt;wavetrack name=|step-&quot;;[.B244]-1;&quot;.&quot;;[.C244];&quot;| channel=|2| linked=|0| mute=|0| solo=|0| height=|150| minimized=|1| isSelected=|0| rate=|44100| gain=|1.0| pan=|0.0|&gt;   &lt;waveclip offset=|&quot;;[.F244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3| channel=|2| linked=|0| mute=|0| solo=|0| height=|150| minimized=|1| isSelected=|0| rate=|44100| gain=|1.0| pan=|0.0|&gt;   &lt;waveclip offset=|1304.30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3| channel=|2| linked=|0| mute=|0| solo=|0| height=|150| minimized=|1| isSelected=|0| rate=|44100| gain=|1.0| pan=|0.0|&gt; <text:s text:c="2"/>&lt;waveclip offset=|1304.30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VLOOKUP([.B245]; [Sheet2.$A$1:.$K$22]; 4)" office:value-type="float" office:value="3.89" calcext:value-type="float">
            <text:p>3,89</text:p>
          </table:table-cell>
          <table:table-cell table:formula="of:=[.E244]+[.D245]" office:value-type="float" office:value="1308.19" calcext:value-type="float">
            <text:p>1308,19000000</text:p>
          </table:table-cell>
          <table:table-cell office:value-type="string" calcext:value-type="string">
            <text:p>1308.19000000</text:p>
          </table:table-cell>
          <table:table-cell table:formula="of:=CONCATENATE( &quot;&lt;wavetrack name=|step-&quot;;[.B245]-1;&quot;.&quot;;[.C245];&quot;| channel=|2| linked=|0| mute=|0| solo=|0| height=|150| minimized=|1| isSelected=|0| rate=|44100| gain=|1.0| pan=|0.0|&gt;   &lt;waveclip offset=|&quot;;[.F245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4| channel=|2| linked=|0| mute=|0| solo=|0| height=|150| minimized=|1| isSelected=|0| rate=|44100| gain=|1.0| pan=|0.0|&gt;   &lt;waveclip offset=|1308.19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4| channel=|2| linked=|0| mute=|0| solo=|0| height=|150| minimized=|1| isSelected=|0| rate=|44100| gain=|1.0| pan=|0.0|&gt; <text:s text:c="2"/>&lt;waveclip offset=|1308.19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VLOOKUP([.B246]; [Sheet2.$A$1:.$K$22]; 4)" office:value-type="float" office:value="3.89" calcext:value-type="float">
            <text:p>3,89</text:p>
          </table:table-cell>
          <table:table-cell table:formula="of:=[.E245]+[.D246]" office:value-type="float" office:value="1312.08" calcext:value-type="float">
            <text:p>1312,08000000</text:p>
          </table:table-cell>
          <table:table-cell office:value-type="string" calcext:value-type="string">
            <text:p>1312.08000000</text:p>
          </table:table-cell>
          <table:table-cell table:formula="of:=CONCATENATE( &quot;&lt;wavetrack name=|step-&quot;;[.B246]-1;&quot;.&quot;;[.C246];&quot;| channel=|2| linked=|0| mute=|0| solo=|0| height=|150| minimized=|1| isSelected=|0| rate=|44100| gain=|1.0| pan=|0.0|&gt;   &lt;waveclip offset=|&quot;;[.F246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5| channel=|2| linked=|0| mute=|0| solo=|0| height=|150| minimized=|1| isSelected=|0| rate=|44100| gain=|1.0| pan=|0.0|&gt;   &lt;waveclip offset=|1312.08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5| channel=|2| linked=|0| mute=|0| solo=|0| height=|150| minimized=|1| isSelected=|0| rate=|44100| gain=|1.0| pan=|0.0|&gt; <text:s text:c="2"/>&lt;waveclip offset=|1312.08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>
          <table:table-cell table:formula="of:=COUNT([.B232:.B247])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VLOOKUP([.B247]; [Sheet2.$A$1:.$K$22]; 4)" office:value-type="float" office:value="3.89" calcext:value-type="float">
            <text:p>3,89</text:p>
          </table:table-cell>
          <table:table-cell table:formula="of:=[.E246]+[.D247]" office:value-type="float" office:value="1315.97" calcext:value-type="float">
            <text:p>1315,97000000</text:p>
          </table:table-cell>
          <table:table-cell office:value-type="string" calcext:value-type="string">
            <text:p>1315.97000000</text:p>
          </table:table-cell>
          <table:table-cell table:formula="of:=CONCATENATE( &quot;&lt;wavetrack name=|step-&quot;;[.B247]-1;&quot;.&quot;;[.C247];&quot;| channel=|2| linked=|0| mute=|0| solo=|0| height=|150| minimized=|1| isSelected=|0| rate=|44100| gain=|1.0| pan=|0.0|&gt;   &lt;waveclip offset=|&quot;;[.F247];&quot;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&quot;)" office:value-type="string" office:string-value="&lt;wavetrack name=|step-20.16| channel=|2| linked=|0| mute=|0| solo=|0| height=|150| minimized=|1| isSelected=|0| rate=|44100| gain=|1.0| pan=|0.0|&gt;   &lt;waveclip offset=|1315.97000000  |&gt;    &lt;sequence maxsamples=|262144| sampleformat=|262159| numsamples=|22050|&gt;     &lt;waveblock start=|0|&gt;      &lt;simpleblockfile filename=|e00006c8.au| len=|22050| min=|-0.69996| max=|0.69996| rms=|0.28849|/&gt;     &lt;/waveblock&gt;    &lt;/sequence&gt;    &lt;envelope numpoints=|0|/&gt;   &lt;/waveclip&gt;  &lt;/wavetrack&gt;" calcext:value-type="string">
            <text:p>&lt;wavetrack name=|step-20.16| channel=|2| linked=|0| mute=|0| solo=|0| height=|150| minimized=|1| isSelected=|0| rate=|44100| gain=|1.0| pan=|0.0|&gt; <text:s text:c="2"/>&lt;waveclip offset=|1315.97000000 <text:s/>|&gt; <text:s text:c="3"/>&lt;sequence maxsamples=|262144| sampleformat=|262159| numsamples=|22050|&gt; <text:s text:c="4"/>&lt;waveblock start=|0|&gt; <text:s text:c="5"/>&lt;simpleblockfile filename=|e00006c8.au| len=|22050| min=|-0.69996| max=|0.69996| rms=|0.28849|/&gt; <text:s text:c="4"/>&lt;/waveblock&gt; <text:s text:c="3"/>&lt;/sequence&gt; <text:s text:c="3"/>&lt;envelope numpoints=|0|/&gt; <text:s text:c="2"/>&lt;/waveclip&gt; <text:s/>&lt;/wavetrack&gt;</text:p>
          </table:table-cell>
          <table:table-cell table:number-columns-repeated="2"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5" table:number-columns-repeated="11" table:default-cell-style-name="Default"/>
        <table:table-row table:style-name="ro2"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Laps</text:p>
          </table:table-cell>
          <table:table-cell table:style-name="ce3" office:value-type="string" calcext:value-type="string">
            <text:p>Cumulative</text:p>
            <text:p>laps</text:p>
          </table:table-cell>
          <table:table-cell table:style-name="ce3" office:value-type="string" calcext:value-type="string">
            <text:p>Lap</text:p>
            <text:p>time (s)</text:p>
          </table:table-cell>
          <table:table-cell table:style-name="ce3" office:value-type="string" calcext:value-type="string">
            <text:p>Cumulative</text:p>
            <text:p>time (mm:ss)</text:p>
          </table:table-cell>
          <table:table-cell table:style-name="ce3" office:value-type="string" calcext:value-type="string">
            <text:p>Speed</text:p>
            <text:p>(km/h)</text:p>
          </table:table-cell>
          <table:table-cell table:style-name="ce3" office:value-type="string" calcext:value-type="string">
            <text:p>Level</text:p>
            <text:p>time (s)</text:p>
          </table:table-cell>
          <table:table-cell table:style-name="ce3" office:value-type="string" calcext:value-type="string">
            <text:p>Level</text:p>
            <text:p>distance (m)</text:p>
          </table:table-cell>
          <table:table-cell table:style-name="ce3" office:value-type="string" calcext:value-type="string">
            <text:p>Cumulative</text:p>
            <text:p>distance (m)</text:p>
          </table:table-cell>
          <table:table-cell table:style-name="ce3" office:value-type="string" calcext:value-type="string">
            <text:p>Expected male age</text:p>
            <text:p>to complete level</text:p>
          </table:table-cell>
          <table:table-cell table:style-name="ce3" office:value-type="string" calcext:value-type="string">
            <text:p>Expected female age</text:p>
            <text:p>to complete level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8.47" calcext:value-type="float">
            <text:p>8,47</text:p>
          </table:table-cell>
          <table:table-cell table:style-name="ce4" office:value-type="string" calcext:value-type="string">
            <text:p>1:08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67.76</text:p>
          </table:table-cell>
          <table:table-cell table:number-columns-repeated="2" table:style-name="ce2" office:value-type="float" office:value="160" calcext:value-type="float">
            <text:p>16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2:12</text:p>
          </table:table-cell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64.0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.58" calcext:value-type="float">
            <text:p>7,58</text:p>
          </table:table-cell>
          <table:table-cell table:style-name="ce4" office:value-type="string" calcext:value-type="string">
            <text:p>3:12</text:p>
          </table:table-cell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60.6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80" calcext:value-type="float">
            <text:p>48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.2" calcext:value-type="float">
            <text:p>7,2</text:p>
          </table:table-cell>
          <table:table-cell table:style-name="ce4" office:value-type="string" calcext:value-type="string">
            <text:p>4:17</text:p>
          </table:table-cell>
          <table:table-cell table:style-name="ce2" office:value-type="string" calcext:value-type="string">
            <text:p>10.0</text:p>
          </table:table-cell>
          <table:table-cell table:style-name="ce2" office:value-type="string" calcext:value-type="string">
            <text:p>64.8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660" calcext:value-type="float">
            <text:p>66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.86" calcext:value-type="float">
            <text:p>6,86</text:p>
          </table:table-cell>
          <table:table-cell table:style-name="ce4" office:value-type="string" calcext:value-type="string">
            <text:p>5:19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61.7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40" calcext:value-type="float">
            <text:p>84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6.55" calcext:value-type="float">
            <text:p>6,55</text:p>
          </table:table-cell>
          <table:table-cell table:style-name="ce4" office:value-type="string" calcext:value-type="string">
            <text:p>6:24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65.4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40" calcext:value-type="float">
            <text:p>104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.26" calcext:value-type="float">
            <text:p>6,26</text:p>
          </table:table-cell>
          <table:table-cell table:style-name="ce4" office:value-type="string" calcext:value-type="string">
            <text:p>7:27</text:p>
          </table:table-cell>
          <table:table-cell table:style-name="ce2" office:value-type="string" calcext:value-type="string">
            <text:p>11.5</text:p>
          </table:table-cell>
          <table:table-cell table:style-name="ce2" office:value-type="string" calcext:value-type="string">
            <text:p>62.6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40" calcext:value-type="float">
            <text:p>124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8:27</text:p>
          </table:table-cell>
          <table:table-cell table:style-name="ce2" office:value-type="string" calcext:value-type="string">
            <text:p>12.0</text:p>
          </table:table-cell>
          <table:table-cell table:style-name="ce2" office:value-type="string" calcext:value-type="string">
            <text:p>60.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440" calcext:value-type="float">
            <text:p>144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5.76" calcext:value-type="float">
            <text:p>5,76</text:p>
          </table:table-cell>
          <table:table-cell table:style-name="ce4" office:value-type="string" calcext:value-type="string">
            <text:p>9:30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63.36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660" calcext:value-type="float">
            <text:p>166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.54" calcext:value-type="float">
            <text:p>5,54</text:p>
          </table:table-cell>
          <table:table-cell table:style-name="ce4" office:value-type="string" calcext:value-type="string">
            <text:p>10:31</text:p>
          </table:table-cell>
          <table:table-cell table:style-name="ce2" office:value-type="string" calcext:value-type="string">
            <text:p>13.0</text:p>
          </table:table-cell>
          <table:table-cell table:style-name="ce2" office:value-type="string" calcext:value-type="string">
            <text:p>60.9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880" calcext:value-type="float">
            <text:p>1880</text:p>
          </table:table-cell>
          <table:table-cell table:style-name="ce5" office:value-type="float" office:value="18" calcext:value-type="float">
            <text:p>18</text:p>
          </table:table-cell>
          <table:table-cell table:style-name="ce6" office:value-type="string" calcext:value-type="string">
            <text:p>21+</text:p>
          </table:table-cell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5.33" calcext:value-type="float">
            <text:p>5,33</text:p>
          </table:table-cell>
          <table:table-cell table:style-name="ce4" office:value-type="string" calcext:value-type="string">
            <text:p>11:35</text:p>
          </table:table-cell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64.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20" calcext:value-type="float">
            <text:p>2120</text:p>
          </table:table-cell>
          <table:table-cell table:style-name="ce5" office:value-type="float" office:value="19" calcext:value-type="float">
            <text:p>19</text:p>
          </table:table-cell>
          <table:table-cell table:style-name="ce7"/>
        </table:table-row>
        <table:table-row table:style-name="ro4"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.14" calcext:value-type="float">
            <text:p>5,14</text:p>
          </table:table-cell>
          <table:table-cell table:style-name="ce4" office:value-type="string" calcext:value-type="string">
            <text:p>12:37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61.7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60" calcext:value-type="float">
            <text:p>2360</text:p>
          </table:table-cell>
          <table:table-cell table:style-name="ce6" office:value-type="string" calcext:value-type="string">
            <text:p>21+</text:p>
          </table:table-cell>
          <table:table-cell table:style-name="ce7"/>
        </table:table-row>
        <table:table-row table:style-name="ro4">
          <table:table-cell table:number-columns-repeated="2" table:style-name="ce2" office:value-type="float" office:value="13" calcext:value-type="float">
            <text:p>13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4.97" calcext:value-type="float">
            <text:p>4,97</text:p>
          </table:table-cell>
          <table:table-cell table:style-name="ce4" office:value-type="string" calcext:value-type="string">
            <text:p>13:42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64.55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20" calcext:value-type="float">
            <text:p>2620</text:p>
          </table:table-cell>
          <table:table-cell table:style-name="ce7" table:number-columns-repeated="2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4.8" calcext:value-type="float">
            <text:p>4,8</text:p>
          </table:table-cell>
          <table:table-cell table:style-name="ce4" office:value-type="string" calcext:value-type="string">
            <text:p>14:44</text:p>
          </table:table-cell>
          <table:table-cell table:style-name="ce2" office:value-type="string" calcext:value-type="string">
            <text:p>15.0</text:p>
          </table:table-cell>
          <table:table-cell table:style-name="ce2" office:value-type="string" calcext:value-type="string">
            <text:p>62.40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880" calcext:value-type="float">
            <text:p>2880</text:p>
          </table:table-cell>
          <table:table-cell table:number-columns-repeated="2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4.65" calcext:value-type="float">
            <text:p>4,65</text:p>
          </table:table-cell>
          <table:table-cell table:style-name="ce4" office:value-type="string" calcext:value-type="string">
            <text:p>15:44</text:p>
          </table:table-cell>
          <table:table-cell table:style-name="ce2" office:value-type="string" calcext:value-type="string">
            <text:p>15.5</text:p>
          </table:table-cell>
          <table:table-cell table:style-name="ce2" office:value-type="string" calcext:value-type="string">
            <text:p>60.3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140" calcext:value-type="float">
            <text:p>3140</text:p>
          </table:table-cell>
          <table:table-cell table:number-columns-repeated="2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.5" calcext:value-type="float">
            <text:p>4,5</text:p>
          </table:table-cell>
          <table:table-cell table:style-name="ce4" office:value-type="string" calcext:value-type="string">
            <text:p>16:47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63.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420" calcext:value-type="float">
            <text:p>3420</text:p>
          </table:table-cell>
          <table:table-cell table:number-columns-repeated="2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4.36" calcext:value-type="float">
            <text:p>4,36</text:p>
          </table:table-cell>
          <table:table-cell table:style-name="ce4" office:value-type="string" calcext:value-type="string">
            <text:p>17:48</text:p>
          </table:table-cell>
          <table:table-cell table:style-name="ce2" office:value-type="string" calcext:value-type="string">
            <text:p>16.5</text:p>
          </table:table-cell>
          <table:table-cell table:style-name="ce2" office:value-type="string" calcext:value-type="string">
            <text:p>61.0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700" calcext:value-type="float">
            <text:p>3700</text:p>
          </table:table-cell>
          <table:table-cell table:number-columns-repeated="2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4.24" calcext:value-type="float">
            <text:p>4,24</text:p>
          </table:table-cell>
          <table:table-cell table:style-name="ce4" office:value-type="string" calcext:value-type="string">
            <text:p>18:52</text:p>
          </table:table-cell>
          <table:table-cell table:style-name="ce2" office:value-type="string" calcext:value-type="string">
            <text:p>17.0</text:p>
          </table:table-cell>
          <table:table-cell table:style-name="ce2" office:value-type="string" calcext:value-type="string">
            <text:p>63.5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00" calcext:value-type="float">
            <text:p>4000</text:p>
          </table:table-cell>
          <table:table-cell table:number-columns-repeated="2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.11" calcext:value-type="float">
            <text:p>4,11</text:p>
          </table:table-cell>
          <table:table-cell table:style-name="ce4" office:value-type="string" calcext:value-type="string">
            <text:p>19:54</text:p>
          </table:table-cell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61.71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300" calcext:value-type="float">
            <text:p>4300</text:p>
          </table:table-cell>
          <table:table-cell table:number-columns-repeated="2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20:54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60.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600" calcext:value-type="float">
            <text:p>4600</text:p>
          </table:table-cell>
          <table:table-cell table:number-columns-repeated="2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.89" calcext:value-type="float">
            <text:p>3,89</text:p>
          </table:table-cell>
          <table:table-cell table:style-name="ce4" office:value-type="string" calcext:value-type="string">
            <text:p>21:56</text:p>
          </table:table-cell>
          <table:table-cell table:style-name="ce2" office:value-type="string" calcext:value-type="string">
            <text:p>18.5</text:p>
          </table:table-cell>
          <table:table-cell table:style-name="ce2" office:value-type="string" calcext:value-type="string">
            <text:p>62.27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920" calcext:value-type="float">
            <text:p>4920</text:p>
          </table:table-cell>
          <table:table-cell table:number-columns-repeated="2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5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5P0"/>
    </number:currency-style>
    <number:time-style style:name="N106">
      <number:seconds number:style="long" number:decimal-places="2"/>
    </number:time-style>
    <number:time-style style:name="N107" number:truncate-on-overflow="false">
      <number:seconds number:style="long" number:decimal-places="2"/>
      <number:text>,,</number:text>
    </number:time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-00-0000</text:date>, <text:time style:data-style-name="N2" text:time-value="0000-00-00T00:00:02.1136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jk </meta:initial-creator>
    <meta:creation-date>2015-03-01T17:24:02.904930465</meta:creation-date>
    <dc:date>2015-03-03T13:53:18.642332045</dc:date>
    <dc:creator>Dijk </dc:creator>
    <meta:editing-duration>PT30M16S</meta:editing-duration>
    <meta:editing-cycles>2</meta:editing-cycles>
    <meta:generator>LibreOffice/4.1.3.2$Linux_X86_64 LibreOffice_project/410m0$Build-2</meta:generator>
    <meta:document-statistic meta:table-count="2" meta:cell-count="1725" meta:object-count="0"/>
  </office:meta>
</office:document-meta>
</file>